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ACOL-0" style:family="table-column">
      <style:table-column-properties fo:break-before="auto" style:column-width="16.93mm"/>
    </style:style>
    <style:style style:name="ACOL-12" style:family="table-column">
      <style:table-column-properties fo:break-before="auto" style:column-width="30.16mm"/>
    </style:style>
    <style:style style:name="co3" style:family="table-column">
      <style:table-column-properties fo:break-before="auto" style:column-width="29.56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1.91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0.32mm"/>
    </style:style>
    <style:style style:name="co8" style:family="table-column">
      <style:table-column-properties fo:break-before="auto" style:column-width="13.23mm"/>
    </style:style>
    <style:style style:name="co9" style:family="table-column">
      <style:table-column-properties fo:break-before="auto" style:column-width="37.04mm"/>
    </style:style>
    <style:style style:name="co10" style:family="table-column">
      <style:table-column-properties fo:break-before="auto" style:column-width="34.93mm"/>
    </style:style>
    <style:style style:name="co11" style:family="table-column">
      <style:table-column-properties fo:break-before="auto" style:column-width="31.75mm"/>
    </style:style>
    <style:style style:name="co12" style:family="table-column">
      <style:table-column-properties fo:break-before="auto" style:column-width="22.58mm"/>
    </style:style>
    <style:style style:name="AROW-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-1" style:family="table" style:master-page-name="Feuille2">
      <style:table-properties table:display="true" style:writing-mode="lr-tb"/>
    </style:style>
    <style:style style:name="ta-2" style:family="table" style:master-page-name="Feuille3">
      <style:table-properties table:display="true" style:writing-mode="lr-tb"/>
    </style:style>
    <style:style style:name="ta3" style:family="table" style:master-page-name="Feuille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ACE-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8" style:family="table-cell" style:parent-style-name="Default" style:data-style-name="N1">
      <style:table-cell-properties style:glyph-orientation-vertical="auto" fo:background-color="#96969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paragraph-properties fo:margin-left="0mm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 style:data-style-name="N1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">
      <style:table-cell-properties style:glyph-orientation-vertical="auto" fo:background-color="#96969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mm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696969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69696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mm"/>
      <style:text-properties fo:color="#696969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">
      <style:table-cell-properties style:glyph-orientation-vertical="auto" fo:background-color="#96969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style:vertical-align="bottom"/>
      <style:paragraph-properties fo:margin-left="0mm"/>
      <style:text-properties fo:color="#696969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69696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696969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696969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3" style:family="table-cell" style:parent-style-name="Default" style:data-style-name="N1">
      <style:table-cell-properties style:glyph-orientation-vertical="auto" fo:background-color="#96969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paragraph-properties fo:margin-left="0mm"/>
      <style:text-properties fo:color="#696969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696969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696969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fo:wrap-option="no-wrap" fo:border="none" style:rotation-angle="0" style:rotation-align="none" style:shrink-to-fit="false" style:vertical-align="bottom"/>
      <style:paragraph-properties fo:margin-left="0mm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fo:background-color="#96969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mm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none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2"/>
        <table:table-column table:style-name="co4" table:number-columns-repeated="2" table:default-cell-style-name="ce3"/>
        <table:table-column table:style-name="co9" table:default-cell-style-name="ce15"/>
        <table:table-column table:style-name="co8" table:default-cell-style-name="ce18"/>
        <table:table-column table:style-name="co4" table:number-columns-repeated="2" table:default-cell-style-name="ce21"/>
        <table:table-column table:style-name="co9" table:default-cell-style-name="ce25"/>
        <table:table-column table:style-name="co8" table:default-cell-style-name="ce5"/>
        <table:table-column table:style-name="co8" table:default-cell-style-name="ce3"/>
        <table:table-column table:style-name="co4" table:number-columns-repeated="2" table:default-cell-style-name="ce3"/>
        <table:table-column table:style-name="co9" table:default-cell-style-name="ce15"/>
        <table:table-column table:style-name="co10" table:default-cell-style-name="ce15"/>
        <table:table-column table:style-name="ACOL-0" table:number-columns-repeated="2" table:default-cell-style-name="ce5"/>
        <table:table-column table:style-name="ACOL-0" table:default-cell-style-name="ce3"/>
        <table:table-column table:style-name="co11" table:default-cell-style-name="ce3"/>
        <table:table-column table:style-name="ACOL-0" table:number-columns-repeated="229" table:default-cell-style-name="ce3"/>
        <table:table-row table:style-name="ro2">
          <table:table-cell/>
          <table:table-cell table:style-name="ce6" office:value-type="string" calcext:value-type="string">
            <text:p>em</text:p>
          </table:table-cell>
          <table:table-cell table:style-name="ce6" office:value-type="string" calcext:value-type="string">
            <text:p>px</text:p>
          </table:table-cell>
          <table:table-cell/>
          <table:table-cell table:style-name="ce8" office:value-type="string" calcext:value-type="string">
            <text:p>Columns</text:p>
          </table:table-cell>
          <table:table-cell table:style-name="ce10" table:number-columns-repeated="2"/>
          <table:table-cell table:style-name="ce13"/>
          <table:table-cell table:style-name="ce8"/>
          <table:table-cell table:style-name="ce8" office:value-type="string" calcext:value-type="string">
            <text:p>Columns + Gutters</text:p>
          </table:table-cell>
          <table:table-cell table:style-name="ce19"/>
          <table:table-cell table:style-name="ce22"/>
          <table:table-cell table:style-name="ce23"/>
          <table:table-cell/>
          <table:table-cell table:style-name="ce26" office:value-type="string" calcext:value-type="string">
            <text:p>Rows</text:p>
          </table:table-cell>
          <table:table-cell table:style-name="ce27" table:number-columns-repeated="2"/>
          <table:table-cell table:style-name="ce26" table:number-columns-repeated="2"/>
          <table:table-cell/>
          <table:table-cell table:style-name="ce26" office:value-type="string" calcext:value-type="string">
            <text:p>Font sizes</text:p>
          </table:table-cell>
          <table:table-cell table:style-name="ce27" table:number-columns-repeated="2"/>
          <table:table-cell table:number-columns-repeated="229"/>
        </table:table-row>
        <table:table-row table:style-name="ro3">
          <table:table-cell table:style-name="ce4" office:value-type="string" calcext:value-type="string">
            <text:p>Ratios /px /em</text:p>
          </table:table-cell>
          <table:table-cell table:formula="of:=1/[.C$2]" office:value-type="float" office:value="0.0625" calcext:value-type="float">
            <text:p>0,062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6" office:value-type="string" calcext:value-type="string">
            <text:p>Num</text:p>
          </table:table-cell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em</text:p>
          </table:table-cell>
          <table:table-cell table:number-columns-repeated="2" table:style-name="ce6" office:value-type="string" calcext:value-type="string">
            <text:p>px</text:p>
          </table:table-cell>
          <table:table-cell table:style-name="ce16" office:value-type="string" calcext:value-type="string">
            <text:p>label</text:p>
          </table:table-cell>
          <table:table-cell table:style-name="ce16" office:value-type="string" calcext:value-type="string">
            <text:p>em</text:p>
          </table:table-cell>
          <table:table-cell table:number-columns-repeated="2" table:style-name="ce16" office:value-type="string" calcext:value-type="string">
            <text:p>px</text:p>
          </table:table-cell>
          <table:table-cell table:style-name="ce11"/>
          <table:table-cell table:style-name="ce6" office:value-type="string" calcext:value-type="string">
            <text:p>Label</text:p>
          </table:table-cell>
          <table:table-cell table:style-name="ce6" office:value-type="string" calcext:value-type="string">
            <text:p>em</text:p>
          </table:table-cell>
          <table:table-cell table:number-columns-repeated="2" table:style-name="ce6" office:value-type="string" calcext:value-type="string">
            <text:p>px</text:p>
          </table:table-cell>
          <table:table-cell table:style-name="ce6" office:value-type="string" calcext:value-type="string">
            <text:p>em</text:p>
          </table:table-cell>
          <table:table-cell table:number-columns-repeated="2"/>
          <table:table-cell table:style-name="ce5"/>
          <table:table-cell table:style-name="ce6" office:value-type="string" calcext:value-type="string">
            <text:p>Fonts</text:p>
          </table:table-cell>
          <table:table-cell table:number-columns-repeated="229"/>
        </table:table-row>
        <table:table-row table:style-name="ro2">
          <table:table-cell table:style-name="ce4" office:value-type="string" calcext:value-type="string">
            <text:p>Column</text:p>
          </table:table-cell>
          <table:table-cell table:formula="of:=[.C3]/[.$C$2]" office:value-type="float" office:value="3.75" calcext:value-type="float">
            <text:p>3,75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5"/>
          <table:table-cell table:style-name="ce11"/>
          <table:table-cell table:style-name="ce5" table:number-columns-repeated="2"/>
          <table:table-cell table:style-name="ce14"/>
          <table:table-cell table:style-name="ce17"/>
          <table:table-cell table:style-name="ce20" table:number-columns-repeated="2"/>
          <table:table-cell table:style-name="ce24"/>
          <table:table-cell table:number-columns-repeated="8"/>
          <table:table-cell table:style-name="ce5"/>
          <table:table-cell table:style-name="ce15"/>
          <table:table-cell table:number-columns-repeated="229"/>
        </table:table-row>
        <table:table-row table:style-name="ro2">
          <table:table-cell table:style-name="ce4" office:value-type="string" calcext:value-type="string">
            <text:p>Gutter</text:p>
          </table:table-cell>
          <table:table-cell table:formula="of:=[.C4]/[.$C$2]" office:value-type="float" office:value="1.25" calcext:value-type="float">
            <text:p>1,25</text:p>
          </table:table-cell>
          <table:table-cell table:style-name="ce7" office:value-type="float" office:value="20" calcext:value-type="float">
            <text:p>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number-columns-repeated="5"/>
          <table:table-cell table:formula="of:=[.B$4]" office:value-type="float" office:value="1.25" calcext:value-type="float">
            <text:p>1,25</text:p>
          </table:table-cell>
          <table:table-cell table:formula="of:=[.C$4]" office:value-type="float" office:value="20" calcext:value-type="float">
            <text:p>20</text:p>
          </table:table-cell>
          <table:table-cell table:formula="of:=&quot;$g: &quot;&amp;[.L4]&amp;&quot;px;&quot;" office:value-type="string" office:string-value="$g: 20px;" calcext:value-type="string">
            <text:p>$g: 20px;</text:p>
          </table:table-cell>
          <table:table-cell/>
          <table:table-cell table:style-name="ce9"/>
          <table:table-cell table:number-columns-repeated="3"/>
          <table:table-cell table:style-name="ce28"/>
          <table:table-cell/>
          <table:table-cell office:value-type="float" office:value="1" calcext:value-type="float">
            <text:p>1</text:p>
          </table:table-cell>
          <table:table-cell table:style-name="ce5" table:formula="of:=[.U4]/16" office:value-type="float" office:value="0.0625" calcext:value-type="float">
            <text:p>0,0625</text:p>
          </table:table-cell>
          <table:table-cell table:style-name="ce28"/>
          <table:table-cell table:number-columns-repeated="229"/>
        </table:table-row>
        <table:table-row table:style-name="ro3">
          <table:table-cell table:style-name="ce4" office:value-type="string" calcext:value-type="string">
            <text:p>Row</text:p>
          </table:table-cell>
          <table:table-cell table:formula="of:=[.C5]/[.$C$2]" office:value-type="float" office:value="1" calcext:value-type="float">
            <text:p>1</text:p>
          </table:table-cell>
          <table:table-cell table:style-name="ce7" office:value-type="float" office:value="16" calcext:value-type="float">
            <text:p>16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formula="of:=&quot;c&quot;&amp;[.E5]" office:value-type="string" office:string-value="c1" calcext:value-type="string">
            <text:p>c1</text:p>
          </table:table-cell>
          <table:table-cell table:formula="of:=[.E5]*[.B$3]+([.E5]-1)*[.B$4]" office:value-type="float" office:value="3.75" calcext:value-type="float">
            <text:p>3,75</text:p>
          </table:table-cell>
          <table:table-cell table:formula="of:=[.G5]*[.$C$2]" office:value-type="float" office:value="60" calcext:value-type="float">
            <text:p>60</text:p>
          </table:table-cell>
          <table:table-cell table:formula="of:=&quot;$&quot;&amp;[.F5]&amp;&quot;: &quot;&amp;[.H5]&amp;&quot;px;&quot;" office:value-type="string" office:string-value="$c1: 60px;" calcext:value-type="string">
            <text:p>$c1: 60px;</text:p>
          </table:table-cell>
          <table:table-cell table:formula="of:=&quot;c&quot;&amp;[.E5]&amp;&quot;g&quot;" office:value-type="string" office:string-value="c1g" calcext:value-type="string">
            <text:p>c1g</text:p>
          </table:table-cell>
          <table:table-cell table:formula="of:=[.E5]*([.B$3]+[.B$4])" office:value-type="float" office:value="5" calcext:value-type="float">
            <text:p>5</text:p>
          </table:table-cell>
          <table:table-cell table:formula="of:=[.K5]*[.$C$2]" office:value-type="float" office:value="80" calcext:value-type="float">
            <text:p>80</text:p>
          </table:table-cell>
          <table:table-cell table:formula="of:=&quot;$&quot;&amp;[.J5]&amp;&quot;: &quot;&amp;[.L5]&amp;&quot;px;&quot;" office:value-type="string" office:string-value="$c1g: 80px;" calcext:value-type="string">
            <text:p>$c1g: 80px;</text:p>
          </table:table-cell>
          <table:table-cell/>
          <table:table-cell table:style-name="ce9" office:value-type="string" calcext:value-type="string">
            <text:p>r1</text:p>
          </table:table-cell>
          <table:table-cell table:formula="of:=[.B$5]" office:value-type="float" office:value="1" calcext:value-type="float">
            <text:p>1</text:p>
          </table:table-cell>
          <table:table-cell table:formula="of:=[.P5]*[.$C$2]" office:value-type="float" office:value="16" calcext:value-type="float">
            <text:p>16</text:p>
          </table:table-cell>
          <table:table-cell table:formula="of:=&quot;$&quot;&amp;[.O5]&amp;&quot;: &quot;&amp;[.Q5]&amp;&quot;px;&quot;" office:value-type="string" office:string-value="$r1: 16px;" calcext:value-type="string">
            <text:p>$r1: 16px;</text:p>
          </table:table-cell>
          <table:table-cell table:style-name="ce28" table:formula="of:=&quot;$&quot;&amp;[.O5]&amp;&quot;: &quot;&amp;[.P5]&amp;&quot;em;&quot;" office:value-type="string" office:string-value="$r1: 1em;" calcext:value-type="string">
            <text:p>$r1: 1em;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table:formula="of:=[.U5]/16" office:value-type="float" office:value="0.125" calcext:value-type="float">
            <text:p>0,125</text:p>
          </table:table-cell>
          <table:table-cell table:style-name="ce28"/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2" calcext:value-type="float">
            <text:p>2</text:p>
          </table:table-cell>
          <table:table-cell table:formula="of:=&quot;c&quot;&amp;[.E6]" office:value-type="string" office:string-value="c2" calcext:value-type="string">
            <text:p>c2</text:p>
          </table:table-cell>
          <table:table-cell table:formula="of:=[.E6]*[.B$3]+([.E6]-1)*[.B$4]" office:value-type="float" office:value="8.75" calcext:value-type="float">
            <text:p>8,75</text:p>
          </table:table-cell>
          <table:table-cell table:formula="of:=[.G6]*[.$C$2]" office:value-type="float" office:value="140" calcext:value-type="float">
            <text:p>140</text:p>
          </table:table-cell>
          <table:table-cell table:formula="of:=&quot;$&quot;&amp;[.F6]&amp;&quot;: &quot;&amp;[.H6]&amp;&quot;px;&quot;" office:value-type="string" office:string-value="$c2: 140px;" calcext:value-type="string">
            <text:p>$c2: 140px;</text:p>
          </table:table-cell>
          <table:table-cell table:formula="of:=&quot;c&quot;&amp;[.E6]&amp;&quot;g&quot;" office:value-type="string" office:string-value="c2g" calcext:value-type="string">
            <text:p>c2g</text:p>
          </table:table-cell>
          <table:table-cell table:formula="of:=[.E6]*([.B$3]+[.B$4])" office:value-type="float" office:value="10" calcext:value-type="float">
            <text:p>10</text:p>
          </table:table-cell>
          <table:table-cell table:formula="of:=[.K6]*[.$C$2]" office:value-type="float" office:value="160" calcext:value-type="float">
            <text:p>160</text:p>
          </table:table-cell>
          <table:table-cell table:formula="of:=&quot;$&quot;&amp;[.J6]&amp;&quot;: &quot;&amp;[.L6]&amp;&quot;px;&quot;" office:value-type="string" office:string-value="$c2g: 160px;" calcext:value-type="string">
            <text:p>$c2g: 160px;</text:p>
          </table:table-cell>
          <table:table-cell/>
          <table:table-cell table:style-name="ce9" office:value-type="string" calcext:value-type="string">
            <text:p>r2</text:p>
          </table:table-cell>
          <table:table-cell table:formula="of:=[.P5]+[.B$5]" office:value-type="float" office:value="2" calcext:value-type="float">
            <text:p>2</text:p>
          </table:table-cell>
          <table:table-cell table:formula="of:=[.P6]*[.$C$2]" office:value-type="float" office:value="32" calcext:value-type="float">
            <text:p>32</text:p>
          </table:table-cell>
          <table:table-cell table:formula="of:=&quot;$&quot;&amp;[.O6]&amp;&quot;: &quot;&amp;[.Q6]&amp;&quot;px;&quot;" office:value-type="string" office:string-value="$r2: 32px;" calcext:value-type="string">
            <text:p>$r2: 32px;</text:p>
          </table:table-cell>
          <table:table-cell table:style-name="ce28" table:formula="of:=&quot;$&quot;&amp;[.O6]&amp;&quot;: &quot;&amp;[.P6]&amp;&quot;em;&quot;" office:value-type="string" office:string-value="$r2: 2em;" calcext:value-type="string">
            <text:p>$r2: 2em;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table:formula="of:=[.U6]/16" office:value-type="float" office:value="0.1875" calcext:value-type="float">
            <text:p>0,1875</text:p>
          </table:table-cell>
          <table:table-cell table:style-name="ce28"/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3" calcext:value-type="float">
            <text:p>3</text:p>
          </table:table-cell>
          <table:table-cell table:formula="of:=&quot;c&quot;&amp;[.E7]" office:value-type="string" office:string-value="c3" calcext:value-type="string">
            <text:p>c3</text:p>
          </table:table-cell>
          <table:table-cell table:formula="of:=[.E7]*[.B$3]+([.E7]-1)*[.B$4]" office:value-type="float" office:value="13.75" calcext:value-type="float">
            <text:p>13,75</text:p>
          </table:table-cell>
          <table:table-cell table:formula="of:=[.G7]*[.$C$2]" office:value-type="float" office:value="220" calcext:value-type="float">
            <text:p>220</text:p>
          </table:table-cell>
          <table:table-cell table:formula="of:=&quot;$&quot;&amp;[.F7]&amp;&quot;: &quot;&amp;[.H7]&amp;&quot;px;&quot;" office:value-type="string" office:string-value="$c3: 220px;" calcext:value-type="string">
            <text:p>$c3: 220px;</text:p>
          </table:table-cell>
          <table:table-cell table:formula="of:=&quot;c&quot;&amp;[.E7]&amp;&quot;g&quot;" office:value-type="string" office:string-value="c3g" calcext:value-type="string">
            <text:p>c3g</text:p>
          </table:table-cell>
          <table:table-cell table:formula="of:=[.E7]*([.B$3]+[.B$4])" office:value-type="float" office:value="15" calcext:value-type="float">
            <text:p>15</text:p>
          </table:table-cell>
          <table:table-cell table:formula="of:=[.K7]*[.$C$2]" office:value-type="float" office:value="240" calcext:value-type="float">
            <text:p>240</text:p>
          </table:table-cell>
          <table:table-cell table:formula="of:=&quot;$&quot;&amp;[.J7]&amp;&quot;: &quot;&amp;[.L7]&amp;&quot;px;&quot;" office:value-type="string" office:string-value="$c3g: 240px;" calcext:value-type="string">
            <text:p>$c3g: 240px;</text:p>
          </table:table-cell>
          <table:table-cell/>
          <table:table-cell table:style-name="ce9" office:value-type="string" calcext:value-type="string">
            <text:p>r3</text:p>
          </table:table-cell>
          <table:table-cell table:formula="of:=[.P6]+[.B$5]" office:value-type="float" office:value="3" calcext:value-type="float">
            <text:p>3</text:p>
          </table:table-cell>
          <table:table-cell table:formula="of:=[.P7]*[.$C$2]" office:value-type="float" office:value="48" calcext:value-type="float">
            <text:p>48</text:p>
          </table:table-cell>
          <table:table-cell table:formula="of:=&quot;$&quot;&amp;[.O7]&amp;&quot;: &quot;&amp;[.Q7]&amp;&quot;px;&quot;" office:value-type="string" office:string-value="$r3: 48px;" calcext:value-type="string">
            <text:p>$r3: 48px;</text:p>
          </table:table-cell>
          <table:table-cell table:style-name="ce28" table:formula="of:=&quot;$&quot;&amp;[.O7]&amp;&quot;: &quot;&amp;[.P7]&amp;&quot;em;&quot;" office:value-type="string" office:string-value="$r3: 3em;" calcext:value-type="string">
            <text:p>$r3: 3em;</text:p>
          </table:table-cell>
          <table:table-cell/>
          <table:table-cell office:value-type="float" office:value="4" calcext:value-type="float">
            <text:p>4</text:p>
          </table:table-cell>
          <table:table-cell table:style-name="ce5" table:formula="of:=[.U7]/16" office:value-type="float" office:value="0.25" calcext:value-type="float">
            <text:p>0,25</text:p>
          </table:table-cell>
          <table:table-cell table:style-name="ce28"/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4" calcext:value-type="float">
            <text:p>4</text:p>
          </table:table-cell>
          <table:table-cell table:formula="of:=&quot;c&quot;&amp;[.E8]" office:value-type="string" office:string-value="c4" calcext:value-type="string">
            <text:p>c4</text:p>
          </table:table-cell>
          <table:table-cell table:formula="of:=[.E8]*[.B$3]+([.E8]-1)*[.B$4]" office:value-type="float" office:value="18.75" calcext:value-type="float">
            <text:p>18,75</text:p>
          </table:table-cell>
          <table:table-cell table:formula="of:=[.G8]*[.$C$2]" office:value-type="float" office:value="300" calcext:value-type="float">
            <text:p>300</text:p>
          </table:table-cell>
          <table:table-cell table:formula="of:=&quot;$&quot;&amp;[.F8]&amp;&quot;: &quot;&amp;[.H8]&amp;&quot;px;&quot;" office:value-type="string" office:string-value="$c4: 300px;" calcext:value-type="string">
            <text:p>$c4: 300px;</text:p>
          </table:table-cell>
          <table:table-cell table:formula="of:=&quot;c&quot;&amp;[.E8]&amp;&quot;g&quot;" office:value-type="string" office:string-value="c4g" calcext:value-type="string">
            <text:p>c4g</text:p>
          </table:table-cell>
          <table:table-cell table:formula="of:=[.E8]*([.B$3]+[.B$4])" office:value-type="float" office:value="20" calcext:value-type="float">
            <text:p>20</text:p>
          </table:table-cell>
          <table:table-cell table:formula="of:=[.K8]*[.$C$2]" office:value-type="float" office:value="320" calcext:value-type="float">
            <text:p>320</text:p>
          </table:table-cell>
          <table:table-cell table:formula="of:=&quot;$&quot;&amp;[.J8]&amp;&quot;: &quot;&amp;[.L8]&amp;&quot;px;&quot;" office:value-type="string" office:string-value="$c4g: 320px;" calcext:value-type="string">
            <text:p>$c4g: 320px;</text:p>
          </table:table-cell>
          <table:table-cell/>
          <table:table-cell table:style-name="ce9" office:value-type="string" calcext:value-type="string">
            <text:p>r4</text:p>
          </table:table-cell>
          <table:table-cell table:formula="of:=[.P7]+[.B$5]" office:value-type="float" office:value="4" calcext:value-type="float">
            <text:p>4</text:p>
          </table:table-cell>
          <table:table-cell table:formula="of:=[.P8]*[.$C$2]" office:value-type="float" office:value="64" calcext:value-type="float">
            <text:p>64</text:p>
          </table:table-cell>
          <table:table-cell table:formula="of:=&quot;$&quot;&amp;[.O8]&amp;&quot;: &quot;&amp;[.Q8]&amp;&quot;px;&quot;" office:value-type="string" office:string-value="$r4: 64px;" calcext:value-type="string">
            <text:p>$r4: 64px;</text:p>
          </table:table-cell>
          <table:table-cell table:style-name="ce28" table:formula="of:=&quot;$&quot;&amp;[.O8]&amp;&quot;: &quot;&amp;[.P8]&amp;&quot;em;&quot;" office:value-type="string" office:string-value="$r4: 4em;" calcext:value-type="string">
            <text:p>$r4: 4em;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 table:formula="of:=[.U8]/16" office:value-type="float" office:value="0.3125" calcext:value-type="float">
            <text:p>0,3125</text:p>
          </table:table-cell>
          <table:table-cell table:style-name="ce28"/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5" calcext:value-type="float">
            <text:p>5</text:p>
          </table:table-cell>
          <table:table-cell table:formula="of:=&quot;c&quot;&amp;[.E9]" office:value-type="string" office:string-value="c5" calcext:value-type="string">
            <text:p>c5</text:p>
          </table:table-cell>
          <table:table-cell table:formula="of:=[.E9]*[.B$3]+([.E9]-1)*[.B$4]" office:value-type="float" office:value="23.75" calcext:value-type="float">
            <text:p>23,75</text:p>
          </table:table-cell>
          <table:table-cell table:formula="of:=[.G9]*[.$C$2]" office:value-type="float" office:value="380" calcext:value-type="float">
            <text:p>380</text:p>
          </table:table-cell>
          <table:table-cell table:formula="of:=&quot;$&quot;&amp;[.F9]&amp;&quot;: &quot;&amp;[.H9]&amp;&quot;px;&quot;" office:value-type="string" office:string-value="$c5: 380px;" calcext:value-type="string">
            <text:p>$c5: 380px;</text:p>
          </table:table-cell>
          <table:table-cell table:formula="of:=&quot;c&quot;&amp;[.E9]&amp;&quot;g&quot;" office:value-type="string" office:string-value="c5g" calcext:value-type="string">
            <text:p>c5g</text:p>
          </table:table-cell>
          <table:table-cell table:formula="of:=[.E9]*([.B$3]+[.B$4])" office:value-type="float" office:value="25" calcext:value-type="float">
            <text:p>25</text:p>
          </table:table-cell>
          <table:table-cell table:formula="of:=[.K9]*[.$C$2]" office:value-type="float" office:value="400" calcext:value-type="float">
            <text:p>400</text:p>
          </table:table-cell>
          <table:table-cell table:formula="of:=&quot;$&quot;&amp;[.J9]&amp;&quot;: &quot;&amp;[.L9]&amp;&quot;px;&quot;" office:value-type="string" office:string-value="$c5g: 400px;" calcext:value-type="string">
            <text:p>$c5g: 400px;</text:p>
          </table:table-cell>
          <table:table-cell/>
          <table:table-cell table:style-name="ce9" office:value-type="string" calcext:value-type="string">
            <text:p>r5</text:p>
          </table:table-cell>
          <table:table-cell table:formula="of:=[.P8]+[.B$5]" office:value-type="float" office:value="5" calcext:value-type="float">
            <text:p>5</text:p>
          </table:table-cell>
          <table:table-cell table:formula="of:=[.P9]*[.$C$2]" office:value-type="float" office:value="80" calcext:value-type="float">
            <text:p>80</text:p>
          </table:table-cell>
          <table:table-cell table:formula="of:=&quot;$&quot;&amp;[.O9]&amp;&quot;: &quot;&amp;[.Q9]&amp;&quot;px;&quot;" office:value-type="string" office:string-value="$r5: 80px;" calcext:value-type="string">
            <text:p>$r5: 80px;</text:p>
          </table:table-cell>
          <table:table-cell table:style-name="ce28" table:formula="of:=&quot;$&quot;&amp;[.O9]&amp;&quot;: &quot;&amp;[.P9]&amp;&quot;em;&quot;" office:value-type="string" office:string-value="$r5: 5em;" calcext:value-type="string">
            <text:p>$r5: 5em;</text:p>
          </table:table-cell>
          <table:table-cell/>
          <table:table-cell office:value-type="float" office:value="6" calcext:value-type="float">
            <text:p>6</text:p>
          </table:table-cell>
          <table:table-cell table:style-name="ce5" table:formula="of:=[.U9]/16" office:value-type="float" office:value="0.375" calcext:value-type="float">
            <text:p>0,375</text:p>
          </table:table-cell>
          <table:table-cell table:style-name="ce28" table:formula="of:=&quot;$f&quot;&amp;[.U9]&amp;&quot;: &quot;&amp;[.V9]&amp;&quot;rem;&quot;" office:value-type="string" office:string-value="$f6: 0,375rem;" calcext:value-type="string">
            <text:p>$f6: 0,37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6" calcext:value-type="float">
            <text:p>6</text:p>
          </table:table-cell>
          <table:table-cell table:formula="of:=&quot;c&quot;&amp;[.E10]" office:value-type="string" office:string-value="c6" calcext:value-type="string">
            <text:p>c6</text:p>
          </table:table-cell>
          <table:table-cell table:formula="of:=[.E10]*[.B$3]+([.E10]-1)*[.B$4]" office:value-type="float" office:value="28.75" calcext:value-type="float">
            <text:p>28,75</text:p>
          </table:table-cell>
          <table:table-cell table:formula="of:=[.G10]*[.$C$2]" office:value-type="float" office:value="460" calcext:value-type="float">
            <text:p>460</text:p>
          </table:table-cell>
          <table:table-cell table:formula="of:=&quot;$&quot;&amp;[.F10]&amp;&quot;: &quot;&amp;[.H10]&amp;&quot;px;&quot;" office:value-type="string" office:string-value="$c6: 460px;" calcext:value-type="string">
            <text:p>$c6: 460px;</text:p>
          </table:table-cell>
          <table:table-cell table:formula="of:=&quot;c&quot;&amp;[.E10]&amp;&quot;g&quot;" office:value-type="string" office:string-value="c6g" calcext:value-type="string">
            <text:p>c6g</text:p>
          </table:table-cell>
          <table:table-cell table:formula="of:=[.E10]*([.B$3]+[.B$4])" office:value-type="float" office:value="30" calcext:value-type="float">
            <text:p>30</text:p>
          </table:table-cell>
          <table:table-cell table:formula="of:=[.K10]*[.$C$2]" office:value-type="float" office:value="480" calcext:value-type="float">
            <text:p>480</text:p>
          </table:table-cell>
          <table:table-cell table:formula="of:=&quot;$&quot;&amp;[.J10]&amp;&quot;: &quot;&amp;[.L10]&amp;&quot;px;&quot;" office:value-type="string" office:string-value="$c6g: 480px;" calcext:value-type="string">
            <text:p>$c6g: 480px;</text:p>
          </table:table-cell>
          <table:table-cell/>
          <table:table-cell table:style-name="ce9" office:value-type="string" calcext:value-type="string">
            <text:p>r6</text:p>
          </table:table-cell>
          <table:table-cell table:formula="of:=[.P9]+[.B$5]" office:value-type="float" office:value="6" calcext:value-type="float">
            <text:p>6</text:p>
          </table:table-cell>
          <table:table-cell table:formula="of:=[.P10]*[.$C$2]" office:value-type="float" office:value="96" calcext:value-type="float">
            <text:p>96</text:p>
          </table:table-cell>
          <table:table-cell table:formula="of:=&quot;$&quot;&amp;[.O10]&amp;&quot;: &quot;&amp;[.Q10]&amp;&quot;px;&quot;" office:value-type="string" office:string-value="$r6: 96px;" calcext:value-type="string">
            <text:p>$r6: 96px;</text:p>
          </table:table-cell>
          <table:table-cell table:style-name="ce28" table:formula="of:=&quot;$&quot;&amp;[.O10]&amp;&quot;: &quot;&amp;[.P10]&amp;&quot;em;&quot;" office:value-type="string" office:string-value="$r6: 6em;" calcext:value-type="string">
            <text:p>$r6: 6em;</text:p>
          </table:table-cell>
          <table:table-cell/>
          <table:table-cell office:value-type="float" office:value="7" calcext:value-type="float">
            <text:p>7</text:p>
          </table:table-cell>
          <table:table-cell table:style-name="ce5" table:formula="of:=[.U10]/16" office:value-type="float" office:value="0.4375" calcext:value-type="float">
            <text:p>0,4375</text:p>
          </table:table-cell>
          <table:table-cell table:style-name="ce28" table:formula="of:=&quot;$f&quot;&amp;[.U10]&amp;&quot;: &quot;&amp;[.V10]&amp;&quot;rem;&quot;" office:value-type="string" office:string-value="$f7: 0,4375rem;" calcext:value-type="string">
            <text:p>$f7: 0,437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7" calcext:value-type="float">
            <text:p>7</text:p>
          </table:table-cell>
          <table:table-cell table:formula="of:=&quot;c&quot;&amp;[.E11]" office:value-type="string" office:string-value="c7" calcext:value-type="string">
            <text:p>c7</text:p>
          </table:table-cell>
          <table:table-cell table:formula="of:=[.E11]*[.B$3]+([.E11]-1)*[.B$4]" office:value-type="float" office:value="33.75" calcext:value-type="float">
            <text:p>33,75</text:p>
          </table:table-cell>
          <table:table-cell table:formula="of:=[.G11]*[.$C$2]" office:value-type="float" office:value="540" calcext:value-type="float">
            <text:p>540</text:p>
          </table:table-cell>
          <table:table-cell table:formula="of:=&quot;$&quot;&amp;[.F11]&amp;&quot;: &quot;&amp;[.H11]&amp;&quot;px;&quot;" office:value-type="string" office:string-value="$c7: 540px;" calcext:value-type="string">
            <text:p>$c7: 540px;</text:p>
          </table:table-cell>
          <table:table-cell table:formula="of:=&quot;c&quot;&amp;[.E11]&amp;&quot;g&quot;" office:value-type="string" office:string-value="c7g" calcext:value-type="string">
            <text:p>c7g</text:p>
          </table:table-cell>
          <table:table-cell table:formula="of:=[.E11]*([.B$3]+[.B$4])" office:value-type="float" office:value="35" calcext:value-type="float">
            <text:p>35</text:p>
          </table:table-cell>
          <table:table-cell table:formula="of:=[.K11]*[.$C$2]" office:value-type="float" office:value="560" calcext:value-type="float">
            <text:p>560</text:p>
          </table:table-cell>
          <table:table-cell table:formula="of:=&quot;$&quot;&amp;[.J11]&amp;&quot;: &quot;&amp;[.L11]&amp;&quot;px;&quot;" office:value-type="string" office:string-value="$c7g: 560px;" calcext:value-type="string">
            <text:p>$c7g: 560px;</text:p>
          </table:table-cell>
          <table:table-cell/>
          <table:table-cell table:style-name="ce9" office:value-type="string" calcext:value-type="string">
            <text:p>r7</text:p>
          </table:table-cell>
          <table:table-cell table:formula="of:=[.P10]+[.B$5]" office:value-type="float" office:value="7" calcext:value-type="float">
            <text:p>7</text:p>
          </table:table-cell>
          <table:table-cell table:formula="of:=[.P11]*[.$C$2]" office:value-type="float" office:value="112" calcext:value-type="float">
            <text:p>112</text:p>
          </table:table-cell>
          <table:table-cell table:formula="of:=&quot;$&quot;&amp;[.O11]&amp;&quot;: &quot;&amp;[.Q11]&amp;&quot;px;&quot;" office:value-type="string" office:string-value="$r7: 112px;" calcext:value-type="string">
            <text:p>$r7: 112px;</text:p>
          </table:table-cell>
          <table:table-cell table:style-name="ce28" table:formula="of:=&quot;$&quot;&amp;[.O11]&amp;&quot;: &quot;&amp;[.P11]&amp;&quot;em;&quot;" office:value-type="string" office:string-value="$r7: 7em;" calcext:value-type="string">
            <text:p>$r7: 7em;</text:p>
          </table:table-cell>
          <table:table-cell/>
          <table:table-cell office:value-type="float" office:value="8" calcext:value-type="float">
            <text:p>8</text:p>
          </table:table-cell>
          <table:table-cell table:style-name="ce5" table:formula="of:=[.U11]/16" office:value-type="float" office:value="0.5" calcext:value-type="float">
            <text:p>0,5</text:p>
          </table:table-cell>
          <table:table-cell table:style-name="ce28" table:formula="of:=&quot;$f&quot;&amp;[.U11]&amp;&quot;: &quot;&amp;[.V11]&amp;&quot;rem;&quot;" office:value-type="string" office:string-value="$f8: 0,5rem;" calcext:value-type="string">
            <text:p>$f8: 0,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8" calcext:value-type="float">
            <text:p>8</text:p>
          </table:table-cell>
          <table:table-cell table:formula="of:=&quot;c&quot;&amp;[.E12]" office:value-type="string" office:string-value="c8" calcext:value-type="string">
            <text:p>c8</text:p>
          </table:table-cell>
          <table:table-cell table:formula="of:=[.E12]*[.B$3]+([.E12]-1)*[.B$4]" office:value-type="float" office:value="38.75" calcext:value-type="float">
            <text:p>38,75</text:p>
          </table:table-cell>
          <table:table-cell table:formula="of:=[.G12]*[.$C$2]" office:value-type="float" office:value="620" calcext:value-type="float">
            <text:p>620</text:p>
          </table:table-cell>
          <table:table-cell table:formula="of:=&quot;$&quot;&amp;[.F12]&amp;&quot;: &quot;&amp;[.H12]&amp;&quot;px;&quot;" office:value-type="string" office:string-value="$c8: 620px;" calcext:value-type="string">
            <text:p>$c8: 620px;</text:p>
          </table:table-cell>
          <table:table-cell table:formula="of:=&quot;c&quot;&amp;[.E12]&amp;&quot;g&quot;" office:value-type="string" office:string-value="c8g" calcext:value-type="string">
            <text:p>c8g</text:p>
          </table:table-cell>
          <table:table-cell table:formula="of:=[.E12]*([.B$3]+[.B$4])" office:value-type="float" office:value="40" calcext:value-type="float">
            <text:p>40</text:p>
          </table:table-cell>
          <table:table-cell table:formula="of:=[.K12]*[.$C$2]" office:value-type="float" office:value="640" calcext:value-type="float">
            <text:p>640</text:p>
          </table:table-cell>
          <table:table-cell table:formula="of:=&quot;$&quot;&amp;[.J12]&amp;&quot;: &quot;&amp;[.L12]&amp;&quot;px;&quot;" office:value-type="string" office:string-value="$c8g: 640px;" calcext:value-type="string">
            <text:p>$c8g: 640px;</text:p>
          </table:table-cell>
          <table:table-cell/>
          <table:table-cell table:style-name="ce9" office:value-type="string" calcext:value-type="string">
            <text:p>r8</text:p>
          </table:table-cell>
          <table:table-cell table:formula="of:=[.P11]+[.B$5]" office:value-type="float" office:value="8" calcext:value-type="float">
            <text:p>8</text:p>
          </table:table-cell>
          <table:table-cell table:formula="of:=[.P12]*[.$C$2]" office:value-type="float" office:value="128" calcext:value-type="float">
            <text:p>128</text:p>
          </table:table-cell>
          <table:table-cell table:formula="of:=&quot;$&quot;&amp;[.O12]&amp;&quot;: &quot;&amp;[.Q12]&amp;&quot;px;&quot;" office:value-type="string" office:string-value="$r8: 128px;" calcext:value-type="string">
            <text:p>$r8: 128px;</text:p>
          </table:table-cell>
          <table:table-cell table:style-name="ce28" table:formula="of:=&quot;$&quot;&amp;[.O12]&amp;&quot;: &quot;&amp;[.P12]&amp;&quot;em;&quot;" office:value-type="string" office:string-value="$r8: 8em;" calcext:value-type="string">
            <text:p>$r8: 8em;</text:p>
          </table:table-cell>
          <table:table-cell/>
          <table:table-cell office:value-type="float" office:value="9" calcext:value-type="float">
            <text:p>9</text:p>
          </table:table-cell>
          <table:table-cell table:style-name="ce5" table:formula="of:=[.U12]/16" office:value-type="float" office:value="0.5625" calcext:value-type="float">
            <text:p>0,5625</text:p>
          </table:table-cell>
          <table:table-cell table:style-name="ce28" table:formula="of:=&quot;$f&quot;&amp;[.U12]&amp;&quot;: &quot;&amp;[.V12]&amp;&quot;rem;&quot;" office:value-type="string" office:string-value="$f9: 0,5625rem;" calcext:value-type="string">
            <text:p>$f9: 0,562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9" calcext:value-type="float">
            <text:p>9</text:p>
          </table:table-cell>
          <table:table-cell table:formula="of:=&quot;c&quot;&amp;[.E13]" office:value-type="string" office:string-value="c9" calcext:value-type="string">
            <text:p>c9</text:p>
          </table:table-cell>
          <table:table-cell table:formula="of:=[.E13]*[.B$3]+([.E13]-1)*[.B$4]" office:value-type="float" office:value="43.75" calcext:value-type="float">
            <text:p>43,75</text:p>
          </table:table-cell>
          <table:table-cell table:formula="of:=[.G13]*[.$C$2]" office:value-type="float" office:value="700" calcext:value-type="float">
            <text:p>700</text:p>
          </table:table-cell>
          <table:table-cell table:formula="of:=&quot;$&quot;&amp;[.F13]&amp;&quot;: &quot;&amp;[.H13]&amp;&quot;px;&quot;" office:value-type="string" office:string-value="$c9: 700px;" calcext:value-type="string">
            <text:p>$c9: 700px;</text:p>
          </table:table-cell>
          <table:table-cell table:formula="of:=&quot;c&quot;&amp;[.E13]&amp;&quot;g&quot;" office:value-type="string" office:string-value="c9g" calcext:value-type="string">
            <text:p>c9g</text:p>
          </table:table-cell>
          <table:table-cell table:formula="of:=[.E13]*([.B$3]+[.B$4])" office:value-type="float" office:value="45" calcext:value-type="float">
            <text:p>45</text:p>
          </table:table-cell>
          <table:table-cell table:formula="of:=[.K13]*[.$C$2]" office:value-type="float" office:value="720" calcext:value-type="float">
            <text:p>720</text:p>
          </table:table-cell>
          <table:table-cell table:formula="of:=&quot;$&quot;&amp;[.J13]&amp;&quot;: &quot;&amp;[.L13]&amp;&quot;px;&quot;" office:value-type="string" office:string-value="$c9g: 720px;" calcext:value-type="string">
            <text:p>$c9g: 720px;</text:p>
          </table:table-cell>
          <table:table-cell/>
          <table:table-cell table:style-name="ce9" office:value-type="string" calcext:value-type="string">
            <text:p>r9</text:p>
          </table:table-cell>
          <table:table-cell table:formula="of:=[.P12]+[.B$5]" office:value-type="float" office:value="9" calcext:value-type="float">
            <text:p>9</text:p>
          </table:table-cell>
          <table:table-cell table:formula="of:=[.P13]*[.$C$2]" office:value-type="float" office:value="144" calcext:value-type="float">
            <text:p>144</text:p>
          </table:table-cell>
          <table:table-cell table:formula="of:=&quot;$&quot;&amp;[.O13]&amp;&quot;: &quot;&amp;[.Q13]&amp;&quot;px;&quot;" office:value-type="string" office:string-value="$r9: 144px;" calcext:value-type="string">
            <text:p>$r9: 144px;</text:p>
          </table:table-cell>
          <table:table-cell table:style-name="ce28" table:formula="of:=&quot;$&quot;&amp;[.O13]&amp;&quot;: &quot;&amp;[.P13]&amp;&quot;em;&quot;" office:value-type="string" office:string-value="$r9: 9em;" calcext:value-type="string">
            <text:p>$r9: 9em;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table:formula="of:=[.U13]/16" office:value-type="float" office:value="0.625" calcext:value-type="float">
            <text:p>0,625</text:p>
          </table:table-cell>
          <table:table-cell table:style-name="ce28" table:formula="of:=&quot;$f&quot;&amp;[.U13]&amp;&quot;: &quot;&amp;[.V13]&amp;&quot;rem;&quot;" office:value-type="string" office:string-value="$f10: 0,625rem;" calcext:value-type="string">
            <text:p>$f10: 0,62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0" calcext:value-type="float">
            <text:p>10</text:p>
          </table:table-cell>
          <table:table-cell table:formula="of:=&quot;c&quot;&amp;[.E14]" office:value-type="string" office:string-value="c10" calcext:value-type="string">
            <text:p>c10</text:p>
          </table:table-cell>
          <table:table-cell table:formula="of:=[.E14]*[.B$3]+([.E14]-1)*[.B$4]" office:value-type="float" office:value="48.75" calcext:value-type="float">
            <text:p>48,75</text:p>
          </table:table-cell>
          <table:table-cell table:formula="of:=[.G14]*[.$C$2]" office:value-type="float" office:value="780" calcext:value-type="float">
            <text:p>780</text:p>
          </table:table-cell>
          <table:table-cell table:formula="of:=&quot;$&quot;&amp;[.F14]&amp;&quot;: &quot;&amp;[.H14]&amp;&quot;px;&quot;" office:value-type="string" office:string-value="$c10: 780px;" calcext:value-type="string">
            <text:p>$c10: 780px;</text:p>
          </table:table-cell>
          <table:table-cell table:formula="of:=&quot;c&quot;&amp;[.E14]&amp;&quot;g&quot;" office:value-type="string" office:string-value="c10g" calcext:value-type="string">
            <text:p>c10g</text:p>
          </table:table-cell>
          <table:table-cell table:formula="of:=[.E14]*([.B$3]+[.B$4])" office:value-type="float" office:value="50" calcext:value-type="float">
            <text:p>50</text:p>
          </table:table-cell>
          <table:table-cell table:formula="of:=[.K14]*[.$C$2]" office:value-type="float" office:value="800" calcext:value-type="float">
            <text:p>800</text:p>
          </table:table-cell>
          <table:table-cell table:formula="of:=&quot;$&quot;&amp;[.J14]&amp;&quot;: &quot;&amp;[.L14]&amp;&quot;px;&quot;" office:value-type="string" office:string-value="$c10g: 800px;" calcext:value-type="string">
            <text:p>$c10g: 800px;</text:p>
          </table:table-cell>
          <table:table-cell/>
          <table:table-cell table:style-name="ce9" office:value-type="string" calcext:value-type="string">
            <text:p>r10</text:p>
          </table:table-cell>
          <table:table-cell table:formula="of:=[.P13]+[.B$5]" office:value-type="float" office:value="10" calcext:value-type="float">
            <text:p>10</text:p>
          </table:table-cell>
          <table:table-cell table:formula="of:=[.P14]*[.$C$2]" office:value-type="float" office:value="160" calcext:value-type="float">
            <text:p>160</text:p>
          </table:table-cell>
          <table:table-cell table:formula="of:=&quot;$&quot;&amp;[.O14]&amp;&quot;: &quot;&amp;[.Q14]&amp;&quot;px;&quot;" office:value-type="string" office:string-value="$r10: 160px;" calcext:value-type="string">
            <text:p>$r10: 160px;</text:p>
          </table:table-cell>
          <table:table-cell table:style-name="ce28" table:formula="of:=&quot;$&quot;&amp;[.O14]&amp;&quot;: &quot;&amp;[.P14]&amp;&quot;em;&quot;" office:value-type="string" office:string-value="$r10: 10em;" calcext:value-type="string">
            <text:p>$r10: 10em;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5" table:formula="of:=[.U14]/16" office:value-type="float" office:value="0.6875" calcext:value-type="float">
            <text:p>0,6875</text:p>
          </table:table-cell>
          <table:table-cell table:style-name="ce28" table:formula="of:=&quot;$f&quot;&amp;[.U14]&amp;&quot;: &quot;&amp;[.V14]&amp;&quot;rem;&quot;" office:value-type="string" office:string-value="$f11: 0,6875rem;" calcext:value-type="string">
            <text:p>$f11: 0,687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1" calcext:value-type="float">
            <text:p>11</text:p>
          </table:table-cell>
          <table:table-cell table:formula="of:=&quot;c&quot;&amp;[.E15]" office:value-type="string" office:string-value="c11" calcext:value-type="string">
            <text:p>c11</text:p>
          </table:table-cell>
          <table:table-cell table:formula="of:=[.E15]*[.B$3]+([.E15]-1)*[.B$4]" office:value-type="float" office:value="53.75" calcext:value-type="float">
            <text:p>53,75</text:p>
          </table:table-cell>
          <table:table-cell table:formula="of:=[.G15]*[.$C$2]" office:value-type="float" office:value="860" calcext:value-type="float">
            <text:p>860</text:p>
          </table:table-cell>
          <table:table-cell table:formula="of:=&quot;$&quot;&amp;[.F15]&amp;&quot;: &quot;&amp;[.H15]&amp;&quot;px;&quot;" office:value-type="string" office:string-value="$c11: 860px;" calcext:value-type="string">
            <text:p>$c11: 860px;</text:p>
          </table:table-cell>
          <table:table-cell table:formula="of:=&quot;c&quot;&amp;[.E15]&amp;&quot;g&quot;" office:value-type="string" office:string-value="c11g" calcext:value-type="string">
            <text:p>c11g</text:p>
          </table:table-cell>
          <table:table-cell table:formula="of:=[.E15]*([.B$3]+[.B$4])" office:value-type="float" office:value="55" calcext:value-type="float">
            <text:p>55</text:p>
          </table:table-cell>
          <table:table-cell table:formula="of:=[.K15]*[.$C$2]" office:value-type="float" office:value="880" calcext:value-type="float">
            <text:p>880</text:p>
          </table:table-cell>
          <table:table-cell table:formula="of:=&quot;$&quot;&amp;[.J15]&amp;&quot;: &quot;&amp;[.L15]&amp;&quot;px;&quot;" office:value-type="string" office:string-value="$c11g: 880px;" calcext:value-type="string">
            <text:p>$c11g: 880px;</text:p>
          </table:table-cell>
          <table:table-cell/>
          <table:table-cell table:style-name="ce9" office:value-type="string" calcext:value-type="string">
            <text:p>r11</text:p>
          </table:table-cell>
          <table:table-cell table:formula="of:=[.P14]+[.B$5]" office:value-type="float" office:value="11" calcext:value-type="float">
            <text:p>11</text:p>
          </table:table-cell>
          <table:table-cell table:formula="of:=[.P15]*[.$C$2]" office:value-type="float" office:value="176" calcext:value-type="float">
            <text:p>176</text:p>
          </table:table-cell>
          <table:table-cell table:formula="of:=&quot;$&quot;&amp;[.O15]&amp;&quot;: &quot;&amp;[.Q15]&amp;&quot;px;&quot;" office:value-type="string" office:string-value="$r11: 176px;" calcext:value-type="string">
            <text:p>$r11: 176px;</text:p>
          </table:table-cell>
          <table:table-cell table:style-name="ce28" table:formula="of:=&quot;$&quot;&amp;[.O15]&amp;&quot;: &quot;&amp;[.P15]&amp;&quot;em;&quot;" office:value-type="string" office:string-value="$r11: 11em;" calcext:value-type="string">
            <text:p>$r11: 11em;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5" table:formula="of:=[.U15]/16" office:value-type="float" office:value="0.75" calcext:value-type="float">
            <text:p>0,75</text:p>
          </table:table-cell>
          <table:table-cell table:style-name="ce28" table:formula="of:=&quot;$f&quot;&amp;[.U15]&amp;&quot;: &quot;&amp;[.V15]&amp;&quot;rem;&quot;" office:value-type="string" office:string-value="$f12: 0,75rem;" calcext:value-type="string">
            <text:p>$f12: 0,7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2" calcext:value-type="float">
            <text:p>12</text:p>
          </table:table-cell>
          <table:table-cell table:formula="of:=&quot;c&quot;&amp;[.E16]" office:value-type="string" office:string-value="c12" calcext:value-type="string">
            <text:p>c12</text:p>
          </table:table-cell>
          <table:table-cell table:formula="of:=[.E16]*[.B$3]+([.E16]-1)*[.B$4]" office:value-type="float" office:value="58.75" calcext:value-type="float">
            <text:p>58,75</text:p>
          </table:table-cell>
          <table:table-cell table:formula="of:=[.G16]*[.$C$2]" office:value-type="float" office:value="940" calcext:value-type="float">
            <text:p>940</text:p>
          </table:table-cell>
          <table:table-cell table:formula="of:=&quot;$&quot;&amp;[.F16]&amp;&quot;: &quot;&amp;[.H16]&amp;&quot;px;&quot;" office:value-type="string" office:string-value="$c12: 940px;" calcext:value-type="string">
            <text:p>$c12: 940px;</text:p>
          </table:table-cell>
          <table:table-cell table:formula="of:=&quot;c&quot;&amp;[.E16]&amp;&quot;g&quot;" office:value-type="string" office:string-value="c12g" calcext:value-type="string">
            <text:p>c12g</text:p>
          </table:table-cell>
          <table:table-cell table:formula="of:=[.E16]*([.B$3]+[.B$4])" office:value-type="float" office:value="60" calcext:value-type="float">
            <text:p>60</text:p>
          </table:table-cell>
          <table:table-cell table:formula="of:=[.K16]*[.$C$2]" office:value-type="float" office:value="960" calcext:value-type="float">
            <text:p>960</text:p>
          </table:table-cell>
          <table:table-cell table:formula="of:=&quot;$&quot;&amp;[.J16]&amp;&quot;: &quot;&amp;[.L16]&amp;&quot;px;&quot;" office:value-type="string" office:string-value="$c12g: 960px;" calcext:value-type="string">
            <text:p>$c12g: 960px;</text:p>
          </table:table-cell>
          <table:table-cell/>
          <table:table-cell table:style-name="ce9" office:value-type="string" calcext:value-type="string">
            <text:p>r12</text:p>
          </table:table-cell>
          <table:table-cell table:formula="of:=[.P15]+[.B$5]" office:value-type="float" office:value="12" calcext:value-type="float">
            <text:p>12</text:p>
          </table:table-cell>
          <table:table-cell table:formula="of:=[.P16]*[.$C$2]" office:value-type="float" office:value="192" calcext:value-type="float">
            <text:p>192</text:p>
          </table:table-cell>
          <table:table-cell table:formula="of:=&quot;$&quot;&amp;[.O16]&amp;&quot;: &quot;&amp;[.Q16]&amp;&quot;px;&quot;" office:value-type="string" office:string-value="$r12: 192px;" calcext:value-type="string">
            <text:p>$r12: 192px;</text:p>
          </table:table-cell>
          <table:table-cell table:style-name="ce28" table:formula="of:=&quot;$&quot;&amp;[.O16]&amp;&quot;: &quot;&amp;[.P16]&amp;&quot;em;&quot;" office:value-type="string" office:string-value="$r12: 12em;" calcext:value-type="string">
            <text:p>$r12: 12em;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5" table:formula="of:=[.U16]/16" office:value-type="float" office:value="0.8125" calcext:value-type="float">
            <text:p>0,8125</text:p>
          </table:table-cell>
          <table:table-cell table:style-name="ce28" table:formula="of:=&quot;$f&quot;&amp;[.U16]&amp;&quot;: &quot;&amp;[.V16]&amp;&quot;rem;&quot;" office:value-type="string" office:string-value="$f13: 0,8125rem;" calcext:value-type="string">
            <text:p>$f13: 0,812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3" calcext:value-type="float">
            <text:p>13</text:p>
          </table:table-cell>
          <table:table-cell table:formula="of:=&quot;c&quot;&amp;[.E17]" office:value-type="string" office:string-value="c13" calcext:value-type="string">
            <text:p>c13</text:p>
          </table:table-cell>
          <table:table-cell table:formula="of:=[.E17]*[.B$3]+([.E17]-1)*[.B$4]" office:value-type="float" office:value="63.75" calcext:value-type="float">
            <text:p>63,75</text:p>
          </table:table-cell>
          <table:table-cell table:formula="of:=[.G17]*[.$C$2]" office:value-type="float" office:value="1020" calcext:value-type="float">
            <text:p>1020</text:p>
          </table:table-cell>
          <table:table-cell table:formula="of:=&quot;$&quot;&amp;[.F17]&amp;&quot;: &quot;&amp;[.H17]&amp;&quot;px;&quot;" office:value-type="string" office:string-value="$c13: 1020px;" calcext:value-type="string">
            <text:p>$c13: 1020px;</text:p>
          </table:table-cell>
          <table:table-cell table:formula="of:=&quot;c&quot;&amp;[.E17]&amp;&quot;g&quot;" office:value-type="string" office:string-value="c13g" calcext:value-type="string">
            <text:p>c13g</text:p>
          </table:table-cell>
          <table:table-cell table:formula="of:=[.E17]*([.B$3]+[.B$4])" office:value-type="float" office:value="65" calcext:value-type="float">
            <text:p>65</text:p>
          </table:table-cell>
          <table:table-cell table:formula="of:=[.K17]*[.$C$2]" office:value-type="float" office:value="1040" calcext:value-type="float">
            <text:p>1040</text:p>
          </table:table-cell>
          <table:table-cell table:formula="of:=&quot;$&quot;&amp;[.J17]&amp;&quot;: &quot;&amp;[.L17]&amp;&quot;px;&quot;" office:value-type="string" office:string-value="$c13g: 1040px;" calcext:value-type="string">
            <text:p>$c13g: 1040px;</text:p>
          </table:table-cell>
          <table:table-cell/>
          <table:table-cell table:style-name="ce9" office:value-type="string" calcext:value-type="string">
            <text:p>r13</text:p>
          </table:table-cell>
          <table:table-cell table:formula="of:=[.P16]+[.B$5]" office:value-type="float" office:value="13" calcext:value-type="float">
            <text:p>13</text:p>
          </table:table-cell>
          <table:table-cell table:formula="of:=[.P17]*[.$C$2]" office:value-type="float" office:value="208" calcext:value-type="float">
            <text:p>208</text:p>
          </table:table-cell>
          <table:table-cell table:formula="of:=&quot;$&quot;&amp;[.O17]&amp;&quot;: &quot;&amp;[.Q17]&amp;&quot;px;&quot;" office:value-type="string" office:string-value="$r13: 208px;" calcext:value-type="string">
            <text:p>$r13: 208px;</text:p>
          </table:table-cell>
          <table:table-cell table:style-name="ce28" table:formula="of:=&quot;$&quot;&amp;[.O17]&amp;&quot;: &quot;&amp;[.P17]&amp;&quot;em;&quot;" office:value-type="string" office:string-value="$r13: 13em;" calcext:value-type="string">
            <text:p>$r13: 13em;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5" table:formula="of:=[.U17]/16" office:value-type="float" office:value="0.875" calcext:value-type="float">
            <text:p>0,875</text:p>
          </table:table-cell>
          <table:table-cell table:style-name="ce28" table:formula="of:=&quot;$f&quot;&amp;[.U17]&amp;&quot;: &quot;&amp;[.V17]&amp;&quot;rem;&quot;" office:value-type="string" office:string-value="$f14: 0,875rem;" calcext:value-type="string">
            <text:p>$f14: 0,87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4" calcext:value-type="float">
            <text:p>14</text:p>
          </table:table-cell>
          <table:table-cell table:formula="of:=&quot;c&quot;&amp;[.E18]" office:value-type="string" office:string-value="c14" calcext:value-type="string">
            <text:p>c14</text:p>
          </table:table-cell>
          <table:table-cell table:formula="of:=[.E18]*[.B$3]+([.E18]-1)*[.B$4]" office:value-type="float" office:value="68.75" calcext:value-type="float">
            <text:p>68,75</text:p>
          </table:table-cell>
          <table:table-cell table:formula="of:=[.G18]*[.$C$2]" office:value-type="float" office:value="1100" calcext:value-type="float">
            <text:p>1100</text:p>
          </table:table-cell>
          <table:table-cell table:formula="of:=&quot;$&quot;&amp;[.F18]&amp;&quot;: &quot;&amp;[.H18]&amp;&quot;px;&quot;" office:value-type="string" office:string-value="$c14: 1100px;" calcext:value-type="string">
            <text:p>$c14: 1100px;</text:p>
          </table:table-cell>
          <table:table-cell table:formula="of:=&quot;c&quot;&amp;[.E18]&amp;&quot;g&quot;" office:value-type="string" office:string-value="c14g" calcext:value-type="string">
            <text:p>c14g</text:p>
          </table:table-cell>
          <table:table-cell table:formula="of:=[.E18]*([.B$3]+[.B$4])" office:value-type="float" office:value="70" calcext:value-type="float">
            <text:p>70</text:p>
          </table:table-cell>
          <table:table-cell table:formula="of:=[.K18]*[.$C$2]" office:value-type="float" office:value="1120" calcext:value-type="float">
            <text:p>1120</text:p>
          </table:table-cell>
          <table:table-cell table:formula="of:=&quot;$&quot;&amp;[.J18]&amp;&quot;: &quot;&amp;[.L18]&amp;&quot;px;&quot;" office:value-type="string" office:string-value="$c14g: 1120px;" calcext:value-type="string">
            <text:p>$c14g: 1120px;</text:p>
          </table:table-cell>
          <table:table-cell/>
          <table:table-cell table:style-name="ce9" office:value-type="string" calcext:value-type="string">
            <text:p>r14</text:p>
          </table:table-cell>
          <table:table-cell table:formula="of:=[.P17]+[.B$5]" office:value-type="float" office:value="14" calcext:value-type="float">
            <text:p>14</text:p>
          </table:table-cell>
          <table:table-cell table:formula="of:=[.P18]*[.$C$2]" office:value-type="float" office:value="224" calcext:value-type="float">
            <text:p>224</text:p>
          </table:table-cell>
          <table:table-cell table:formula="of:=&quot;$&quot;&amp;[.O18]&amp;&quot;: &quot;&amp;[.Q18]&amp;&quot;px;&quot;" office:value-type="string" office:string-value="$r14: 224px;" calcext:value-type="string">
            <text:p>$r14: 224px;</text:p>
          </table:table-cell>
          <table:table-cell table:style-name="ce28" table:formula="of:=&quot;$&quot;&amp;[.O18]&amp;&quot;: &quot;&amp;[.P18]&amp;&quot;em;&quot;" office:value-type="string" office:string-value="$r14: 14em;" calcext:value-type="string">
            <text:p>$r14: 14em;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5" table:formula="of:=[.U18]/16" office:value-type="float" office:value="0.9375" calcext:value-type="float">
            <text:p>0,9375</text:p>
          </table:table-cell>
          <table:table-cell table:style-name="ce28" table:formula="of:=&quot;$f&quot;&amp;[.U18]&amp;&quot;: &quot;&amp;[.V18]&amp;&quot;rem;&quot;" office:value-type="string" office:string-value="$f15: 0,9375rem;" calcext:value-type="string">
            <text:p>$f15: 0,937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5" calcext:value-type="float">
            <text:p>15</text:p>
          </table:table-cell>
          <table:table-cell table:formula="of:=&quot;c&quot;&amp;[.E19]" office:value-type="string" office:string-value="c15" calcext:value-type="string">
            <text:p>c15</text:p>
          </table:table-cell>
          <table:table-cell table:formula="of:=[.E19]*[.B$3]+([.E19]-1)*[.B$4]" office:value-type="float" office:value="73.75" calcext:value-type="float">
            <text:p>73,75</text:p>
          </table:table-cell>
          <table:table-cell table:formula="of:=[.G19]*[.$C$2]" office:value-type="float" office:value="1180" calcext:value-type="float">
            <text:p>1180</text:p>
          </table:table-cell>
          <table:table-cell table:formula="of:=&quot;$&quot;&amp;[.F19]&amp;&quot;: &quot;&amp;[.H19]&amp;&quot;px;&quot;" office:value-type="string" office:string-value="$c15: 1180px;" calcext:value-type="string">
            <text:p>$c15: 1180px;</text:p>
          </table:table-cell>
          <table:table-cell table:formula="of:=&quot;c&quot;&amp;[.E19]&amp;&quot;g&quot;" office:value-type="string" office:string-value="c15g" calcext:value-type="string">
            <text:p>c15g</text:p>
          </table:table-cell>
          <table:table-cell table:formula="of:=[.E19]*([.B$3]+[.B$4])" office:value-type="float" office:value="75" calcext:value-type="float">
            <text:p>75</text:p>
          </table:table-cell>
          <table:table-cell table:formula="of:=[.K19]*[.$C$2]" office:value-type="float" office:value="1200" calcext:value-type="float">
            <text:p>1200</text:p>
          </table:table-cell>
          <table:table-cell table:formula="of:=&quot;$&quot;&amp;[.J19]&amp;&quot;: &quot;&amp;[.L19]&amp;&quot;px;&quot;" office:value-type="string" office:string-value="$c15g: 1200px;" calcext:value-type="string">
            <text:p>$c15g: 1200px;</text:p>
          </table:table-cell>
          <table:table-cell/>
          <table:table-cell table:style-name="ce9" office:value-type="string" calcext:value-type="string">
            <text:p>r15</text:p>
          </table:table-cell>
          <table:table-cell table:formula="of:=[.P18]+[.B$5]" office:value-type="float" office:value="15" calcext:value-type="float">
            <text:p>15</text:p>
          </table:table-cell>
          <table:table-cell table:formula="of:=[.P19]*[.$C$2]" office:value-type="float" office:value="240" calcext:value-type="float">
            <text:p>240</text:p>
          </table:table-cell>
          <table:table-cell table:formula="of:=&quot;$&quot;&amp;[.O19]&amp;&quot;: &quot;&amp;[.Q19]&amp;&quot;px;&quot;" office:value-type="string" office:string-value="$r15: 240px;" calcext:value-type="string">
            <text:p>$r15: 240px;</text:p>
          </table:table-cell>
          <table:table-cell table:style-name="ce28" table:formula="of:=&quot;$&quot;&amp;[.O19]&amp;&quot;: &quot;&amp;[.P19]&amp;&quot;em;&quot;" office:value-type="string" office:string-value="$r15: 15em;" calcext:value-type="string">
            <text:p>$r15: 15em;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table:formula="of:=[.U19]/16" office:value-type="float" office:value="1" calcext:value-type="float">
            <text:p>1</text:p>
          </table:table-cell>
          <table:table-cell table:style-name="ce28" table:formula="of:=&quot;$f&quot;&amp;[.U19]&amp;&quot;: &quot;&amp;[.V19]&amp;&quot;rem;&quot;" office:value-type="string" office:string-value="$f16: 1rem;" calcext:value-type="string">
            <text:p>$f16: 1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6" calcext:value-type="float">
            <text:p>16</text:p>
          </table:table-cell>
          <table:table-cell table:formula="of:=&quot;c&quot;&amp;[.E20]" office:value-type="string" office:string-value="c16" calcext:value-type="string">
            <text:p>c16</text:p>
          </table:table-cell>
          <table:table-cell table:formula="of:=[.E20]*[.B$3]+([.E20]-1)*[.B$4]" office:value-type="float" office:value="78.75" calcext:value-type="float">
            <text:p>78,75</text:p>
          </table:table-cell>
          <table:table-cell table:formula="of:=[.G20]*[.$C$2]" office:value-type="float" office:value="1260" calcext:value-type="float">
            <text:p>1260</text:p>
          </table:table-cell>
          <table:table-cell table:formula="of:=&quot;$&quot;&amp;[.F20]&amp;&quot;: &quot;&amp;[.H20]&amp;&quot;px;&quot;" office:value-type="string" office:string-value="$c16: 1260px;" calcext:value-type="string">
            <text:p>$c16: 1260px;</text:p>
          </table:table-cell>
          <table:table-cell table:formula="of:=&quot;c&quot;&amp;[.E20]&amp;&quot;g&quot;" office:value-type="string" office:string-value="c16g" calcext:value-type="string">
            <text:p>c16g</text:p>
          </table:table-cell>
          <table:table-cell table:formula="of:=[.E20]*([.B$3]+[.B$4])" office:value-type="float" office:value="80" calcext:value-type="float">
            <text:p>80</text:p>
          </table:table-cell>
          <table:table-cell table:formula="of:=[.K20]*[.$C$2]" office:value-type="float" office:value="1280" calcext:value-type="float">
            <text:p>1280</text:p>
          </table:table-cell>
          <table:table-cell table:formula="of:=&quot;$&quot;&amp;[.J20]&amp;&quot;: &quot;&amp;[.L20]&amp;&quot;px;&quot;" office:value-type="string" office:string-value="$c16g: 1280px;" calcext:value-type="string">
            <text:p>$c16g: 1280px;</text:p>
          </table:table-cell>
          <table:table-cell/>
          <table:table-cell table:style-name="ce9" office:value-type="string" calcext:value-type="string">
            <text:p>r16</text:p>
          </table:table-cell>
          <table:table-cell table:formula="of:=[.P19]+[.B$5]" office:value-type="float" office:value="16" calcext:value-type="float">
            <text:p>16</text:p>
          </table:table-cell>
          <table:table-cell table:formula="of:=[.P20]*[.$C$2]" office:value-type="float" office:value="256" calcext:value-type="float">
            <text:p>256</text:p>
          </table:table-cell>
          <table:table-cell table:formula="of:=&quot;$&quot;&amp;[.O20]&amp;&quot;: &quot;&amp;[.Q20]&amp;&quot;px;&quot;" office:value-type="string" office:string-value="$r16: 256px;" calcext:value-type="string">
            <text:p>$r16: 256px;</text:p>
          </table:table-cell>
          <table:table-cell table:style-name="ce28" table:formula="of:=&quot;$&quot;&amp;[.O20]&amp;&quot;: &quot;&amp;[.P20]&amp;&quot;em;&quot;" office:value-type="string" office:string-value="$r16: 16em;" calcext:value-type="string">
            <text:p>$r16: 16em;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5" table:formula="of:=[.U20]/16" office:value-type="float" office:value="1.0625" calcext:value-type="float">
            <text:p>1,0625</text:p>
          </table:table-cell>
          <table:table-cell table:style-name="ce28" table:formula="of:=&quot;$f&quot;&amp;[.U20]&amp;&quot;: &quot;&amp;[.V20]&amp;&quot;rem;&quot;" office:value-type="string" office:string-value="$f17: 1,0625rem;" calcext:value-type="string">
            <text:p>$f17: 1,062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7" calcext:value-type="float">
            <text:p>17</text:p>
          </table:table-cell>
          <table:table-cell table:formula="of:=&quot;c&quot;&amp;[.E21]" office:value-type="string" office:string-value="c17" calcext:value-type="string">
            <text:p>c17</text:p>
          </table:table-cell>
          <table:table-cell table:formula="of:=[.E21]*[.B$3]+([.E21]-1)*[.B$4]" office:value-type="float" office:value="83.75" calcext:value-type="float">
            <text:p>83,75</text:p>
          </table:table-cell>
          <table:table-cell table:formula="of:=[.G21]*[.$C$2]" office:value-type="float" office:value="1340" calcext:value-type="float">
            <text:p>1340</text:p>
          </table:table-cell>
          <table:table-cell table:formula="of:=&quot;$&quot;&amp;[.F21]&amp;&quot;: &quot;&amp;[.H21]&amp;&quot;px;&quot;" office:value-type="string" office:string-value="$c17: 1340px;" calcext:value-type="string">
            <text:p>$c17: 1340px;</text:p>
          </table:table-cell>
          <table:table-cell table:formula="of:=&quot;c&quot;&amp;[.E21]&amp;&quot;g&quot;" office:value-type="string" office:string-value="c17g" calcext:value-type="string">
            <text:p>c17g</text:p>
          </table:table-cell>
          <table:table-cell table:formula="of:=[.E21]*([.B$3]+[.B$4])" office:value-type="float" office:value="85" calcext:value-type="float">
            <text:p>85</text:p>
          </table:table-cell>
          <table:table-cell table:formula="of:=[.K21]*[.$C$2]" office:value-type="float" office:value="1360" calcext:value-type="float">
            <text:p>1360</text:p>
          </table:table-cell>
          <table:table-cell table:formula="of:=&quot;$&quot;&amp;[.J21]&amp;&quot;: &quot;&amp;[.L21]&amp;&quot;px;&quot;" office:value-type="string" office:string-value="$c17g: 1360px;" calcext:value-type="string">
            <text:p>$c17g: 1360px;</text:p>
          </table:table-cell>
          <table:table-cell/>
          <table:table-cell table:style-name="ce9" office:value-type="string" calcext:value-type="string">
            <text:p>r17</text:p>
          </table:table-cell>
          <table:table-cell table:formula="of:=[.P20]+[.B$5]" office:value-type="float" office:value="17" calcext:value-type="float">
            <text:p>17</text:p>
          </table:table-cell>
          <table:table-cell table:formula="of:=[.P21]*[.$C$2]" office:value-type="float" office:value="272" calcext:value-type="float">
            <text:p>272</text:p>
          </table:table-cell>
          <table:table-cell table:formula="of:=&quot;$&quot;&amp;[.O21]&amp;&quot;: &quot;&amp;[.Q21]&amp;&quot;px;&quot;" office:value-type="string" office:string-value="$r17: 272px;" calcext:value-type="string">
            <text:p>$r17: 272px;</text:p>
          </table:table-cell>
          <table:table-cell table:style-name="ce28" table:formula="of:=&quot;$&quot;&amp;[.O21]&amp;&quot;: &quot;&amp;[.P21]&amp;&quot;em;&quot;" office:value-type="string" office:string-value="$r17: 17em;" calcext:value-type="string">
            <text:p>$r17: 17em;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5" table:formula="of:=[.U21]/16" office:value-type="float" office:value="1.125" calcext:value-type="float">
            <text:p>1,125</text:p>
          </table:table-cell>
          <table:table-cell table:style-name="ce28" table:formula="of:=&quot;$f&quot;&amp;[.U21]&amp;&quot;: &quot;&amp;[.V21]&amp;&quot;rem;&quot;" office:value-type="string" office:string-value="$f18: 1,125rem;" calcext:value-type="string">
            <text:p>$f18: 1,12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8" calcext:value-type="float">
            <text:p>18</text:p>
          </table:table-cell>
          <table:table-cell table:formula="of:=&quot;c&quot;&amp;[.E22]" office:value-type="string" office:string-value="c18" calcext:value-type="string">
            <text:p>c18</text:p>
          </table:table-cell>
          <table:table-cell table:formula="of:=[.E22]*[.B$3]+([.E22]-1)*[.B$4]" office:value-type="float" office:value="88.75" calcext:value-type="float">
            <text:p>88,75</text:p>
          </table:table-cell>
          <table:table-cell table:formula="of:=[.G22]*[.$C$2]" office:value-type="float" office:value="1420" calcext:value-type="float">
            <text:p>1420</text:p>
          </table:table-cell>
          <table:table-cell table:formula="of:=&quot;$&quot;&amp;[.F22]&amp;&quot;: &quot;&amp;[.H22]&amp;&quot;px;&quot;" office:value-type="string" office:string-value="$c18: 1420px;" calcext:value-type="string">
            <text:p>$c18: 1420px;</text:p>
          </table:table-cell>
          <table:table-cell table:formula="of:=&quot;c&quot;&amp;[.E22]&amp;&quot;g&quot;" office:value-type="string" office:string-value="c18g" calcext:value-type="string">
            <text:p>c18g</text:p>
          </table:table-cell>
          <table:table-cell table:formula="of:=[.E22]*([.B$3]+[.B$4])" office:value-type="float" office:value="90" calcext:value-type="float">
            <text:p>90</text:p>
          </table:table-cell>
          <table:table-cell table:formula="of:=[.K22]*[.$C$2]" office:value-type="float" office:value="1440" calcext:value-type="float">
            <text:p>1440</text:p>
          </table:table-cell>
          <table:table-cell table:formula="of:=&quot;$&quot;&amp;[.J22]&amp;&quot;: &quot;&amp;[.L22]&amp;&quot;px;&quot;" office:value-type="string" office:string-value="$c18g: 1440px;" calcext:value-type="string">
            <text:p>$c18g: 1440px;</text:p>
          </table:table-cell>
          <table:table-cell/>
          <table:table-cell table:style-name="ce9" office:value-type="string" calcext:value-type="string">
            <text:p>r18</text:p>
          </table:table-cell>
          <table:table-cell table:formula="of:=[.P21]+[.B$5]" office:value-type="float" office:value="18" calcext:value-type="float">
            <text:p>18</text:p>
          </table:table-cell>
          <table:table-cell table:formula="of:=[.P22]*[.$C$2]" office:value-type="float" office:value="288" calcext:value-type="float">
            <text:p>288</text:p>
          </table:table-cell>
          <table:table-cell table:formula="of:=&quot;$&quot;&amp;[.O22]&amp;&quot;: &quot;&amp;[.Q22]&amp;&quot;px;&quot;" office:value-type="string" office:string-value="$r18: 288px;" calcext:value-type="string">
            <text:p>$r18: 288px;</text:p>
          </table:table-cell>
          <table:table-cell table:style-name="ce28" table:formula="of:=&quot;$&quot;&amp;[.O22]&amp;&quot;: &quot;&amp;[.P22]&amp;&quot;em;&quot;" office:value-type="string" office:string-value="$r18: 18em;" calcext:value-type="string">
            <text:p>$r18: 18em;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table:formula="of:=[.U22]/16" office:value-type="float" office:value="1.1875" calcext:value-type="float">
            <text:p>1,1875</text:p>
          </table:table-cell>
          <table:table-cell table:style-name="ce28" table:formula="of:=&quot;$f&quot;&amp;[.U22]&amp;&quot;: &quot;&amp;[.V22]&amp;&quot;rem;&quot;" office:value-type="string" office:string-value="$f19: 1,1875rem;" calcext:value-type="string">
            <text:p>$f19: 1,187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19" calcext:value-type="float">
            <text:p>19</text:p>
          </table:table-cell>
          <table:table-cell table:formula="of:=&quot;c&quot;&amp;[.E23]" office:value-type="string" office:string-value="c19" calcext:value-type="string">
            <text:p>c19</text:p>
          </table:table-cell>
          <table:table-cell table:formula="of:=[.E23]*[.B$3]+([.E23]-1)*[.B$4]" office:value-type="float" office:value="93.75" calcext:value-type="float">
            <text:p>93,75</text:p>
          </table:table-cell>
          <table:table-cell table:formula="of:=[.G23]*[.$C$2]" office:value-type="float" office:value="1500" calcext:value-type="float">
            <text:p>1500</text:p>
          </table:table-cell>
          <table:table-cell table:formula="of:=&quot;$&quot;&amp;[.F23]&amp;&quot;: &quot;&amp;[.H23]&amp;&quot;px;&quot;" office:value-type="string" office:string-value="$c19: 1500px;" calcext:value-type="string">
            <text:p>$c19: 1500px;</text:p>
          </table:table-cell>
          <table:table-cell table:formula="of:=&quot;c&quot;&amp;[.E23]&amp;&quot;g&quot;" office:value-type="string" office:string-value="c19g" calcext:value-type="string">
            <text:p>c19g</text:p>
          </table:table-cell>
          <table:table-cell table:formula="of:=[.E23]*([.B$3]+[.B$4])" office:value-type="float" office:value="95" calcext:value-type="float">
            <text:p>95</text:p>
          </table:table-cell>
          <table:table-cell table:formula="of:=[.K23]*[.$C$2]" office:value-type="float" office:value="1520" calcext:value-type="float">
            <text:p>1520</text:p>
          </table:table-cell>
          <table:table-cell table:formula="of:=&quot;$&quot;&amp;[.J23]&amp;&quot;: &quot;&amp;[.L23]&amp;&quot;px;&quot;" office:value-type="string" office:string-value="$c19g: 1520px;" calcext:value-type="string">
            <text:p>$c19g: 1520px;</text:p>
          </table:table-cell>
          <table:table-cell/>
          <table:table-cell table:style-name="ce9" office:value-type="string" calcext:value-type="string">
            <text:p>r19</text:p>
          </table:table-cell>
          <table:table-cell table:formula="of:=[.P22]+[.B$5]" office:value-type="float" office:value="19" calcext:value-type="float">
            <text:p>19</text:p>
          </table:table-cell>
          <table:table-cell table:formula="of:=[.P23]*[.$C$2]" office:value-type="float" office:value="304" calcext:value-type="float">
            <text:p>304</text:p>
          </table:table-cell>
          <table:table-cell table:formula="of:=&quot;$&quot;&amp;[.O23]&amp;&quot;: &quot;&amp;[.Q23]&amp;&quot;px;&quot;" office:value-type="string" office:string-value="$r19: 304px;" calcext:value-type="string">
            <text:p>$r19: 304px;</text:p>
          </table:table-cell>
          <table:table-cell table:style-name="ce28" table:formula="of:=&quot;$&quot;&amp;[.O23]&amp;&quot;: &quot;&amp;[.P23]&amp;&quot;em;&quot;" office:value-type="string" office:string-value="$r19: 19em;" calcext:value-type="string">
            <text:p>$r19: 19em;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5" table:formula="of:=[.U23]/16" office:value-type="float" office:value="1.25" calcext:value-type="float">
            <text:p>1,25</text:p>
          </table:table-cell>
          <table:table-cell table:style-name="ce28" table:formula="of:=&quot;$f&quot;&amp;[.U23]&amp;&quot;: &quot;&amp;[.V23]&amp;&quot;rem;&quot;" office:value-type="string" office:string-value="$f20: 1,25rem;" calcext:value-type="string">
            <text:p>$f20: 1,2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20" calcext:value-type="float">
            <text:p>20</text:p>
          </table:table-cell>
          <table:table-cell table:formula="of:=&quot;c&quot;&amp;[.E24]" office:value-type="string" office:string-value="c20" calcext:value-type="string">
            <text:p>c20</text:p>
          </table:table-cell>
          <table:table-cell table:formula="of:=[.E24]*[.B$3]+([.E24]-1)*[.B$4]" office:value-type="float" office:value="98.75" calcext:value-type="float">
            <text:p>98,75</text:p>
          </table:table-cell>
          <table:table-cell table:formula="of:=[.G24]*[.$C$2]" office:value-type="float" office:value="1580" calcext:value-type="float">
            <text:p>1580</text:p>
          </table:table-cell>
          <table:table-cell table:formula="of:=&quot;$&quot;&amp;[.F24]&amp;&quot;: &quot;&amp;[.H24]&amp;&quot;px;&quot;" office:value-type="string" office:string-value="$c20: 1580px;" calcext:value-type="string">
            <text:p>$c20: 1580px;</text:p>
          </table:table-cell>
          <table:table-cell table:formula="of:=&quot;c&quot;&amp;[.E24]&amp;&quot;g&quot;" office:value-type="string" office:string-value="c20g" calcext:value-type="string">
            <text:p>c20g</text:p>
          </table:table-cell>
          <table:table-cell table:formula="of:=[.E24]*([.B$3]+[.B$4])" office:value-type="float" office:value="100" calcext:value-type="float">
            <text:p>100</text:p>
          </table:table-cell>
          <table:table-cell table:formula="of:=[.K24]*[.$C$2]" office:value-type="float" office:value="1600" calcext:value-type="float">
            <text:p>1600</text:p>
          </table:table-cell>
          <table:table-cell table:formula="of:=&quot;$&quot;&amp;[.J24]&amp;&quot;: &quot;&amp;[.L24]&amp;&quot;px;&quot;" office:value-type="string" office:string-value="$c20g: 1600px;" calcext:value-type="string">
            <text:p>$c20g: 1600px;</text:p>
          </table:table-cell>
          <table:table-cell/>
          <table:table-cell table:style-name="ce9" office:value-type="string" calcext:value-type="string">
            <text:p>r20</text:p>
          </table:table-cell>
          <table:table-cell table:formula="of:=[.P23]+[.B$5]" office:value-type="float" office:value="20" calcext:value-type="float">
            <text:p>20</text:p>
          </table:table-cell>
          <table:table-cell table:formula="of:=[.P24]*[.$C$2]" office:value-type="float" office:value="320" calcext:value-type="float">
            <text:p>320</text:p>
          </table:table-cell>
          <table:table-cell table:formula="of:=&quot;$&quot;&amp;[.O24]&amp;&quot;: &quot;&amp;[.Q24]&amp;&quot;px;&quot;" office:value-type="string" office:string-value="$r20: 320px;" calcext:value-type="string">
            <text:p>$r20: 320px;</text:p>
          </table:table-cell>
          <table:table-cell table:style-name="ce28" table:formula="of:=&quot;$&quot;&amp;[.O24]&amp;&quot;: &quot;&amp;[.P24]&amp;&quot;em;&quot;" office:value-type="string" office:string-value="$r20: 20em;" calcext:value-type="string">
            <text:p>$r20: 20em;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5" table:formula="of:=[.U24]/16" office:value-type="float" office:value="1.3125" calcext:value-type="float">
            <text:p>1,3125</text:p>
          </table:table-cell>
          <table:table-cell table:style-name="ce28" table:formula="of:=&quot;$f&quot;&amp;[.U24]&amp;&quot;: &quot;&amp;[.V24]&amp;&quot;rem;&quot;" office:value-type="string" office:string-value="$f21: 1,3125rem;" calcext:value-type="string">
            <text:p>$f21: 1,3125rem;</text:p>
          </table:table-cell>
          <table:table-cell table:number-columns-repeated="229"/>
        </table:table-row>
        <table:table-row table:style-name="ro3">
          <table:table-cell table:number-columns-repeated="4"/>
          <table:table-cell table:style-name="ce9" office:value-type="float" office:value="21" calcext:value-type="float">
            <text:p>21</text:p>
          </table:table-cell>
          <table:table-cell table:formula="of:=&quot;c&quot;&amp;[.E25]" office:value-type="string" office:string-value="c21" calcext:value-type="string">
            <text:p>c21</text:p>
          </table:table-cell>
          <table:table-cell table:formula="of:=[.E25]*[.B$3]+([.E25]-1)*[.B$4]" office:value-type="float" office:value="103.75" calcext:value-type="float">
            <text:p>103,75</text:p>
          </table:table-cell>
          <table:table-cell table:formula="of:=[.G25]*[.$C$2]" office:value-type="float" office:value="1660" calcext:value-type="float">
            <text:p>1660</text:p>
          </table:table-cell>
          <table:table-cell table:formula="of:=&quot;$&quot;&amp;[.F25]&amp;&quot;: &quot;&amp;[.H25]&amp;&quot;px;&quot;" office:value-type="string" office:string-value="$c21: 1660px;" calcext:value-type="string">
            <text:p>$c21: 1660px;</text:p>
          </table:table-cell>
          <table:table-cell table:formula="of:=&quot;c&quot;&amp;[.E25]&amp;&quot;g&quot;" office:value-type="string" office:string-value="c21g" calcext:value-type="string">
            <text:p>c21g</text:p>
          </table:table-cell>
          <table:table-cell table:formula="of:=[.E25]*([.B$3]+[.B$4])" office:value-type="float" office:value="105" calcext:value-type="float">
            <text:p>105</text:p>
          </table:table-cell>
          <table:table-cell table:formula="of:=[.K25]*[.$C$2]" office:value-type="float" office:value="1680" calcext:value-type="float">
            <text:p>1680</text:p>
          </table:table-cell>
          <table:table-cell table:formula="of:=&quot;$&quot;&amp;[.J25]&amp;&quot;: &quot;&amp;[.L25]&amp;&quot;px;&quot;" office:value-type="string" office:string-value="$c21g: 1680px;" calcext:value-type="string">
            <text:p>$c21g: 1680px;</text:p>
          </table:table-cell>
          <table:table-cell/>
          <table:table-cell table:style-name="ce9" office:value-type="string" calcext:value-type="string">
            <text:p>r21</text:p>
          </table:table-cell>
          <table:table-cell table:formula="of:=[.P24]+[.B$5]" office:value-type="float" office:value="21" calcext:value-type="float">
            <text:p>21</text:p>
          </table:table-cell>
          <table:table-cell table:formula="of:=[.P25]*[.$C$2]" office:value-type="float" office:value="336" calcext:value-type="float">
            <text:p>336</text:p>
          </table:table-cell>
          <table:table-cell table:formula="of:=&quot;$&quot;&amp;[.O25]&amp;&quot;: &quot;&amp;[.Q25]&amp;&quot;px;&quot;" office:value-type="string" office:string-value="$r21: 336px;" calcext:value-type="string">
            <text:p>$r21: 336px;</text:p>
          </table:table-cell>
          <table:table-cell table:style-name="ce28" table:formula="of:=&quot;$&quot;&amp;[.O25]&amp;&quot;: &quot;&amp;[.P25]&amp;&quot;em;&quot;" office:value-type="string" office:string-value="$r21: 21em;" calcext:value-type="string">
            <text:p>$r21: 21em;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5" table:formula="of:=[.U25]/16" office:value-type="float" office:value="1.375" calcext:value-type="float">
            <text:p>1,375</text:p>
          </table:table-cell>
          <table:table-cell table:style-name="ce28" table:formula="of:=&quot;$f&quot;&amp;[.U25]&amp;&quot;: &quot;&amp;[.V25]&amp;&quot;rem;&quot;" office:value-type="string" office:string-value="$f22: 1,375rem;" calcext:value-type="string">
            <text:p>$f22: 1,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22" calcext:value-type="float">
            <text:p>22</text:p>
          </table:table-cell>
          <table:table-cell table:formula="of:=&quot;c&quot;&amp;[.E26]" office:value-type="string" office:string-value="c22" calcext:value-type="string">
            <text:p>c22</text:p>
          </table:table-cell>
          <table:table-cell table:formula="of:=[.E26]*[.B$3]+([.E26]-1)*[.B$4]" office:value-type="float" office:value="108.75" calcext:value-type="float">
            <text:p>108,75</text:p>
          </table:table-cell>
          <table:table-cell table:formula="of:=[.G26]*[.$C$2]" office:value-type="float" office:value="1740" calcext:value-type="float">
            <text:p>1740</text:p>
          </table:table-cell>
          <table:table-cell table:formula="of:=&quot;$&quot;&amp;[.F26]&amp;&quot;: &quot;&amp;[.H26]&amp;&quot;px;&quot;" office:value-type="string" office:string-value="$c22: 1740px;" calcext:value-type="string">
            <text:p>$c22: 1740px;</text:p>
          </table:table-cell>
          <table:table-cell table:formula="of:=&quot;c&quot;&amp;[.E26]&amp;&quot;g&quot;" office:value-type="string" office:string-value="c22g" calcext:value-type="string">
            <text:p>c22g</text:p>
          </table:table-cell>
          <table:table-cell table:formula="of:=[.E26]*([.B$3]+[.B$4])" office:value-type="float" office:value="110" calcext:value-type="float">
            <text:p>110</text:p>
          </table:table-cell>
          <table:table-cell table:formula="of:=[.K26]*[.$C$2]" office:value-type="float" office:value="1760" calcext:value-type="float">
            <text:p>1760</text:p>
          </table:table-cell>
          <table:table-cell table:formula="of:=&quot;$&quot;&amp;[.J26]&amp;&quot;: &quot;&amp;[.L26]&amp;&quot;px;&quot;" office:value-type="string" office:string-value="$c22g: 1760px;" calcext:value-type="string">
            <text:p>$c22g: 1760px;</text:p>
          </table:table-cell>
          <table:table-cell/>
          <table:table-cell table:style-name="ce9" office:value-type="string" calcext:value-type="string">
            <text:p>r22</text:p>
          </table:table-cell>
          <table:table-cell table:formula="of:=[.P25]+[.B$5]" office:value-type="float" office:value="22" calcext:value-type="float">
            <text:p>22</text:p>
          </table:table-cell>
          <table:table-cell table:formula="of:=[.P26]*[.$C$2]" office:value-type="float" office:value="352" calcext:value-type="float">
            <text:p>352</text:p>
          </table:table-cell>
          <table:table-cell table:formula="of:=&quot;$&quot;&amp;[.O26]&amp;&quot;: &quot;&amp;[.Q26]&amp;&quot;px;&quot;" office:value-type="string" office:string-value="$r22: 352px;" calcext:value-type="string">
            <text:p>$r22: 352px;</text:p>
          </table:table-cell>
          <table:table-cell table:style-name="ce28" table:formula="of:=&quot;$&quot;&amp;[.O26]&amp;&quot;: &quot;&amp;[.P26]&amp;&quot;em;&quot;" office:value-type="string" office:string-value="$r22: 22em;" calcext:value-type="string">
            <text:p>$r22: 22em;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5" table:formula="of:=[.U26]/16" office:value-type="float" office:value="1.4375" calcext:value-type="float">
            <text:p>1,4375</text:p>
          </table:table-cell>
          <table:table-cell table:style-name="ce28" table:formula="of:=&quot;$f&quot;&amp;[.U26]&amp;&quot;: &quot;&amp;[.V26]&amp;&quot;rem;&quot;" office:value-type="string" office:string-value="$f23: 1,4375rem;" calcext:value-type="string">
            <text:p>$f23: 1,4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23" calcext:value-type="float">
            <text:p>23</text:p>
          </table:table-cell>
          <table:table-cell table:formula="of:=&quot;c&quot;&amp;[.E27]" office:value-type="string" office:string-value="c23" calcext:value-type="string">
            <text:p>c23</text:p>
          </table:table-cell>
          <table:table-cell table:formula="of:=[.E27]*[.B$3]+([.E27]-1)*[.B$4]" office:value-type="float" office:value="113.75" calcext:value-type="float">
            <text:p>113,75</text:p>
          </table:table-cell>
          <table:table-cell table:formula="of:=[.G27]*[.$C$2]" office:value-type="float" office:value="1820" calcext:value-type="float">
            <text:p>1820</text:p>
          </table:table-cell>
          <table:table-cell table:formula="of:=&quot;$&quot;&amp;[.F27]&amp;&quot;: &quot;&amp;[.H27]&amp;&quot;px;&quot;" office:value-type="string" office:string-value="$c23: 1820px;" calcext:value-type="string">
            <text:p>$c23: 1820px;</text:p>
          </table:table-cell>
          <table:table-cell table:formula="of:=&quot;c&quot;&amp;[.E27]&amp;&quot;g&quot;" office:value-type="string" office:string-value="c23g" calcext:value-type="string">
            <text:p>c23g</text:p>
          </table:table-cell>
          <table:table-cell table:formula="of:=[.E27]*([.B$3]+[.B$4])" office:value-type="float" office:value="115" calcext:value-type="float">
            <text:p>115</text:p>
          </table:table-cell>
          <table:table-cell table:formula="of:=[.K27]*[.$C$2]" office:value-type="float" office:value="1840" calcext:value-type="float">
            <text:p>1840</text:p>
          </table:table-cell>
          <table:table-cell table:formula="of:=&quot;$&quot;&amp;[.J27]&amp;&quot;: &quot;&amp;[.L27]&amp;&quot;px;&quot;" office:value-type="string" office:string-value="$c23g: 1840px;" calcext:value-type="string">
            <text:p>$c23g: 1840px;</text:p>
          </table:table-cell>
          <table:table-cell/>
          <table:table-cell table:style-name="ce9" office:value-type="string" calcext:value-type="string">
            <text:p>r23</text:p>
          </table:table-cell>
          <table:table-cell table:formula="of:=[.P26]+[.B$5]" office:value-type="float" office:value="23" calcext:value-type="float">
            <text:p>23</text:p>
          </table:table-cell>
          <table:table-cell table:formula="of:=[.P27]*[.$C$2]" office:value-type="float" office:value="368" calcext:value-type="float">
            <text:p>368</text:p>
          </table:table-cell>
          <table:table-cell table:formula="of:=&quot;$&quot;&amp;[.O27]&amp;&quot;: &quot;&amp;[.Q27]&amp;&quot;px;&quot;" office:value-type="string" office:string-value="$r23: 368px;" calcext:value-type="string">
            <text:p>$r23: 368px;</text:p>
          </table:table-cell>
          <table:table-cell table:style-name="ce28" table:formula="of:=&quot;$&quot;&amp;[.O27]&amp;&quot;: &quot;&amp;[.P27]&amp;&quot;em;&quot;" office:value-type="string" office:string-value="$r23: 23em;" calcext:value-type="string">
            <text:p>$r23: 23em;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5" table:formula="of:=[.U27]/16" office:value-type="float" office:value="1.5" calcext:value-type="float">
            <text:p>1,5</text:p>
          </table:table-cell>
          <table:table-cell table:style-name="ce28" table:formula="of:=&quot;$f&quot;&amp;[.U27]&amp;&quot;: &quot;&amp;[.V27]&amp;&quot;rem;&quot;" office:value-type="string" office:string-value="$f24: 1,5rem;" calcext:value-type="string">
            <text:p>$f24: 1,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24" calcext:value-type="float">
            <text:p>24</text:p>
          </table:table-cell>
          <table:table-cell table:formula="of:=&quot;c&quot;&amp;[.E28]" office:value-type="string" office:string-value="c24" calcext:value-type="string">
            <text:p>c24</text:p>
          </table:table-cell>
          <table:table-cell table:formula="of:=[.E28]*[.B$3]+([.E28]-1)*[.B$4]" office:value-type="float" office:value="118.75" calcext:value-type="float">
            <text:p>118,75</text:p>
          </table:table-cell>
          <table:table-cell table:formula="of:=[.G28]*[.$C$2]" office:value-type="float" office:value="1900" calcext:value-type="float">
            <text:p>1900</text:p>
          </table:table-cell>
          <table:table-cell table:formula="of:=&quot;$&quot;&amp;[.F28]&amp;&quot;: &quot;&amp;[.H28]&amp;&quot;px;&quot;" office:value-type="string" office:string-value="$c24: 1900px;" calcext:value-type="string">
            <text:p>$c24: 1900px;</text:p>
          </table:table-cell>
          <table:table-cell table:formula="of:=&quot;c&quot;&amp;[.E28]&amp;&quot;g&quot;" office:value-type="string" office:string-value="c24g" calcext:value-type="string">
            <text:p>c24g</text:p>
          </table:table-cell>
          <table:table-cell table:formula="of:=[.E28]*([.B$3]+[.B$4])" office:value-type="float" office:value="120" calcext:value-type="float">
            <text:p>120</text:p>
          </table:table-cell>
          <table:table-cell table:formula="of:=[.K28]*[.$C$2]" office:value-type="float" office:value="1920" calcext:value-type="float">
            <text:p>1920</text:p>
          </table:table-cell>
          <table:table-cell table:formula="of:=&quot;$&quot;&amp;[.J28]&amp;&quot;: &quot;&amp;[.L28]&amp;&quot;px;&quot;" office:value-type="string" office:string-value="$c24g: 1920px;" calcext:value-type="string">
            <text:p>$c24g: 1920px;</text:p>
          </table:table-cell>
          <table:table-cell/>
          <table:table-cell table:style-name="ce9" office:value-type="string" calcext:value-type="string">
            <text:p>r24</text:p>
          </table:table-cell>
          <table:table-cell table:formula="of:=[.P27]+[.B$5]" office:value-type="float" office:value="24" calcext:value-type="float">
            <text:p>24</text:p>
          </table:table-cell>
          <table:table-cell table:formula="of:=[.P28]*[.$C$2]" office:value-type="float" office:value="384" calcext:value-type="float">
            <text:p>384</text:p>
          </table:table-cell>
          <table:table-cell table:formula="of:=&quot;$&quot;&amp;[.O28]&amp;&quot;: &quot;&amp;[.Q28]&amp;&quot;px;&quot;" office:value-type="string" office:string-value="$r24: 384px;" calcext:value-type="string">
            <text:p>$r24: 384px;</text:p>
          </table:table-cell>
          <table:table-cell table:style-name="ce28" table:formula="of:=&quot;$&quot;&amp;[.O28]&amp;&quot;: &quot;&amp;[.P28]&amp;&quot;em;&quot;" office:value-type="string" office:string-value="$r24: 24em;" calcext:value-type="string">
            <text:p>$r24: 24em;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" table:formula="of:=[.U28]/16" office:value-type="float" office:value="1.5625" calcext:value-type="float">
            <text:p>1,5625</text:p>
          </table:table-cell>
          <table:table-cell table:style-name="ce28" table:formula="of:=&quot;$f&quot;&amp;[.U28]&amp;&quot;: &quot;&amp;[.V28]&amp;&quot;rem;&quot;" office:value-type="string" office:string-value="$f25: 1,5625rem;" calcext:value-type="string">
            <text:p>$f25: 1,5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25" calcext:value-type="float">
            <text:p>25</text:p>
          </table:table-cell>
          <table:table-cell table:formula="of:=&quot;c&quot;&amp;[.E29]" office:value-type="string" office:string-value="c25" calcext:value-type="string">
            <text:p>c25</text:p>
          </table:table-cell>
          <table:table-cell table:formula="of:=[.E29]*[.B$3]+([.E29]-1)*[.B$4]" office:value-type="float" office:value="123.75" calcext:value-type="float">
            <text:p>123,75</text:p>
          </table:table-cell>
          <table:table-cell table:formula="of:=[.G29]*[.$C$2]" office:value-type="float" office:value="1980" calcext:value-type="float">
            <text:p>1980</text:p>
          </table:table-cell>
          <table:table-cell table:formula="of:=&quot;$&quot;&amp;[.F29]&amp;&quot;: &quot;&amp;[.H29]&amp;&quot;px;&quot;" office:value-type="string" office:string-value="$c25: 1980px;" calcext:value-type="string">
            <text:p>$c25: 1980px;</text:p>
          </table:table-cell>
          <table:table-cell table:formula="of:=&quot;c&quot;&amp;[.E29]&amp;&quot;g&quot;" office:value-type="string" office:string-value="c25g" calcext:value-type="string">
            <text:p>c25g</text:p>
          </table:table-cell>
          <table:table-cell table:formula="of:=[.E29]*([.B$3]+[.B$4])" office:value-type="float" office:value="125" calcext:value-type="float">
            <text:p>125</text:p>
          </table:table-cell>
          <table:table-cell table:formula="of:=[.K29]*[.$C$2]" office:value-type="float" office:value="2000" calcext:value-type="float">
            <text:p>2000</text:p>
          </table:table-cell>
          <table:table-cell table:formula="of:=&quot;$&quot;&amp;[.J29]&amp;&quot;: &quot;&amp;[.L29]&amp;&quot;px;&quot;" office:value-type="string" office:string-value="$c25g: 2000px;" calcext:value-type="string">
            <text:p>$c25g: 2000px;</text:p>
          </table:table-cell>
          <table:table-cell/>
          <table:table-cell table:style-name="ce9" office:value-type="string" calcext:value-type="string">
            <text:p>r25</text:p>
          </table:table-cell>
          <table:table-cell table:formula="of:=[.P28]+[.B$5]" office:value-type="float" office:value="25" calcext:value-type="float">
            <text:p>25</text:p>
          </table:table-cell>
          <table:table-cell table:formula="of:=[.P29]*[.$C$2]" office:value-type="float" office:value="400" calcext:value-type="float">
            <text:p>400</text:p>
          </table:table-cell>
          <table:table-cell table:formula="of:=&quot;$&quot;&amp;[.O29]&amp;&quot;: &quot;&amp;[.Q29]&amp;&quot;px;&quot;" office:value-type="string" office:string-value="$r25: 400px;" calcext:value-type="string">
            <text:p>$r25: 400px;</text:p>
          </table:table-cell>
          <table:table-cell table:style-name="ce28" table:formula="of:=&quot;$&quot;&amp;[.O29]&amp;&quot;: &quot;&amp;[.P29]&amp;&quot;em;&quot;" office:value-type="string" office:string-value="$r25: 25em;" calcext:value-type="string">
            <text:p>$r25: 25em;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5" table:formula="of:=[.U29]/16" office:value-type="float" office:value="1.625" calcext:value-type="float">
            <text:p>1,625</text:p>
          </table:table-cell>
          <table:table-cell table:style-name="ce28" table:formula="of:=&quot;$f&quot;&amp;[.U29]&amp;&quot;: &quot;&amp;[.V29]&amp;&quot;rem;&quot;" office:value-type="string" office:string-value="$f26: 1,625rem;" calcext:value-type="string">
            <text:p>$f26: 1,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26" calcext:value-type="float">
            <text:p>26</text:p>
          </table:table-cell>
          <table:table-cell table:formula="of:=&quot;c&quot;&amp;[.E30]" office:value-type="string" office:string-value="c26" calcext:value-type="string">
            <text:p>c26</text:p>
          </table:table-cell>
          <table:table-cell table:formula="of:=[.E30]*[.B$3]+([.E30]-1)*[.B$4]" office:value-type="float" office:value="128.75" calcext:value-type="float">
            <text:p>128,75</text:p>
          </table:table-cell>
          <table:table-cell table:formula="of:=[.G30]*[.$C$2]" office:value-type="float" office:value="2060" calcext:value-type="float">
            <text:p>2060</text:p>
          </table:table-cell>
          <table:table-cell table:formula="of:=&quot;$&quot;&amp;[.F30]&amp;&quot;: &quot;&amp;[.H30]&amp;&quot;px;&quot;" office:value-type="string" office:string-value="$c26: 2060px;" calcext:value-type="string">
            <text:p>$c26: 2060px;</text:p>
          </table:table-cell>
          <table:table-cell table:formula="of:=&quot;c&quot;&amp;[.E30]&amp;&quot;g&quot;" office:value-type="string" office:string-value="c26g" calcext:value-type="string">
            <text:p>c26g</text:p>
          </table:table-cell>
          <table:table-cell table:formula="of:=[.E30]*([.B$3]+[.B$4])" office:value-type="float" office:value="130" calcext:value-type="float">
            <text:p>130</text:p>
          </table:table-cell>
          <table:table-cell table:formula="of:=[.K30]*[.$C$2]" office:value-type="float" office:value="2080" calcext:value-type="float">
            <text:p>2080</text:p>
          </table:table-cell>
          <table:table-cell table:formula="of:=&quot;$&quot;&amp;[.J30]&amp;&quot;: &quot;&amp;[.L30]&amp;&quot;px;&quot;" office:value-type="string" office:string-value="$c26g: 2080px;" calcext:value-type="string">
            <text:p>$c26g: 2080px;</text:p>
          </table:table-cell>
          <table:table-cell/>
          <table:table-cell table:style-name="ce9" office:value-type="string" calcext:value-type="string">
            <text:p>r26</text:p>
          </table:table-cell>
          <table:table-cell table:formula="of:=[.P29]+[.B$5]" office:value-type="float" office:value="26" calcext:value-type="float">
            <text:p>26</text:p>
          </table:table-cell>
          <table:table-cell table:formula="of:=[.P30]*[.$C$2]" office:value-type="float" office:value="416" calcext:value-type="float">
            <text:p>416</text:p>
          </table:table-cell>
          <table:table-cell table:formula="of:=&quot;$&quot;&amp;[.O30]&amp;&quot;: &quot;&amp;[.Q30]&amp;&quot;px;&quot;" office:value-type="string" office:string-value="$r26: 416px;" calcext:value-type="string">
            <text:p>$r26: 416px;</text:p>
          </table:table-cell>
          <table:table-cell table:style-name="ce28" table:formula="of:=&quot;$&quot;&amp;[.O30]&amp;&quot;: &quot;&amp;[.P30]&amp;&quot;em;&quot;" office:value-type="string" office:string-value="$r26: 26em;" calcext:value-type="string">
            <text:p>$r26: 26em;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5" table:formula="of:=[.U30]/16" office:value-type="float" office:value="1.6875" calcext:value-type="float">
            <text:p>1,6875</text:p>
          </table:table-cell>
          <table:table-cell table:style-name="ce28" table:formula="of:=&quot;$f&quot;&amp;[.U30]&amp;&quot;: &quot;&amp;[.V30]&amp;&quot;rem;&quot;" office:value-type="string" office:string-value="$f27: 1,6875rem;" calcext:value-type="string">
            <text:p>$f27: 1,6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27" calcext:value-type="float">
            <text:p>27</text:p>
          </table:table-cell>
          <table:table-cell table:formula="of:=&quot;c&quot;&amp;[.E31]" office:value-type="string" office:string-value="c27" calcext:value-type="string">
            <text:p>c27</text:p>
          </table:table-cell>
          <table:table-cell table:formula="of:=[.E31]*[.B$3]+([.E31]-1)*[.B$4]" office:value-type="float" office:value="133.75" calcext:value-type="float">
            <text:p>133,75</text:p>
          </table:table-cell>
          <table:table-cell table:formula="of:=[.G31]*[.$C$2]" office:value-type="float" office:value="2140" calcext:value-type="float">
            <text:p>2140</text:p>
          </table:table-cell>
          <table:table-cell table:formula="of:=&quot;$&quot;&amp;[.F31]&amp;&quot;: &quot;&amp;[.H31]&amp;&quot;px;&quot;" office:value-type="string" office:string-value="$c27: 2140px;" calcext:value-type="string">
            <text:p>$c27: 2140px;</text:p>
          </table:table-cell>
          <table:table-cell table:formula="of:=&quot;c&quot;&amp;[.E31]&amp;&quot;g&quot;" office:value-type="string" office:string-value="c27g" calcext:value-type="string">
            <text:p>c27g</text:p>
          </table:table-cell>
          <table:table-cell table:formula="of:=[.E31]*([.B$3]+[.B$4])" office:value-type="float" office:value="135" calcext:value-type="float">
            <text:p>135</text:p>
          </table:table-cell>
          <table:table-cell table:formula="of:=[.K31]*[.$C$2]" office:value-type="float" office:value="2160" calcext:value-type="float">
            <text:p>2160</text:p>
          </table:table-cell>
          <table:table-cell table:formula="of:=&quot;$&quot;&amp;[.J31]&amp;&quot;: &quot;&amp;[.L31]&amp;&quot;px;&quot;" office:value-type="string" office:string-value="$c27g: 2160px;" calcext:value-type="string">
            <text:p>$c27g: 2160px;</text:p>
          </table:table-cell>
          <table:table-cell/>
          <table:table-cell table:style-name="ce9" office:value-type="string" calcext:value-type="string">
            <text:p>r27</text:p>
          </table:table-cell>
          <table:table-cell table:formula="of:=[.P30]+[.B$5]" office:value-type="float" office:value="27" calcext:value-type="float">
            <text:p>27</text:p>
          </table:table-cell>
          <table:table-cell table:formula="of:=[.P31]*[.$C$2]" office:value-type="float" office:value="432" calcext:value-type="float">
            <text:p>432</text:p>
          </table:table-cell>
          <table:table-cell table:formula="of:=&quot;$&quot;&amp;[.O31]&amp;&quot;: &quot;&amp;[.Q31]&amp;&quot;px;&quot;" office:value-type="string" office:string-value="$r27: 432px;" calcext:value-type="string">
            <text:p>$r27: 432px;</text:p>
          </table:table-cell>
          <table:table-cell table:style-name="ce28" table:formula="of:=&quot;$&quot;&amp;[.O31]&amp;&quot;: &quot;&amp;[.P31]&amp;&quot;em;&quot;" office:value-type="string" office:string-value="$r27: 27em;" calcext:value-type="string">
            <text:p>$r27: 27em;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5" table:formula="of:=[.U31]/16" office:value-type="float" office:value="1.75" calcext:value-type="float">
            <text:p>1,75</text:p>
          </table:table-cell>
          <table:table-cell table:style-name="ce28" table:formula="of:=&quot;$f&quot;&amp;[.U31]&amp;&quot;: &quot;&amp;[.V31]&amp;&quot;rem;&quot;" office:value-type="string" office:string-value="$f28: 1,75rem;" calcext:value-type="string">
            <text:p>$f28: 1,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28" calcext:value-type="float">
            <text:p>28</text:p>
          </table:table-cell>
          <table:table-cell table:formula="of:=&quot;c&quot;&amp;[.E32]" office:value-type="string" office:string-value="c28" calcext:value-type="string">
            <text:p>c28</text:p>
          </table:table-cell>
          <table:table-cell table:formula="of:=[.E32]*[.B$3]+([.E32]-1)*[.B$4]" office:value-type="float" office:value="138.75" calcext:value-type="float">
            <text:p>138,75</text:p>
          </table:table-cell>
          <table:table-cell table:formula="of:=[.G32]*[.$C$2]" office:value-type="float" office:value="2220" calcext:value-type="float">
            <text:p>2220</text:p>
          </table:table-cell>
          <table:table-cell table:formula="of:=&quot;$&quot;&amp;[.F32]&amp;&quot;: &quot;&amp;[.H32]&amp;&quot;px;&quot;" office:value-type="string" office:string-value="$c28: 2220px;" calcext:value-type="string">
            <text:p>$c28: 2220px;</text:p>
          </table:table-cell>
          <table:table-cell table:formula="of:=&quot;c&quot;&amp;[.E32]&amp;&quot;g&quot;" office:value-type="string" office:string-value="c28g" calcext:value-type="string">
            <text:p>c28g</text:p>
          </table:table-cell>
          <table:table-cell table:formula="of:=[.E32]*([.B$3]+[.B$4])" office:value-type="float" office:value="140" calcext:value-type="float">
            <text:p>140</text:p>
          </table:table-cell>
          <table:table-cell table:formula="of:=[.K32]*[.$C$2]" office:value-type="float" office:value="2240" calcext:value-type="float">
            <text:p>2240</text:p>
          </table:table-cell>
          <table:table-cell table:formula="of:=&quot;$&quot;&amp;[.J32]&amp;&quot;: &quot;&amp;[.L32]&amp;&quot;px;&quot;" office:value-type="string" office:string-value="$c28g: 2240px;" calcext:value-type="string">
            <text:p>$c28g: 2240px;</text:p>
          </table:table-cell>
          <table:table-cell/>
          <table:table-cell table:style-name="ce9" office:value-type="string" calcext:value-type="string">
            <text:p>r28</text:p>
          </table:table-cell>
          <table:table-cell table:formula="of:=[.P31]+[.B$5]" office:value-type="float" office:value="28" calcext:value-type="float">
            <text:p>28</text:p>
          </table:table-cell>
          <table:table-cell table:formula="of:=[.P32]*[.$C$2]" office:value-type="float" office:value="448" calcext:value-type="float">
            <text:p>448</text:p>
          </table:table-cell>
          <table:table-cell table:formula="of:=&quot;$&quot;&amp;[.O32]&amp;&quot;: &quot;&amp;[.Q32]&amp;&quot;px;&quot;" office:value-type="string" office:string-value="$r28: 448px;" calcext:value-type="string">
            <text:p>$r28: 448px;</text:p>
          </table:table-cell>
          <table:table-cell table:style-name="ce28" table:formula="of:=&quot;$&quot;&amp;[.O32]&amp;&quot;: &quot;&amp;[.P32]&amp;&quot;em;&quot;" office:value-type="string" office:string-value="$r28: 28em;" calcext:value-type="string">
            <text:p>$r28: 28em;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5" table:formula="of:=[.U32]/16" office:value-type="float" office:value="1.8125" calcext:value-type="float">
            <text:p>1,8125</text:p>
          </table:table-cell>
          <table:table-cell table:style-name="ce28" table:formula="of:=&quot;$f&quot;&amp;[.U32]&amp;&quot;: &quot;&amp;[.V32]&amp;&quot;rem;&quot;" office:value-type="string" office:string-value="$f29: 1,8125rem;" calcext:value-type="string">
            <text:p>$f29: 1,8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29" calcext:value-type="float">
            <text:p>29</text:p>
          </table:table-cell>
          <table:table-cell table:formula="of:=&quot;c&quot;&amp;[.E33]" office:value-type="string" office:string-value="c29" calcext:value-type="string">
            <text:p>c29</text:p>
          </table:table-cell>
          <table:table-cell table:formula="of:=[.E33]*[.B$3]+([.E33]-1)*[.B$4]" office:value-type="float" office:value="143.75" calcext:value-type="float">
            <text:p>143,75</text:p>
          </table:table-cell>
          <table:table-cell table:formula="of:=[.G33]*[.$C$2]" office:value-type="float" office:value="2300" calcext:value-type="float">
            <text:p>2300</text:p>
          </table:table-cell>
          <table:table-cell table:formula="of:=&quot;$&quot;&amp;[.F33]&amp;&quot;: &quot;&amp;[.H33]&amp;&quot;px;&quot;" office:value-type="string" office:string-value="$c29: 2300px;" calcext:value-type="string">
            <text:p>$c29: 2300px;</text:p>
          </table:table-cell>
          <table:table-cell table:formula="of:=&quot;c&quot;&amp;[.E33]&amp;&quot;g&quot;" office:value-type="string" office:string-value="c29g" calcext:value-type="string">
            <text:p>c29g</text:p>
          </table:table-cell>
          <table:table-cell table:formula="of:=[.E33]*([.B$3]+[.B$4])" office:value-type="float" office:value="145" calcext:value-type="float">
            <text:p>145</text:p>
          </table:table-cell>
          <table:table-cell table:formula="of:=[.K33]*[.$C$2]" office:value-type="float" office:value="2320" calcext:value-type="float">
            <text:p>2320</text:p>
          </table:table-cell>
          <table:table-cell table:formula="of:=&quot;$&quot;&amp;[.J33]&amp;&quot;: &quot;&amp;[.L33]&amp;&quot;px;&quot;" office:value-type="string" office:string-value="$c29g: 2320px;" calcext:value-type="string">
            <text:p>$c29g: 2320px;</text:p>
          </table:table-cell>
          <table:table-cell/>
          <table:table-cell table:style-name="ce9" office:value-type="string" calcext:value-type="string">
            <text:p>r29</text:p>
          </table:table-cell>
          <table:table-cell table:formula="of:=[.P32]+[.B$5]" office:value-type="float" office:value="29" calcext:value-type="float">
            <text:p>29</text:p>
          </table:table-cell>
          <table:table-cell table:formula="of:=[.P33]*[.$C$2]" office:value-type="float" office:value="464" calcext:value-type="float">
            <text:p>464</text:p>
          </table:table-cell>
          <table:table-cell table:formula="of:=&quot;$&quot;&amp;[.O33]&amp;&quot;: &quot;&amp;[.Q33]&amp;&quot;px;&quot;" office:value-type="string" office:string-value="$r29: 464px;" calcext:value-type="string">
            <text:p>$r29: 464px;</text:p>
          </table:table-cell>
          <table:table-cell table:style-name="ce28" table:formula="of:=&quot;$&quot;&amp;[.O33]&amp;&quot;: &quot;&amp;[.P33]&amp;&quot;em;&quot;" office:value-type="string" office:string-value="$r29: 29em;" calcext:value-type="string">
            <text:p>$r29: 29em;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5" table:formula="of:=[.U33]/16" office:value-type="float" office:value="1.875" calcext:value-type="float">
            <text:p>1,875</text:p>
          </table:table-cell>
          <table:table-cell table:style-name="ce28" table:formula="of:=&quot;$f&quot;&amp;[.U33]&amp;&quot;: &quot;&amp;[.V33]&amp;&quot;rem;&quot;" office:value-type="string" office:string-value="$f30: 1,875rem;" calcext:value-type="string">
            <text:p>$f30: 1,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0" calcext:value-type="float">
            <text:p>30</text:p>
          </table:table-cell>
          <table:table-cell table:formula="of:=&quot;c&quot;&amp;[.E34]" office:value-type="string" office:string-value="c30" calcext:value-type="string">
            <text:p>c30</text:p>
          </table:table-cell>
          <table:table-cell table:formula="of:=[.E34]*[.B$3]+([.E34]-1)*[.B$4]" office:value-type="float" office:value="148.75" calcext:value-type="float">
            <text:p>148,75</text:p>
          </table:table-cell>
          <table:table-cell table:formula="of:=[.G34]*[.$C$2]" office:value-type="float" office:value="2380" calcext:value-type="float">
            <text:p>2380</text:p>
          </table:table-cell>
          <table:table-cell table:formula="of:=&quot;$&quot;&amp;[.F34]&amp;&quot;: &quot;&amp;[.H34]&amp;&quot;px;&quot;" office:value-type="string" office:string-value="$c30: 2380px;" calcext:value-type="string">
            <text:p>$c30: 2380px;</text:p>
          </table:table-cell>
          <table:table-cell table:formula="of:=&quot;c&quot;&amp;[.E34]&amp;&quot;g&quot;" office:value-type="string" office:string-value="c30g" calcext:value-type="string">
            <text:p>c30g</text:p>
          </table:table-cell>
          <table:table-cell table:formula="of:=[.E34]*([.B$3]+[.B$4])" office:value-type="float" office:value="150" calcext:value-type="float">
            <text:p>150</text:p>
          </table:table-cell>
          <table:table-cell table:formula="of:=[.K34]*[.$C$2]" office:value-type="float" office:value="2400" calcext:value-type="float">
            <text:p>2400</text:p>
          </table:table-cell>
          <table:table-cell table:formula="of:=&quot;$&quot;&amp;[.J34]&amp;&quot;: &quot;&amp;[.L34]&amp;&quot;px;&quot;" office:value-type="string" office:string-value="$c30g: 2400px;" calcext:value-type="string">
            <text:p>$c30g: 2400px;</text:p>
          </table:table-cell>
          <table:table-cell/>
          <table:table-cell table:style-name="ce9" office:value-type="string" calcext:value-type="string">
            <text:p>r30</text:p>
          </table:table-cell>
          <table:table-cell table:formula="of:=[.P33]+[.B$5]" office:value-type="float" office:value="30" calcext:value-type="float">
            <text:p>30</text:p>
          </table:table-cell>
          <table:table-cell table:formula="of:=[.P34]*[.$C$2]" office:value-type="float" office:value="480" calcext:value-type="float">
            <text:p>480</text:p>
          </table:table-cell>
          <table:table-cell table:formula="of:=&quot;$&quot;&amp;[.O34]&amp;&quot;: &quot;&amp;[.Q34]&amp;&quot;px;&quot;" office:value-type="string" office:string-value="$r30: 480px;" calcext:value-type="string">
            <text:p>$r30: 480px;</text:p>
          </table:table-cell>
          <table:table-cell table:style-name="ce28" table:formula="of:=&quot;$&quot;&amp;[.O34]&amp;&quot;: &quot;&amp;[.P34]&amp;&quot;em;&quot;" office:value-type="string" office:string-value="$r30: 30em;" calcext:value-type="string">
            <text:p>$r30: 30em;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5" table:formula="of:=[.U34]/16" office:value-type="float" office:value="1.9375" calcext:value-type="float">
            <text:p>1,9375</text:p>
          </table:table-cell>
          <table:table-cell table:style-name="ce28" table:formula="of:=&quot;$f&quot;&amp;[.U34]&amp;&quot;: &quot;&amp;[.V34]&amp;&quot;rem;&quot;" office:value-type="string" office:string-value="$f31: 1,9375rem;" calcext:value-type="string">
            <text:p>$f31: 1,9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1" calcext:value-type="float">
            <text:p>31</text:p>
          </table:table-cell>
          <table:table-cell table:formula="of:=&quot;c&quot;&amp;[.E35]" office:value-type="string" office:string-value="c31" calcext:value-type="string">
            <text:p>c31</text:p>
          </table:table-cell>
          <table:table-cell table:formula="of:=[.E35]*[.B$3]+([.E35]-1)*[.B$4]" office:value-type="float" office:value="153.75" calcext:value-type="float">
            <text:p>153,75</text:p>
          </table:table-cell>
          <table:table-cell table:formula="of:=[.G35]*[.$C$2]" office:value-type="float" office:value="2460" calcext:value-type="float">
            <text:p>2460</text:p>
          </table:table-cell>
          <table:table-cell table:formula="of:=&quot;$&quot;&amp;[.F35]&amp;&quot;: &quot;&amp;[.H35]&amp;&quot;px;&quot;" office:value-type="string" office:string-value="$c31: 2460px;" calcext:value-type="string">
            <text:p>$c31: 2460px;</text:p>
          </table:table-cell>
          <table:table-cell table:formula="of:=&quot;c&quot;&amp;[.E35]&amp;&quot;g&quot;" office:value-type="string" office:string-value="c31g" calcext:value-type="string">
            <text:p>c31g</text:p>
          </table:table-cell>
          <table:table-cell table:formula="of:=[.E35]*([.B$3]+[.B$4])" office:value-type="float" office:value="155" calcext:value-type="float">
            <text:p>155</text:p>
          </table:table-cell>
          <table:table-cell table:formula="of:=[.K35]*[.$C$2]" office:value-type="float" office:value="2480" calcext:value-type="float">
            <text:p>2480</text:p>
          </table:table-cell>
          <table:table-cell table:formula="of:=&quot;$&quot;&amp;[.J35]&amp;&quot;: &quot;&amp;[.L35]&amp;&quot;px;&quot;" office:value-type="string" office:string-value="$c31g: 2480px;" calcext:value-type="string">
            <text:p>$c31g: 2480px;</text:p>
          </table:table-cell>
          <table:table-cell/>
          <table:table-cell table:style-name="ce9" office:value-type="string" calcext:value-type="string">
            <text:p>r31</text:p>
          </table:table-cell>
          <table:table-cell table:formula="of:=[.P34]+[.B$5]" office:value-type="float" office:value="31" calcext:value-type="float">
            <text:p>31</text:p>
          </table:table-cell>
          <table:table-cell table:formula="of:=[.P35]*[.$C$2]" office:value-type="float" office:value="496" calcext:value-type="float">
            <text:p>496</text:p>
          </table:table-cell>
          <table:table-cell table:formula="of:=&quot;$&quot;&amp;[.O35]&amp;&quot;: &quot;&amp;[.Q35]&amp;&quot;px;&quot;" office:value-type="string" office:string-value="$r31: 496px;" calcext:value-type="string">
            <text:p>$r31: 496px;</text:p>
          </table:table-cell>
          <table:table-cell table:style-name="ce28" table:formula="of:=&quot;$&quot;&amp;[.O35]&amp;&quot;: &quot;&amp;[.P35]&amp;&quot;em;&quot;" office:value-type="string" office:string-value="$r31: 31em;" calcext:value-type="string">
            <text:p>$r31: 31em;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5" table:formula="of:=[.U35]/16" office:value-type="float" office:value="2" calcext:value-type="float">
            <text:p>2</text:p>
          </table:table-cell>
          <table:table-cell table:style-name="ce28" table:formula="of:=&quot;$f&quot;&amp;[.U35]&amp;&quot;: &quot;&amp;[.V35]&amp;&quot;rem;&quot;" office:value-type="string" office:string-value="$f32: 2rem;" calcext:value-type="string">
            <text:p>$f32: 2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2" calcext:value-type="float">
            <text:p>32</text:p>
          </table:table-cell>
          <table:table-cell table:formula="of:=&quot;c&quot;&amp;[.E36]" office:value-type="string" office:string-value="c32" calcext:value-type="string">
            <text:p>c32</text:p>
          </table:table-cell>
          <table:table-cell table:formula="of:=[.E36]*[.B$3]+([.E36]-1)*[.B$4]" office:value-type="float" office:value="158.75" calcext:value-type="float">
            <text:p>158,75</text:p>
          </table:table-cell>
          <table:table-cell table:formula="of:=[.G36]*[.$C$2]" office:value-type="float" office:value="2540" calcext:value-type="float">
            <text:p>2540</text:p>
          </table:table-cell>
          <table:table-cell table:formula="of:=&quot;$&quot;&amp;[.F36]&amp;&quot;: &quot;&amp;[.H36]&amp;&quot;px;&quot;" office:value-type="string" office:string-value="$c32: 2540px;" calcext:value-type="string">
            <text:p>$c32: 2540px;</text:p>
          </table:table-cell>
          <table:table-cell table:formula="of:=&quot;c&quot;&amp;[.E36]&amp;&quot;g&quot;" office:value-type="string" office:string-value="c32g" calcext:value-type="string">
            <text:p>c32g</text:p>
          </table:table-cell>
          <table:table-cell table:formula="of:=[.E36]*([.B$3]+[.B$4])" office:value-type="float" office:value="160" calcext:value-type="float">
            <text:p>160</text:p>
          </table:table-cell>
          <table:table-cell table:formula="of:=[.K36]*[.$C$2]" office:value-type="float" office:value="2560" calcext:value-type="float">
            <text:p>2560</text:p>
          </table:table-cell>
          <table:table-cell table:formula="of:=&quot;$&quot;&amp;[.J36]&amp;&quot;: &quot;&amp;[.L36]&amp;&quot;px;&quot;" office:value-type="string" office:string-value="$c32g: 2560px;" calcext:value-type="string">
            <text:p>$c32g: 2560px;</text:p>
          </table:table-cell>
          <table:table-cell/>
          <table:table-cell table:style-name="ce9" office:value-type="string" calcext:value-type="string">
            <text:p>r32</text:p>
          </table:table-cell>
          <table:table-cell table:formula="of:=[.P35]+[.B$5]" office:value-type="float" office:value="32" calcext:value-type="float">
            <text:p>32</text:p>
          </table:table-cell>
          <table:table-cell table:formula="of:=[.P36]*[.$C$2]" office:value-type="float" office:value="512" calcext:value-type="float">
            <text:p>512</text:p>
          </table:table-cell>
          <table:table-cell table:formula="of:=&quot;$&quot;&amp;[.O36]&amp;&quot;: &quot;&amp;[.Q36]&amp;&quot;px;&quot;" office:value-type="string" office:string-value="$r32: 512px;" calcext:value-type="string">
            <text:p>$r32: 512px;</text:p>
          </table:table-cell>
          <table:table-cell table:style-name="ce28" table:formula="of:=&quot;$&quot;&amp;[.O36]&amp;&quot;: &quot;&amp;[.P36]&amp;&quot;em;&quot;" office:value-type="string" office:string-value="$r32: 32em;" calcext:value-type="string">
            <text:p>$r32: 32em;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5" table:formula="of:=[.U36]/16" office:value-type="float" office:value="2.0625" calcext:value-type="float">
            <text:p>2,0625</text:p>
          </table:table-cell>
          <table:table-cell table:style-name="ce28" table:formula="of:=&quot;$f&quot;&amp;[.U36]&amp;&quot;: &quot;&amp;[.V36]&amp;&quot;rem;&quot;" office:value-type="string" office:string-value="$f33: 2,0625rem;" calcext:value-type="string">
            <text:p>$f33: 2,0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3" calcext:value-type="float">
            <text:p>33</text:p>
          </table:table-cell>
          <table:table-cell table:formula="of:=&quot;c&quot;&amp;[.E37]" office:value-type="string" office:string-value="c33" calcext:value-type="string">
            <text:p>c33</text:p>
          </table:table-cell>
          <table:table-cell table:formula="of:=[.E37]*[.B$3]+([.E37]-1)*[.B$4]" office:value-type="float" office:value="163.75" calcext:value-type="float">
            <text:p>163,75</text:p>
          </table:table-cell>
          <table:table-cell table:formula="of:=[.G37]*[.$C$2]" office:value-type="float" office:value="2620" calcext:value-type="float">
            <text:p>2620</text:p>
          </table:table-cell>
          <table:table-cell table:formula="of:=&quot;$&quot;&amp;[.F37]&amp;&quot;: &quot;&amp;[.H37]&amp;&quot;px;&quot;" office:value-type="string" office:string-value="$c33: 2620px;" calcext:value-type="string">
            <text:p>$c33: 2620px;</text:p>
          </table:table-cell>
          <table:table-cell table:formula="of:=&quot;c&quot;&amp;[.E37]&amp;&quot;g&quot;" office:value-type="string" office:string-value="c33g" calcext:value-type="string">
            <text:p>c33g</text:p>
          </table:table-cell>
          <table:table-cell table:formula="of:=[.E37]*([.B$3]+[.B$4])" office:value-type="float" office:value="165" calcext:value-type="float">
            <text:p>165</text:p>
          </table:table-cell>
          <table:table-cell table:formula="of:=[.K37]*[.$C$2]" office:value-type="float" office:value="2640" calcext:value-type="float">
            <text:p>2640</text:p>
          </table:table-cell>
          <table:table-cell table:formula="of:=&quot;$&quot;&amp;[.J37]&amp;&quot;: &quot;&amp;[.L37]&amp;&quot;px;&quot;" office:value-type="string" office:string-value="$c33g: 2640px;" calcext:value-type="string">
            <text:p>$c33g: 2640px;</text:p>
          </table:table-cell>
          <table:table-cell/>
          <table:table-cell table:style-name="ce9" office:value-type="string" calcext:value-type="string">
            <text:p>r33</text:p>
          </table:table-cell>
          <table:table-cell table:formula="of:=[.P36]+[.B$5]" office:value-type="float" office:value="33" calcext:value-type="float">
            <text:p>33</text:p>
          </table:table-cell>
          <table:table-cell table:formula="of:=[.P37]*[.$C$2]" office:value-type="float" office:value="528" calcext:value-type="float">
            <text:p>528</text:p>
          </table:table-cell>
          <table:table-cell table:formula="of:=&quot;$&quot;&amp;[.O37]&amp;&quot;: &quot;&amp;[.Q37]&amp;&quot;px;&quot;" office:value-type="string" office:string-value="$r33: 528px;" calcext:value-type="string">
            <text:p>$r33: 528px;</text:p>
          </table:table-cell>
          <table:table-cell table:style-name="ce28" table:formula="of:=&quot;$&quot;&amp;[.O37]&amp;&quot;: &quot;&amp;[.P37]&amp;&quot;em;&quot;" office:value-type="string" office:string-value="$r33: 33em;" calcext:value-type="string">
            <text:p>$r33: 33em;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5" table:formula="of:=[.U37]/16" office:value-type="float" office:value="2.125" calcext:value-type="float">
            <text:p>2,125</text:p>
          </table:table-cell>
          <table:table-cell table:style-name="ce28" table:formula="of:=&quot;$f&quot;&amp;[.U37]&amp;&quot;: &quot;&amp;[.V37]&amp;&quot;rem;&quot;" office:value-type="string" office:string-value="$f34: 2,125rem;" calcext:value-type="string">
            <text:p>$f34: 2,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4" calcext:value-type="float">
            <text:p>34</text:p>
          </table:table-cell>
          <table:table-cell table:formula="of:=&quot;c&quot;&amp;[.E38]" office:value-type="string" office:string-value="c34" calcext:value-type="string">
            <text:p>c34</text:p>
          </table:table-cell>
          <table:table-cell table:formula="of:=[.E38]*[.B$3]+([.E38]-1)*[.B$4]" office:value-type="float" office:value="168.75" calcext:value-type="float">
            <text:p>168,75</text:p>
          </table:table-cell>
          <table:table-cell table:formula="of:=[.G38]*[.$C$2]" office:value-type="float" office:value="2700" calcext:value-type="float">
            <text:p>2700</text:p>
          </table:table-cell>
          <table:table-cell table:formula="of:=&quot;$&quot;&amp;[.F38]&amp;&quot;: &quot;&amp;[.H38]&amp;&quot;px;&quot;" office:value-type="string" office:string-value="$c34: 2700px;" calcext:value-type="string">
            <text:p>$c34: 2700px;</text:p>
          </table:table-cell>
          <table:table-cell table:formula="of:=&quot;c&quot;&amp;[.E38]&amp;&quot;g&quot;" office:value-type="string" office:string-value="c34g" calcext:value-type="string">
            <text:p>c34g</text:p>
          </table:table-cell>
          <table:table-cell table:formula="of:=[.E38]*([.B$3]+[.B$4])" office:value-type="float" office:value="170" calcext:value-type="float">
            <text:p>170</text:p>
          </table:table-cell>
          <table:table-cell table:formula="of:=[.K38]*[.$C$2]" office:value-type="float" office:value="2720" calcext:value-type="float">
            <text:p>2720</text:p>
          </table:table-cell>
          <table:table-cell table:formula="of:=&quot;$&quot;&amp;[.J38]&amp;&quot;: &quot;&amp;[.L38]&amp;&quot;px;&quot;" office:value-type="string" office:string-value="$c34g: 2720px;" calcext:value-type="string">
            <text:p>$c34g: 2720px;</text:p>
          </table:table-cell>
          <table:table-cell/>
          <table:table-cell table:style-name="ce9" office:value-type="string" calcext:value-type="string">
            <text:p>r34</text:p>
          </table:table-cell>
          <table:table-cell table:formula="of:=[.P37]+[.B$5]" office:value-type="float" office:value="34" calcext:value-type="float">
            <text:p>34</text:p>
          </table:table-cell>
          <table:table-cell table:formula="of:=[.P38]*[.$C$2]" office:value-type="float" office:value="544" calcext:value-type="float">
            <text:p>544</text:p>
          </table:table-cell>
          <table:table-cell table:formula="of:=&quot;$&quot;&amp;[.O38]&amp;&quot;: &quot;&amp;[.Q38]&amp;&quot;px;&quot;" office:value-type="string" office:string-value="$r34: 544px;" calcext:value-type="string">
            <text:p>$r34: 544px;</text:p>
          </table:table-cell>
          <table:table-cell table:style-name="ce28" table:formula="of:=&quot;$&quot;&amp;[.O38]&amp;&quot;: &quot;&amp;[.P38]&amp;&quot;em;&quot;" office:value-type="string" office:string-value="$r34: 34em;" calcext:value-type="string">
            <text:p>$r34: 34em;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5" table:formula="of:=[.U38]/16" office:value-type="float" office:value="2.1875" calcext:value-type="float">
            <text:p>2,1875</text:p>
          </table:table-cell>
          <table:table-cell table:style-name="ce28" table:formula="of:=&quot;$f&quot;&amp;[.U38]&amp;&quot;: &quot;&amp;[.V38]&amp;&quot;rem;&quot;" office:value-type="string" office:string-value="$f35: 2,1875rem;" calcext:value-type="string">
            <text:p>$f35: 2,1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5" calcext:value-type="float">
            <text:p>35</text:p>
          </table:table-cell>
          <table:table-cell table:formula="of:=&quot;c&quot;&amp;[.E39]" office:value-type="string" office:string-value="c35" calcext:value-type="string">
            <text:p>c35</text:p>
          </table:table-cell>
          <table:table-cell table:formula="of:=[.E39]*[.B$3]+([.E39]-1)*[.B$4]" office:value-type="float" office:value="173.75" calcext:value-type="float">
            <text:p>173,75</text:p>
          </table:table-cell>
          <table:table-cell table:formula="of:=[.G39]*[.$C$2]" office:value-type="float" office:value="2780" calcext:value-type="float">
            <text:p>2780</text:p>
          </table:table-cell>
          <table:table-cell table:formula="of:=&quot;$&quot;&amp;[.F39]&amp;&quot;: &quot;&amp;[.H39]&amp;&quot;px;&quot;" office:value-type="string" office:string-value="$c35: 2780px;" calcext:value-type="string">
            <text:p>$c35: 2780px;</text:p>
          </table:table-cell>
          <table:table-cell table:formula="of:=&quot;c&quot;&amp;[.E39]&amp;&quot;g&quot;" office:value-type="string" office:string-value="c35g" calcext:value-type="string">
            <text:p>c35g</text:p>
          </table:table-cell>
          <table:table-cell table:formula="of:=[.E39]*([.B$3]+[.B$4])" office:value-type="float" office:value="175" calcext:value-type="float">
            <text:p>175</text:p>
          </table:table-cell>
          <table:table-cell table:formula="of:=[.K39]*[.$C$2]" office:value-type="float" office:value="2800" calcext:value-type="float">
            <text:p>2800</text:p>
          </table:table-cell>
          <table:table-cell table:formula="of:=&quot;$&quot;&amp;[.J39]&amp;&quot;: &quot;&amp;[.L39]&amp;&quot;px;&quot;" office:value-type="string" office:string-value="$c35g: 2800px;" calcext:value-type="string">
            <text:p>$c35g: 2800px;</text:p>
          </table:table-cell>
          <table:table-cell/>
          <table:table-cell table:style-name="ce9" office:value-type="string" calcext:value-type="string">
            <text:p>r35</text:p>
          </table:table-cell>
          <table:table-cell table:formula="of:=[.P38]+[.B$5]" office:value-type="float" office:value="35" calcext:value-type="float">
            <text:p>35</text:p>
          </table:table-cell>
          <table:table-cell table:formula="of:=[.P39]*[.$C$2]" office:value-type="float" office:value="560" calcext:value-type="float">
            <text:p>560</text:p>
          </table:table-cell>
          <table:table-cell table:formula="of:=&quot;$&quot;&amp;[.O39]&amp;&quot;: &quot;&amp;[.Q39]&amp;&quot;px;&quot;" office:value-type="string" office:string-value="$r35: 560px;" calcext:value-type="string">
            <text:p>$r35: 560px;</text:p>
          </table:table-cell>
          <table:table-cell table:style-name="ce28" table:formula="of:=&quot;$&quot;&amp;[.O39]&amp;&quot;: &quot;&amp;[.P39]&amp;&quot;em;&quot;" office:value-type="string" office:string-value="$r35: 35em;" calcext:value-type="string">
            <text:p>$r35: 35em;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" table:formula="of:=[.U39]/16" office:value-type="float" office:value="2.25" calcext:value-type="float">
            <text:p>2,25</text:p>
          </table:table-cell>
          <table:table-cell table:style-name="ce28" table:formula="of:=&quot;$f&quot;&amp;[.U39]&amp;&quot;: &quot;&amp;[.V39]&amp;&quot;rem;&quot;" office:value-type="string" office:string-value="$f36: 2,25rem;" calcext:value-type="string">
            <text:p>$f36: 2,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6" calcext:value-type="float">
            <text:p>36</text:p>
          </table:table-cell>
          <table:table-cell table:formula="of:=&quot;c&quot;&amp;[.E40]" office:value-type="string" office:string-value="c36" calcext:value-type="string">
            <text:p>c36</text:p>
          </table:table-cell>
          <table:table-cell table:formula="of:=[.E40]*[.B$3]+([.E40]-1)*[.B$4]" office:value-type="float" office:value="178.75" calcext:value-type="float">
            <text:p>178,75</text:p>
          </table:table-cell>
          <table:table-cell table:formula="of:=[.G40]*[.$C$2]" office:value-type="float" office:value="2860" calcext:value-type="float">
            <text:p>2860</text:p>
          </table:table-cell>
          <table:table-cell table:formula="of:=&quot;$&quot;&amp;[.F40]&amp;&quot;: &quot;&amp;[.H40]&amp;&quot;px;&quot;" office:value-type="string" office:string-value="$c36: 2860px;" calcext:value-type="string">
            <text:p>$c36: 2860px;</text:p>
          </table:table-cell>
          <table:table-cell table:formula="of:=&quot;c&quot;&amp;[.E40]&amp;&quot;g&quot;" office:value-type="string" office:string-value="c36g" calcext:value-type="string">
            <text:p>c36g</text:p>
          </table:table-cell>
          <table:table-cell table:formula="of:=[.E40]*([.B$3]+[.B$4])" office:value-type="float" office:value="180" calcext:value-type="float">
            <text:p>180</text:p>
          </table:table-cell>
          <table:table-cell table:formula="of:=[.K40]*[.$C$2]" office:value-type="float" office:value="2880" calcext:value-type="float">
            <text:p>2880</text:p>
          </table:table-cell>
          <table:table-cell table:formula="of:=&quot;$&quot;&amp;[.J40]&amp;&quot;: &quot;&amp;[.L40]&amp;&quot;px;&quot;" office:value-type="string" office:string-value="$c36g: 2880px;" calcext:value-type="string">
            <text:p>$c36g: 2880px;</text:p>
          </table:table-cell>
          <table:table-cell/>
          <table:table-cell table:style-name="ce9" office:value-type="string" calcext:value-type="string">
            <text:p>r36</text:p>
          </table:table-cell>
          <table:table-cell table:formula="of:=[.P39]+[.B$5]" office:value-type="float" office:value="36" calcext:value-type="float">
            <text:p>36</text:p>
          </table:table-cell>
          <table:table-cell table:formula="of:=[.P40]*[.$C$2]" office:value-type="float" office:value="576" calcext:value-type="float">
            <text:p>576</text:p>
          </table:table-cell>
          <table:table-cell table:formula="of:=&quot;$&quot;&amp;[.O40]&amp;&quot;: &quot;&amp;[.Q40]&amp;&quot;px;&quot;" office:value-type="string" office:string-value="$r36: 576px;" calcext:value-type="string">
            <text:p>$r36: 576px;</text:p>
          </table:table-cell>
          <table:table-cell table:style-name="ce28" table:formula="of:=&quot;$&quot;&amp;[.O40]&amp;&quot;: &quot;&amp;[.P40]&amp;&quot;em;&quot;" office:value-type="string" office:string-value="$r36: 36em;" calcext:value-type="string">
            <text:p>$r36: 36em;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5" table:formula="of:=[.U40]/16" office:value-type="float" office:value="2.3125" calcext:value-type="float">
            <text:p>2,3125</text:p>
          </table:table-cell>
          <table:table-cell table:style-name="ce28" table:formula="of:=&quot;$f&quot;&amp;[.U40]&amp;&quot;: &quot;&amp;[.V40]&amp;&quot;rem;&quot;" office:value-type="string" office:string-value="$f37: 2,3125rem;" calcext:value-type="string">
            <text:p>$f37: 2,3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7" calcext:value-type="float">
            <text:p>37</text:p>
          </table:table-cell>
          <table:table-cell table:formula="of:=&quot;c&quot;&amp;[.E41]" office:value-type="string" office:string-value="c37" calcext:value-type="string">
            <text:p>c37</text:p>
          </table:table-cell>
          <table:table-cell table:formula="of:=[.E41]*[.B$3]+([.E41]-1)*[.B$4]" office:value-type="float" office:value="183.75" calcext:value-type="float">
            <text:p>183,75</text:p>
          </table:table-cell>
          <table:table-cell table:formula="of:=[.G41]*[.$C$2]" office:value-type="float" office:value="2940" calcext:value-type="float">
            <text:p>2940</text:p>
          </table:table-cell>
          <table:table-cell table:formula="of:=&quot;$&quot;&amp;[.F41]&amp;&quot;: &quot;&amp;[.H41]&amp;&quot;px;&quot;" office:value-type="string" office:string-value="$c37: 2940px;" calcext:value-type="string">
            <text:p>$c37: 2940px;</text:p>
          </table:table-cell>
          <table:table-cell table:formula="of:=&quot;c&quot;&amp;[.E41]&amp;&quot;g&quot;" office:value-type="string" office:string-value="c37g" calcext:value-type="string">
            <text:p>c37g</text:p>
          </table:table-cell>
          <table:table-cell table:formula="of:=[.E41]*([.B$3]+[.B$4])" office:value-type="float" office:value="185" calcext:value-type="float">
            <text:p>185</text:p>
          </table:table-cell>
          <table:table-cell table:formula="of:=[.K41]*[.$C$2]" office:value-type="float" office:value="2960" calcext:value-type="float">
            <text:p>2960</text:p>
          </table:table-cell>
          <table:table-cell table:formula="of:=&quot;$&quot;&amp;[.J41]&amp;&quot;: &quot;&amp;[.L41]&amp;&quot;px;&quot;" office:value-type="string" office:string-value="$c37g: 2960px;" calcext:value-type="string">
            <text:p>$c37g: 2960px;</text:p>
          </table:table-cell>
          <table:table-cell/>
          <table:table-cell table:style-name="ce9" office:value-type="string" calcext:value-type="string">
            <text:p>r37</text:p>
          </table:table-cell>
          <table:table-cell table:formula="of:=[.P40]+[.B$5]" office:value-type="float" office:value="37" calcext:value-type="float">
            <text:p>37</text:p>
          </table:table-cell>
          <table:table-cell table:formula="of:=[.P41]*[.$C$2]" office:value-type="float" office:value="592" calcext:value-type="float">
            <text:p>592</text:p>
          </table:table-cell>
          <table:table-cell table:formula="of:=&quot;$&quot;&amp;[.O41]&amp;&quot;: &quot;&amp;[.Q41]&amp;&quot;px;&quot;" office:value-type="string" office:string-value="$r37: 592px;" calcext:value-type="string">
            <text:p>$r37: 592px;</text:p>
          </table:table-cell>
          <table:table-cell table:style-name="ce28" table:formula="of:=&quot;$&quot;&amp;[.O41]&amp;&quot;: &quot;&amp;[.P41]&amp;&quot;em;&quot;" office:value-type="string" office:string-value="$r37: 37em;" calcext:value-type="string">
            <text:p>$r37: 37em;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5" table:formula="of:=[.U41]/16" office:value-type="float" office:value="2.375" calcext:value-type="float">
            <text:p>2,375</text:p>
          </table:table-cell>
          <table:table-cell table:style-name="ce28" table:formula="of:=&quot;$f&quot;&amp;[.U41]&amp;&quot;: &quot;&amp;[.V41]&amp;&quot;rem;&quot;" office:value-type="string" office:string-value="$f38: 2,375rem;" calcext:value-type="string">
            <text:p>$f38: 2,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8" calcext:value-type="float">
            <text:p>38</text:p>
          </table:table-cell>
          <table:table-cell table:formula="of:=&quot;c&quot;&amp;[.E42]" office:value-type="string" office:string-value="c38" calcext:value-type="string">
            <text:p>c38</text:p>
          </table:table-cell>
          <table:table-cell table:formula="of:=[.E42]*[.B$3]+([.E42]-1)*[.B$4]" office:value-type="float" office:value="188.75" calcext:value-type="float">
            <text:p>188,75</text:p>
          </table:table-cell>
          <table:table-cell table:formula="of:=[.G42]*[.$C$2]" office:value-type="float" office:value="3020" calcext:value-type="float">
            <text:p>3020</text:p>
          </table:table-cell>
          <table:table-cell table:formula="of:=&quot;$&quot;&amp;[.F42]&amp;&quot;: &quot;&amp;[.H42]&amp;&quot;px;&quot;" office:value-type="string" office:string-value="$c38: 3020px;" calcext:value-type="string">
            <text:p>$c38: 3020px;</text:p>
          </table:table-cell>
          <table:table-cell table:formula="of:=&quot;c&quot;&amp;[.E42]&amp;&quot;g&quot;" office:value-type="string" office:string-value="c38g" calcext:value-type="string">
            <text:p>c38g</text:p>
          </table:table-cell>
          <table:table-cell table:formula="of:=[.E42]*([.B$3]+[.B$4])" office:value-type="float" office:value="190" calcext:value-type="float">
            <text:p>190</text:p>
          </table:table-cell>
          <table:table-cell table:formula="of:=[.K42]*[.$C$2]" office:value-type="float" office:value="3040" calcext:value-type="float">
            <text:p>3040</text:p>
          </table:table-cell>
          <table:table-cell table:formula="of:=&quot;$&quot;&amp;[.J42]&amp;&quot;: &quot;&amp;[.L42]&amp;&quot;px;&quot;" office:value-type="string" office:string-value="$c38g: 3040px;" calcext:value-type="string">
            <text:p>$c38g: 3040px;</text:p>
          </table:table-cell>
          <table:table-cell/>
          <table:table-cell table:style-name="ce9" office:value-type="string" calcext:value-type="string">
            <text:p>r38</text:p>
          </table:table-cell>
          <table:table-cell table:formula="of:=[.P41]+[.B$5]" office:value-type="float" office:value="38" calcext:value-type="float">
            <text:p>38</text:p>
          </table:table-cell>
          <table:table-cell table:formula="of:=[.P42]*[.$C$2]" office:value-type="float" office:value="608" calcext:value-type="float">
            <text:p>608</text:p>
          </table:table-cell>
          <table:table-cell table:formula="of:=&quot;$&quot;&amp;[.O42]&amp;&quot;: &quot;&amp;[.Q42]&amp;&quot;px;&quot;" office:value-type="string" office:string-value="$r38: 608px;" calcext:value-type="string">
            <text:p>$r38: 608px;</text:p>
          </table:table-cell>
          <table:table-cell table:style-name="ce28" table:formula="of:=&quot;$&quot;&amp;[.O42]&amp;&quot;: &quot;&amp;[.P42]&amp;&quot;em;&quot;" office:value-type="string" office:string-value="$r38: 38em;" calcext:value-type="string">
            <text:p>$r38: 38em;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5" table:formula="of:=[.U42]/16" office:value-type="float" office:value="2.4375" calcext:value-type="float">
            <text:p>2,4375</text:p>
          </table:table-cell>
          <table:table-cell table:style-name="ce28" table:formula="of:=&quot;$f&quot;&amp;[.U42]&amp;&quot;: &quot;&amp;[.V42]&amp;&quot;rem;&quot;" office:value-type="string" office:string-value="$f39: 2,4375rem;" calcext:value-type="string">
            <text:p>$f39: 2,4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39" calcext:value-type="float">
            <text:p>39</text:p>
          </table:table-cell>
          <table:table-cell table:formula="of:=&quot;c&quot;&amp;[.E43]" office:value-type="string" office:string-value="c39" calcext:value-type="string">
            <text:p>c39</text:p>
          </table:table-cell>
          <table:table-cell table:formula="of:=[.E43]*[.B$3]+([.E43]-1)*[.B$4]" office:value-type="float" office:value="193.75" calcext:value-type="float">
            <text:p>193,75</text:p>
          </table:table-cell>
          <table:table-cell table:formula="of:=[.G43]*[.$C$2]" office:value-type="float" office:value="3100" calcext:value-type="float">
            <text:p>3100</text:p>
          </table:table-cell>
          <table:table-cell table:formula="of:=&quot;$&quot;&amp;[.F43]&amp;&quot;: &quot;&amp;[.H43]&amp;&quot;px;&quot;" office:value-type="string" office:string-value="$c39: 3100px;" calcext:value-type="string">
            <text:p>$c39: 3100px;</text:p>
          </table:table-cell>
          <table:table-cell table:formula="of:=&quot;c&quot;&amp;[.E43]&amp;&quot;g&quot;" office:value-type="string" office:string-value="c39g" calcext:value-type="string">
            <text:p>c39g</text:p>
          </table:table-cell>
          <table:table-cell table:formula="of:=[.E43]*([.B$3]+[.B$4])" office:value-type="float" office:value="195" calcext:value-type="float">
            <text:p>195</text:p>
          </table:table-cell>
          <table:table-cell table:formula="of:=[.K43]*[.$C$2]" office:value-type="float" office:value="3120" calcext:value-type="float">
            <text:p>3120</text:p>
          </table:table-cell>
          <table:table-cell table:formula="of:=&quot;$&quot;&amp;[.J43]&amp;&quot;: &quot;&amp;[.L43]&amp;&quot;px;&quot;" office:value-type="string" office:string-value="$c39g: 3120px;" calcext:value-type="string">
            <text:p>$c39g: 3120px;</text:p>
          </table:table-cell>
          <table:table-cell/>
          <table:table-cell table:style-name="ce9" office:value-type="string" calcext:value-type="string">
            <text:p>r39</text:p>
          </table:table-cell>
          <table:table-cell table:formula="of:=[.P42]+[.B$5]" office:value-type="float" office:value="39" calcext:value-type="float">
            <text:p>39</text:p>
          </table:table-cell>
          <table:table-cell table:formula="of:=[.P43]*[.$C$2]" office:value-type="float" office:value="624" calcext:value-type="float">
            <text:p>624</text:p>
          </table:table-cell>
          <table:table-cell table:formula="of:=&quot;$&quot;&amp;[.O43]&amp;&quot;: &quot;&amp;[.Q43]&amp;&quot;px;&quot;" office:value-type="string" office:string-value="$r39: 624px;" calcext:value-type="string">
            <text:p>$r39: 624px;</text:p>
          </table:table-cell>
          <table:table-cell table:style-name="ce28" table:formula="of:=&quot;$&quot;&amp;[.O43]&amp;&quot;: &quot;&amp;[.P43]&amp;&quot;em;&quot;" office:value-type="string" office:string-value="$r39: 39em;" calcext:value-type="string">
            <text:p>$r39: 39em;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5" table:formula="of:=[.U43]/16" office:value-type="float" office:value="2.5" calcext:value-type="float">
            <text:p>2,5</text:p>
          </table:table-cell>
          <table:table-cell table:style-name="ce28" table:formula="of:=&quot;$f&quot;&amp;[.U43]&amp;&quot;: &quot;&amp;[.V43]&amp;&quot;rem;&quot;" office:value-type="string" office:string-value="$f40: 2,5rem;" calcext:value-type="string">
            <text:p>$f40: 2,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0" calcext:value-type="float">
            <text:p>40</text:p>
          </table:table-cell>
          <table:table-cell table:formula="of:=&quot;c&quot;&amp;[.E44]" office:value-type="string" office:string-value="c40" calcext:value-type="string">
            <text:p>c40</text:p>
          </table:table-cell>
          <table:table-cell table:formula="of:=[.E44]*[.B$3]+([.E44]-1)*[.B$4]" office:value-type="float" office:value="198.75" calcext:value-type="float">
            <text:p>198,75</text:p>
          </table:table-cell>
          <table:table-cell table:formula="of:=[.G44]*[.$C$2]" office:value-type="float" office:value="3180" calcext:value-type="float">
            <text:p>3180</text:p>
          </table:table-cell>
          <table:table-cell table:formula="of:=&quot;$&quot;&amp;[.F44]&amp;&quot;: &quot;&amp;[.H44]&amp;&quot;px;&quot;" office:value-type="string" office:string-value="$c40: 3180px;" calcext:value-type="string">
            <text:p>$c40: 3180px;</text:p>
          </table:table-cell>
          <table:table-cell table:formula="of:=&quot;c&quot;&amp;[.E44]&amp;&quot;g&quot;" office:value-type="string" office:string-value="c40g" calcext:value-type="string">
            <text:p>c40g</text:p>
          </table:table-cell>
          <table:table-cell table:formula="of:=[.E44]*([.B$3]+[.B$4])" office:value-type="float" office:value="200" calcext:value-type="float">
            <text:p>200</text:p>
          </table:table-cell>
          <table:table-cell table:formula="of:=[.K44]*[.$C$2]" office:value-type="float" office:value="3200" calcext:value-type="float">
            <text:p>3200</text:p>
          </table:table-cell>
          <table:table-cell table:formula="of:=&quot;$&quot;&amp;[.J44]&amp;&quot;: &quot;&amp;[.L44]&amp;&quot;px;&quot;" office:value-type="string" office:string-value="$c40g: 3200px;" calcext:value-type="string">
            <text:p>$c40g: 3200px;</text:p>
          </table:table-cell>
          <table:table-cell/>
          <table:table-cell table:style-name="ce9" office:value-type="string" calcext:value-type="string">
            <text:p>r40</text:p>
          </table:table-cell>
          <table:table-cell table:formula="of:=[.P43]+[.B$5]" office:value-type="float" office:value="40" calcext:value-type="float">
            <text:p>40</text:p>
          </table:table-cell>
          <table:table-cell table:formula="of:=[.P44]*[.$C$2]" office:value-type="float" office:value="640" calcext:value-type="float">
            <text:p>640</text:p>
          </table:table-cell>
          <table:table-cell table:formula="of:=&quot;$&quot;&amp;[.O44]&amp;&quot;: &quot;&amp;[.Q44]&amp;&quot;px;&quot;" office:value-type="string" office:string-value="$r40: 640px;" calcext:value-type="string">
            <text:p>$r40: 640px;</text:p>
          </table:table-cell>
          <table:table-cell table:style-name="ce28" table:formula="of:=&quot;$&quot;&amp;[.O44]&amp;&quot;: &quot;&amp;[.P44]&amp;&quot;em;&quot;" office:value-type="string" office:string-value="$r40: 40em;" calcext:value-type="string">
            <text:p>$r40: 40em;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5" table:formula="of:=[.U44]/16" office:value-type="float" office:value="2.5625" calcext:value-type="float">
            <text:p>2,5625</text:p>
          </table:table-cell>
          <table:table-cell table:style-name="ce28" table:formula="of:=&quot;$f&quot;&amp;[.U44]&amp;&quot;: &quot;&amp;[.V44]&amp;&quot;rem;&quot;" office:value-type="string" office:string-value="$f41: 2,5625rem;" calcext:value-type="string">
            <text:p>$f41: 2,5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1" calcext:value-type="float">
            <text:p>41</text:p>
          </table:table-cell>
          <table:table-cell table:formula="of:=&quot;c&quot;&amp;[.E45]" office:value-type="string" office:string-value="c41" calcext:value-type="string">
            <text:p>c41</text:p>
          </table:table-cell>
          <table:table-cell table:formula="of:=[.E45]*[.B$3]+([.E45]-1)*[.B$4]" office:value-type="float" office:value="203.75" calcext:value-type="float">
            <text:p>203,75</text:p>
          </table:table-cell>
          <table:table-cell table:formula="of:=[.G45]*[.$C$2]" office:value-type="float" office:value="3260" calcext:value-type="float">
            <text:p>3260</text:p>
          </table:table-cell>
          <table:table-cell table:formula="of:=&quot;$&quot;&amp;[.F45]&amp;&quot;: &quot;&amp;[.H45]&amp;&quot;px;&quot;" office:value-type="string" office:string-value="$c41: 3260px;" calcext:value-type="string">
            <text:p>$c41: 3260px;</text:p>
          </table:table-cell>
          <table:table-cell table:formula="of:=&quot;c&quot;&amp;[.E45]&amp;&quot;g&quot;" office:value-type="string" office:string-value="c41g" calcext:value-type="string">
            <text:p>c41g</text:p>
          </table:table-cell>
          <table:table-cell table:formula="of:=[.E45]*([.B$3]+[.B$4])" office:value-type="float" office:value="205" calcext:value-type="float">
            <text:p>205</text:p>
          </table:table-cell>
          <table:table-cell table:formula="of:=[.K45]*[.$C$2]" office:value-type="float" office:value="3280" calcext:value-type="float">
            <text:p>3280</text:p>
          </table:table-cell>
          <table:table-cell table:formula="of:=&quot;$&quot;&amp;[.J45]&amp;&quot;: &quot;&amp;[.L45]&amp;&quot;px;&quot;" office:value-type="string" office:string-value="$c41g: 3280px;" calcext:value-type="string">
            <text:p>$c41g: 3280px;</text:p>
          </table:table-cell>
          <table:table-cell/>
          <table:table-cell table:style-name="ce9" office:value-type="string" calcext:value-type="string">
            <text:p>r41</text:p>
          </table:table-cell>
          <table:table-cell table:formula="of:=[.P44]+[.B$5]" office:value-type="float" office:value="41" calcext:value-type="float">
            <text:p>41</text:p>
          </table:table-cell>
          <table:table-cell table:formula="of:=[.P45]*[.$C$2]" office:value-type="float" office:value="656" calcext:value-type="float">
            <text:p>656</text:p>
          </table:table-cell>
          <table:table-cell table:formula="of:=&quot;$&quot;&amp;[.O45]&amp;&quot;: &quot;&amp;[.Q45]&amp;&quot;px;&quot;" office:value-type="string" office:string-value="$r41: 656px;" calcext:value-type="string">
            <text:p>$r41: 656px;</text:p>
          </table:table-cell>
          <table:table-cell table:style-name="ce28" table:formula="of:=&quot;$&quot;&amp;[.O45]&amp;&quot;: &quot;&amp;[.P45]&amp;&quot;em;&quot;" office:value-type="string" office:string-value="$r41: 41em;" calcext:value-type="string">
            <text:p>$r41: 41em;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5" table:formula="of:=[.U45]/16" office:value-type="float" office:value="2.625" calcext:value-type="float">
            <text:p>2,625</text:p>
          </table:table-cell>
          <table:table-cell table:style-name="ce28" table:formula="of:=&quot;$f&quot;&amp;[.U45]&amp;&quot;: &quot;&amp;[.V45]&amp;&quot;rem;&quot;" office:value-type="string" office:string-value="$f42: 2,625rem;" calcext:value-type="string">
            <text:p>$f42: 2,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2" calcext:value-type="float">
            <text:p>42</text:p>
          </table:table-cell>
          <table:table-cell table:formula="of:=&quot;c&quot;&amp;[.E46]" office:value-type="string" office:string-value="c42" calcext:value-type="string">
            <text:p>c42</text:p>
          </table:table-cell>
          <table:table-cell table:formula="of:=[.E46]*[.B$3]+([.E46]-1)*[.B$4]" office:value-type="float" office:value="208.75" calcext:value-type="float">
            <text:p>208,75</text:p>
          </table:table-cell>
          <table:table-cell table:formula="of:=[.G46]*[.$C$2]" office:value-type="float" office:value="3340" calcext:value-type="float">
            <text:p>3340</text:p>
          </table:table-cell>
          <table:table-cell table:formula="of:=&quot;$&quot;&amp;[.F46]&amp;&quot;: &quot;&amp;[.H46]&amp;&quot;px;&quot;" office:value-type="string" office:string-value="$c42: 3340px;" calcext:value-type="string">
            <text:p>$c42: 3340px;</text:p>
          </table:table-cell>
          <table:table-cell table:formula="of:=&quot;c&quot;&amp;[.E46]&amp;&quot;g&quot;" office:value-type="string" office:string-value="c42g" calcext:value-type="string">
            <text:p>c42g</text:p>
          </table:table-cell>
          <table:table-cell table:formula="of:=[.E46]*([.B$3]+[.B$4])" office:value-type="float" office:value="210" calcext:value-type="float">
            <text:p>210</text:p>
          </table:table-cell>
          <table:table-cell table:formula="of:=[.K46]*[.$C$2]" office:value-type="float" office:value="3360" calcext:value-type="float">
            <text:p>3360</text:p>
          </table:table-cell>
          <table:table-cell table:formula="of:=&quot;$&quot;&amp;[.J46]&amp;&quot;: &quot;&amp;[.L46]&amp;&quot;px;&quot;" office:value-type="string" office:string-value="$c42g: 3360px;" calcext:value-type="string">
            <text:p>$c42g: 3360px;</text:p>
          </table:table-cell>
          <table:table-cell/>
          <table:table-cell table:style-name="ce9" office:value-type="string" calcext:value-type="string">
            <text:p>r42</text:p>
          </table:table-cell>
          <table:table-cell table:formula="of:=[.P45]+[.B$5]" office:value-type="float" office:value="42" calcext:value-type="float">
            <text:p>42</text:p>
          </table:table-cell>
          <table:table-cell table:formula="of:=[.P46]*[.$C$2]" office:value-type="float" office:value="672" calcext:value-type="float">
            <text:p>672</text:p>
          </table:table-cell>
          <table:table-cell table:formula="of:=&quot;$&quot;&amp;[.O46]&amp;&quot;: &quot;&amp;[.Q46]&amp;&quot;px;&quot;" office:value-type="string" office:string-value="$r42: 672px;" calcext:value-type="string">
            <text:p>$r42: 672px;</text:p>
          </table:table-cell>
          <table:table-cell table:style-name="ce28" table:formula="of:=&quot;$&quot;&amp;[.O46]&amp;&quot;: &quot;&amp;[.P46]&amp;&quot;em;&quot;" office:value-type="string" office:string-value="$r42: 42em;" calcext:value-type="string">
            <text:p>$r42: 42em;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5" table:formula="of:=[.U46]/16" office:value-type="float" office:value="2.6875" calcext:value-type="float">
            <text:p>2,6875</text:p>
          </table:table-cell>
          <table:table-cell table:style-name="ce28" table:formula="of:=&quot;$f&quot;&amp;[.U46]&amp;&quot;: &quot;&amp;[.V46]&amp;&quot;rem;&quot;" office:value-type="string" office:string-value="$f43: 2,6875rem;" calcext:value-type="string">
            <text:p>$f43: 2,6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3" calcext:value-type="float">
            <text:p>43</text:p>
          </table:table-cell>
          <table:table-cell table:formula="of:=&quot;c&quot;&amp;[.E47]" office:value-type="string" office:string-value="c43" calcext:value-type="string">
            <text:p>c43</text:p>
          </table:table-cell>
          <table:table-cell table:formula="of:=[.E47]*[.B$3]+([.E47]-1)*[.B$4]" office:value-type="float" office:value="213.75" calcext:value-type="float">
            <text:p>213,75</text:p>
          </table:table-cell>
          <table:table-cell table:formula="of:=[.G47]*[.$C$2]" office:value-type="float" office:value="3420" calcext:value-type="float">
            <text:p>3420</text:p>
          </table:table-cell>
          <table:table-cell table:formula="of:=&quot;$&quot;&amp;[.F47]&amp;&quot;: &quot;&amp;[.H47]&amp;&quot;px;&quot;" office:value-type="string" office:string-value="$c43: 3420px;" calcext:value-type="string">
            <text:p>$c43: 3420px;</text:p>
          </table:table-cell>
          <table:table-cell table:formula="of:=&quot;c&quot;&amp;[.E47]&amp;&quot;g&quot;" office:value-type="string" office:string-value="c43g" calcext:value-type="string">
            <text:p>c43g</text:p>
          </table:table-cell>
          <table:table-cell table:formula="of:=[.E47]*([.B$3]+[.B$4])" office:value-type="float" office:value="215" calcext:value-type="float">
            <text:p>215</text:p>
          </table:table-cell>
          <table:table-cell table:formula="of:=[.K47]*[.$C$2]" office:value-type="float" office:value="3440" calcext:value-type="float">
            <text:p>3440</text:p>
          </table:table-cell>
          <table:table-cell table:formula="of:=&quot;$&quot;&amp;[.J47]&amp;&quot;: &quot;&amp;[.L47]&amp;&quot;px;&quot;" office:value-type="string" office:string-value="$c43g: 3440px;" calcext:value-type="string">
            <text:p>$c43g: 3440px;</text:p>
          </table:table-cell>
          <table:table-cell/>
          <table:table-cell table:style-name="ce9" office:value-type="string" calcext:value-type="string">
            <text:p>r43</text:p>
          </table:table-cell>
          <table:table-cell table:formula="of:=[.P46]+[.B$5]" office:value-type="float" office:value="43" calcext:value-type="float">
            <text:p>43</text:p>
          </table:table-cell>
          <table:table-cell table:formula="of:=[.P47]*[.$C$2]" office:value-type="float" office:value="688" calcext:value-type="float">
            <text:p>688</text:p>
          </table:table-cell>
          <table:table-cell table:formula="of:=&quot;$&quot;&amp;[.O47]&amp;&quot;: &quot;&amp;[.Q47]&amp;&quot;px;&quot;" office:value-type="string" office:string-value="$r43: 688px;" calcext:value-type="string">
            <text:p>$r43: 688px;</text:p>
          </table:table-cell>
          <table:table-cell table:style-name="ce28" table:formula="of:=&quot;$&quot;&amp;[.O47]&amp;&quot;: &quot;&amp;[.P47]&amp;&quot;em;&quot;" office:value-type="string" office:string-value="$r43: 43em;" calcext:value-type="string">
            <text:p>$r43: 43em;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5" table:formula="of:=[.U47]/16" office:value-type="float" office:value="2.75" calcext:value-type="float">
            <text:p>2,75</text:p>
          </table:table-cell>
          <table:table-cell table:style-name="ce28" table:formula="of:=&quot;$f&quot;&amp;[.U47]&amp;&quot;: &quot;&amp;[.V47]&amp;&quot;rem;&quot;" office:value-type="string" office:string-value="$f44: 2,75rem;" calcext:value-type="string">
            <text:p>$f44: 2,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4" calcext:value-type="float">
            <text:p>44</text:p>
          </table:table-cell>
          <table:table-cell table:formula="of:=&quot;c&quot;&amp;[.E48]" office:value-type="string" office:string-value="c44" calcext:value-type="string">
            <text:p>c44</text:p>
          </table:table-cell>
          <table:table-cell table:formula="of:=[.E48]*[.B$3]+([.E48]-1)*[.B$4]" office:value-type="float" office:value="218.75" calcext:value-type="float">
            <text:p>218,75</text:p>
          </table:table-cell>
          <table:table-cell table:formula="of:=[.G48]*[.$C$2]" office:value-type="float" office:value="3500" calcext:value-type="float">
            <text:p>3500</text:p>
          </table:table-cell>
          <table:table-cell table:formula="of:=&quot;$&quot;&amp;[.F48]&amp;&quot;: &quot;&amp;[.H48]&amp;&quot;px;&quot;" office:value-type="string" office:string-value="$c44: 3500px;" calcext:value-type="string">
            <text:p>$c44: 3500px;</text:p>
          </table:table-cell>
          <table:table-cell table:formula="of:=&quot;c&quot;&amp;[.E48]&amp;&quot;g&quot;" office:value-type="string" office:string-value="c44g" calcext:value-type="string">
            <text:p>c44g</text:p>
          </table:table-cell>
          <table:table-cell table:formula="of:=[.E48]*([.B$3]+[.B$4])" office:value-type="float" office:value="220" calcext:value-type="float">
            <text:p>220</text:p>
          </table:table-cell>
          <table:table-cell table:formula="of:=[.K48]*[.$C$2]" office:value-type="float" office:value="3520" calcext:value-type="float">
            <text:p>3520</text:p>
          </table:table-cell>
          <table:table-cell table:formula="of:=&quot;$&quot;&amp;[.J48]&amp;&quot;: &quot;&amp;[.L48]&amp;&quot;px;&quot;" office:value-type="string" office:string-value="$c44g: 3520px;" calcext:value-type="string">
            <text:p>$c44g: 3520px;</text:p>
          </table:table-cell>
          <table:table-cell/>
          <table:table-cell table:style-name="ce9" office:value-type="string" calcext:value-type="string">
            <text:p>r44</text:p>
          </table:table-cell>
          <table:table-cell table:formula="of:=[.P47]+[.B$5]" office:value-type="float" office:value="44" calcext:value-type="float">
            <text:p>44</text:p>
          </table:table-cell>
          <table:table-cell table:formula="of:=[.P48]*[.$C$2]" office:value-type="float" office:value="704" calcext:value-type="float">
            <text:p>704</text:p>
          </table:table-cell>
          <table:table-cell table:formula="of:=&quot;$&quot;&amp;[.O48]&amp;&quot;: &quot;&amp;[.Q48]&amp;&quot;px;&quot;" office:value-type="string" office:string-value="$r44: 704px;" calcext:value-type="string">
            <text:p>$r44: 704px;</text:p>
          </table:table-cell>
          <table:table-cell table:style-name="ce28" table:formula="of:=&quot;$&quot;&amp;[.O48]&amp;&quot;: &quot;&amp;[.P48]&amp;&quot;em;&quot;" office:value-type="string" office:string-value="$r44: 44em;" calcext:value-type="string">
            <text:p>$r44: 44em;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5" table:formula="of:=[.U48]/16" office:value-type="float" office:value="2.8125" calcext:value-type="float">
            <text:p>2,8125</text:p>
          </table:table-cell>
          <table:table-cell table:style-name="ce28" table:formula="of:=&quot;$f&quot;&amp;[.U48]&amp;&quot;: &quot;&amp;[.V48]&amp;&quot;rem;&quot;" office:value-type="string" office:string-value="$f45: 2,8125rem;" calcext:value-type="string">
            <text:p>$f45: 2,8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5" calcext:value-type="float">
            <text:p>45</text:p>
          </table:table-cell>
          <table:table-cell table:formula="of:=&quot;c&quot;&amp;[.E49]" office:value-type="string" office:string-value="c45" calcext:value-type="string">
            <text:p>c45</text:p>
          </table:table-cell>
          <table:table-cell table:formula="of:=[.E49]*[.B$3]+([.E49]-1)*[.B$4]" office:value-type="float" office:value="223.75" calcext:value-type="float">
            <text:p>223,75</text:p>
          </table:table-cell>
          <table:table-cell table:formula="of:=[.G49]*[.$C$2]" office:value-type="float" office:value="3580" calcext:value-type="float">
            <text:p>3580</text:p>
          </table:table-cell>
          <table:table-cell table:formula="of:=&quot;$&quot;&amp;[.F49]&amp;&quot;: &quot;&amp;[.H49]&amp;&quot;px;&quot;" office:value-type="string" office:string-value="$c45: 3580px;" calcext:value-type="string">
            <text:p>$c45: 3580px;</text:p>
          </table:table-cell>
          <table:table-cell table:formula="of:=&quot;c&quot;&amp;[.E49]&amp;&quot;g&quot;" office:value-type="string" office:string-value="c45g" calcext:value-type="string">
            <text:p>c45g</text:p>
          </table:table-cell>
          <table:table-cell table:formula="of:=[.E49]*([.B$3]+[.B$4])" office:value-type="float" office:value="225" calcext:value-type="float">
            <text:p>225</text:p>
          </table:table-cell>
          <table:table-cell table:formula="of:=[.K49]*[.$C$2]" office:value-type="float" office:value="3600" calcext:value-type="float">
            <text:p>3600</text:p>
          </table:table-cell>
          <table:table-cell table:formula="of:=&quot;$&quot;&amp;[.J49]&amp;&quot;: &quot;&amp;[.L49]&amp;&quot;px;&quot;" office:value-type="string" office:string-value="$c45g: 3600px;" calcext:value-type="string">
            <text:p>$c45g: 3600px;</text:p>
          </table:table-cell>
          <table:table-cell/>
          <table:table-cell table:style-name="ce9" office:value-type="string" calcext:value-type="string">
            <text:p>r45</text:p>
          </table:table-cell>
          <table:table-cell table:formula="of:=[.P48]+[.B$5]" office:value-type="float" office:value="45" calcext:value-type="float">
            <text:p>45</text:p>
          </table:table-cell>
          <table:table-cell table:formula="of:=[.P49]*[.$C$2]" office:value-type="float" office:value="720" calcext:value-type="float">
            <text:p>720</text:p>
          </table:table-cell>
          <table:table-cell table:formula="of:=&quot;$&quot;&amp;[.O49]&amp;&quot;: &quot;&amp;[.Q49]&amp;&quot;px;&quot;" office:value-type="string" office:string-value="$r45: 720px;" calcext:value-type="string">
            <text:p>$r45: 720px;</text:p>
          </table:table-cell>
          <table:table-cell table:style-name="ce28" table:formula="of:=&quot;$&quot;&amp;[.O49]&amp;&quot;: &quot;&amp;[.P49]&amp;&quot;em;&quot;" office:value-type="string" office:string-value="$r45: 45em;" calcext:value-type="string">
            <text:p>$r45: 45em;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5" table:formula="of:=[.U49]/16" office:value-type="float" office:value="2.875" calcext:value-type="float">
            <text:p>2,875</text:p>
          </table:table-cell>
          <table:table-cell table:style-name="ce28" table:formula="of:=&quot;$f&quot;&amp;[.U49]&amp;&quot;: &quot;&amp;[.V49]&amp;&quot;rem;&quot;" office:value-type="string" office:string-value="$f46: 2,875rem;" calcext:value-type="string">
            <text:p>$f46: 2,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6" calcext:value-type="float">
            <text:p>46</text:p>
          </table:table-cell>
          <table:table-cell table:formula="of:=&quot;c&quot;&amp;[.E50]" office:value-type="string" office:string-value="c46" calcext:value-type="string">
            <text:p>c46</text:p>
          </table:table-cell>
          <table:table-cell table:formula="of:=[.E50]*[.B$3]+([.E50]-1)*[.B$4]" office:value-type="float" office:value="228.75" calcext:value-type="float">
            <text:p>228,75</text:p>
          </table:table-cell>
          <table:table-cell table:formula="of:=[.G50]*[.$C$2]" office:value-type="float" office:value="3660" calcext:value-type="float">
            <text:p>3660</text:p>
          </table:table-cell>
          <table:table-cell table:formula="of:=&quot;$&quot;&amp;[.F50]&amp;&quot;: &quot;&amp;[.H50]&amp;&quot;px;&quot;" office:value-type="string" office:string-value="$c46: 3660px;" calcext:value-type="string">
            <text:p>$c46: 3660px;</text:p>
          </table:table-cell>
          <table:table-cell table:formula="of:=&quot;c&quot;&amp;[.E50]&amp;&quot;g&quot;" office:value-type="string" office:string-value="c46g" calcext:value-type="string">
            <text:p>c46g</text:p>
          </table:table-cell>
          <table:table-cell table:formula="of:=[.E50]*([.B$3]+[.B$4])" office:value-type="float" office:value="230" calcext:value-type="float">
            <text:p>230</text:p>
          </table:table-cell>
          <table:table-cell table:formula="of:=[.K50]*[.$C$2]" office:value-type="float" office:value="3680" calcext:value-type="float">
            <text:p>3680</text:p>
          </table:table-cell>
          <table:table-cell table:formula="of:=&quot;$&quot;&amp;[.J50]&amp;&quot;: &quot;&amp;[.L50]&amp;&quot;px;&quot;" office:value-type="string" office:string-value="$c46g: 3680px;" calcext:value-type="string">
            <text:p>$c46g: 3680px;</text:p>
          </table:table-cell>
          <table:table-cell/>
          <table:table-cell table:style-name="ce9" office:value-type="string" calcext:value-type="string">
            <text:p>r46</text:p>
          </table:table-cell>
          <table:table-cell table:formula="of:=[.P49]+[.B$5]" office:value-type="float" office:value="46" calcext:value-type="float">
            <text:p>46</text:p>
          </table:table-cell>
          <table:table-cell table:formula="of:=[.P50]*[.$C$2]" office:value-type="float" office:value="736" calcext:value-type="float">
            <text:p>736</text:p>
          </table:table-cell>
          <table:table-cell table:formula="of:=&quot;$&quot;&amp;[.O50]&amp;&quot;: &quot;&amp;[.Q50]&amp;&quot;px;&quot;" office:value-type="string" office:string-value="$r46: 736px;" calcext:value-type="string">
            <text:p>$r46: 736px;</text:p>
          </table:table-cell>
          <table:table-cell table:style-name="ce28" table:formula="of:=&quot;$&quot;&amp;[.O50]&amp;&quot;: &quot;&amp;[.P50]&amp;&quot;em;&quot;" office:value-type="string" office:string-value="$r46: 46em;" calcext:value-type="string">
            <text:p>$r46: 46em;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" table:formula="of:=[.U50]/16" office:value-type="float" office:value="2.9375" calcext:value-type="float">
            <text:p>2,9375</text:p>
          </table:table-cell>
          <table:table-cell table:style-name="ce28" table:formula="of:=&quot;$f&quot;&amp;[.U50]&amp;&quot;: &quot;&amp;[.V50]&amp;&quot;rem;&quot;" office:value-type="string" office:string-value="$f47: 2,9375rem;" calcext:value-type="string">
            <text:p>$f47: 2,9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7" calcext:value-type="float">
            <text:p>47</text:p>
          </table:table-cell>
          <table:table-cell table:formula="of:=&quot;c&quot;&amp;[.E51]" office:value-type="string" office:string-value="c47" calcext:value-type="string">
            <text:p>c47</text:p>
          </table:table-cell>
          <table:table-cell table:formula="of:=[.E51]*[.B$3]+([.E51]-1)*[.B$4]" office:value-type="float" office:value="233.75" calcext:value-type="float">
            <text:p>233,75</text:p>
          </table:table-cell>
          <table:table-cell table:formula="of:=[.G51]*[.$C$2]" office:value-type="float" office:value="3740" calcext:value-type="float">
            <text:p>3740</text:p>
          </table:table-cell>
          <table:table-cell table:formula="of:=&quot;$&quot;&amp;[.F51]&amp;&quot;: &quot;&amp;[.H51]&amp;&quot;px;&quot;" office:value-type="string" office:string-value="$c47: 3740px;" calcext:value-type="string">
            <text:p>$c47: 3740px;</text:p>
          </table:table-cell>
          <table:table-cell table:formula="of:=&quot;c&quot;&amp;[.E51]&amp;&quot;g&quot;" office:value-type="string" office:string-value="c47g" calcext:value-type="string">
            <text:p>c47g</text:p>
          </table:table-cell>
          <table:table-cell table:formula="of:=[.E51]*([.B$3]+[.B$4])" office:value-type="float" office:value="235" calcext:value-type="float">
            <text:p>235</text:p>
          </table:table-cell>
          <table:table-cell table:formula="of:=[.K51]*[.$C$2]" office:value-type="float" office:value="3760" calcext:value-type="float">
            <text:p>3760</text:p>
          </table:table-cell>
          <table:table-cell table:formula="of:=&quot;$&quot;&amp;[.J51]&amp;&quot;: &quot;&amp;[.L51]&amp;&quot;px;&quot;" office:value-type="string" office:string-value="$c47g: 3760px;" calcext:value-type="string">
            <text:p>$c47g: 3760px;</text:p>
          </table:table-cell>
          <table:table-cell/>
          <table:table-cell table:style-name="ce9" office:value-type="string" calcext:value-type="string">
            <text:p>r47</text:p>
          </table:table-cell>
          <table:table-cell table:formula="of:=[.P50]+[.B$5]" office:value-type="float" office:value="47" calcext:value-type="float">
            <text:p>47</text:p>
          </table:table-cell>
          <table:table-cell table:formula="of:=[.P51]*[.$C$2]" office:value-type="float" office:value="752" calcext:value-type="float">
            <text:p>752</text:p>
          </table:table-cell>
          <table:table-cell table:formula="of:=&quot;$&quot;&amp;[.O51]&amp;&quot;: &quot;&amp;[.Q51]&amp;&quot;px;&quot;" office:value-type="string" office:string-value="$r47: 752px;" calcext:value-type="string">
            <text:p>$r47: 752px;</text:p>
          </table:table-cell>
          <table:table-cell table:style-name="ce28" table:formula="of:=&quot;$&quot;&amp;[.O51]&amp;&quot;: &quot;&amp;[.P51]&amp;&quot;em;&quot;" office:value-type="string" office:string-value="$r47: 47em;" calcext:value-type="string">
            <text:p>$r47: 47em;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5" table:formula="of:=[.U51]/16" office:value-type="float" office:value="3" calcext:value-type="float">
            <text:p>3</text:p>
          </table:table-cell>
          <table:table-cell table:style-name="ce28" table:formula="of:=&quot;$f&quot;&amp;[.U51]&amp;&quot;: &quot;&amp;[.V51]&amp;&quot;rem;&quot;" office:value-type="string" office:string-value="$f48: 3rem;" calcext:value-type="string">
            <text:p>$f48: 3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8" calcext:value-type="float">
            <text:p>48</text:p>
          </table:table-cell>
          <table:table-cell table:formula="of:=&quot;c&quot;&amp;[.E52]" office:value-type="string" office:string-value="c48" calcext:value-type="string">
            <text:p>c48</text:p>
          </table:table-cell>
          <table:table-cell table:formula="of:=[.E52]*[.B$3]+([.E52]-1)*[.B$4]" office:value-type="float" office:value="238.75" calcext:value-type="float">
            <text:p>238,75</text:p>
          </table:table-cell>
          <table:table-cell table:formula="of:=[.G52]*[.$C$2]" office:value-type="float" office:value="3820" calcext:value-type="float">
            <text:p>3820</text:p>
          </table:table-cell>
          <table:table-cell table:formula="of:=&quot;$&quot;&amp;[.F52]&amp;&quot;: &quot;&amp;[.H52]&amp;&quot;px;&quot;" office:value-type="string" office:string-value="$c48: 3820px;" calcext:value-type="string">
            <text:p>$c48: 3820px;</text:p>
          </table:table-cell>
          <table:table-cell table:formula="of:=&quot;c&quot;&amp;[.E52]&amp;&quot;g&quot;" office:value-type="string" office:string-value="c48g" calcext:value-type="string">
            <text:p>c48g</text:p>
          </table:table-cell>
          <table:table-cell table:formula="of:=[.E52]*([.B$3]+[.B$4])" office:value-type="float" office:value="240" calcext:value-type="float">
            <text:p>240</text:p>
          </table:table-cell>
          <table:table-cell table:formula="of:=[.K52]*[.$C$2]" office:value-type="float" office:value="3840" calcext:value-type="float">
            <text:p>3840</text:p>
          </table:table-cell>
          <table:table-cell table:formula="of:=&quot;$&quot;&amp;[.J52]&amp;&quot;: &quot;&amp;[.L52]&amp;&quot;px;&quot;" office:value-type="string" office:string-value="$c48g: 3840px;" calcext:value-type="string">
            <text:p>$c48g: 3840px;</text:p>
          </table:table-cell>
          <table:table-cell/>
          <table:table-cell table:style-name="ce9" office:value-type="string" calcext:value-type="string">
            <text:p>r48</text:p>
          </table:table-cell>
          <table:table-cell table:formula="of:=[.P51]+[.B$5]" office:value-type="float" office:value="48" calcext:value-type="float">
            <text:p>48</text:p>
          </table:table-cell>
          <table:table-cell table:formula="of:=[.P52]*[.$C$2]" office:value-type="float" office:value="768" calcext:value-type="float">
            <text:p>768</text:p>
          </table:table-cell>
          <table:table-cell table:formula="of:=&quot;$&quot;&amp;[.O52]&amp;&quot;: &quot;&amp;[.Q52]&amp;&quot;px;&quot;" office:value-type="string" office:string-value="$r48: 768px;" calcext:value-type="string">
            <text:p>$r48: 768px;</text:p>
          </table:table-cell>
          <table:table-cell table:style-name="ce28" table:formula="of:=&quot;$&quot;&amp;[.O52]&amp;&quot;: &quot;&amp;[.P52]&amp;&quot;em;&quot;" office:value-type="string" office:string-value="$r48: 48em;" calcext:value-type="string">
            <text:p>$r48: 48em;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5" table:formula="of:=[.U52]/16" office:value-type="float" office:value="3.0625" calcext:value-type="float">
            <text:p>3,0625</text:p>
          </table:table-cell>
          <table:table-cell table:style-name="ce28" table:formula="of:=&quot;$f&quot;&amp;[.U52]&amp;&quot;: &quot;&amp;[.V52]&amp;&quot;rem;&quot;" office:value-type="string" office:string-value="$f49: 3,0625rem;" calcext:value-type="string">
            <text:p>$f49: 3,0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49" calcext:value-type="float">
            <text:p>49</text:p>
          </table:table-cell>
          <table:table-cell table:formula="of:=&quot;c&quot;&amp;[.E53]" office:value-type="string" office:string-value="c49" calcext:value-type="string">
            <text:p>c49</text:p>
          </table:table-cell>
          <table:table-cell table:formula="of:=[.E53]*[.B$3]+([.E53]-1)*[.B$4]" office:value-type="float" office:value="243.75" calcext:value-type="float">
            <text:p>243,75</text:p>
          </table:table-cell>
          <table:table-cell table:formula="of:=[.G53]*[.$C$2]" office:value-type="float" office:value="3900" calcext:value-type="float">
            <text:p>3900</text:p>
          </table:table-cell>
          <table:table-cell table:formula="of:=&quot;$&quot;&amp;[.F53]&amp;&quot;: &quot;&amp;[.H53]&amp;&quot;px;&quot;" office:value-type="string" office:string-value="$c49: 3900px;" calcext:value-type="string">
            <text:p>$c49: 3900px;</text:p>
          </table:table-cell>
          <table:table-cell table:formula="of:=&quot;c&quot;&amp;[.E53]&amp;&quot;g&quot;" office:value-type="string" office:string-value="c49g" calcext:value-type="string">
            <text:p>c49g</text:p>
          </table:table-cell>
          <table:table-cell table:formula="of:=[.E53]*([.B$3]+[.B$4])" office:value-type="float" office:value="245" calcext:value-type="float">
            <text:p>245</text:p>
          </table:table-cell>
          <table:table-cell table:formula="of:=[.K53]*[.$C$2]" office:value-type="float" office:value="3920" calcext:value-type="float">
            <text:p>3920</text:p>
          </table:table-cell>
          <table:table-cell table:formula="of:=&quot;$&quot;&amp;[.J53]&amp;&quot;: &quot;&amp;[.L53]&amp;&quot;px;&quot;" office:value-type="string" office:string-value="$c49g: 3920px;" calcext:value-type="string">
            <text:p>$c49g: 3920px;</text:p>
          </table:table-cell>
          <table:table-cell/>
          <table:table-cell table:style-name="ce9" office:value-type="string" calcext:value-type="string">
            <text:p>r49</text:p>
          </table:table-cell>
          <table:table-cell table:formula="of:=[.P52]+[.B$5]" office:value-type="float" office:value="49" calcext:value-type="float">
            <text:p>49</text:p>
          </table:table-cell>
          <table:table-cell table:formula="of:=[.P53]*[.$C$2]" office:value-type="float" office:value="784" calcext:value-type="float">
            <text:p>784</text:p>
          </table:table-cell>
          <table:table-cell table:formula="of:=&quot;$&quot;&amp;[.O53]&amp;&quot;: &quot;&amp;[.Q53]&amp;&quot;px;&quot;" office:value-type="string" office:string-value="$r49: 784px;" calcext:value-type="string">
            <text:p>$r49: 784px;</text:p>
          </table:table-cell>
          <table:table-cell table:style-name="ce28" table:formula="of:=&quot;$&quot;&amp;[.O53]&amp;&quot;: &quot;&amp;[.P53]&amp;&quot;em;&quot;" office:value-type="string" office:string-value="$r49: 49em;" calcext:value-type="string">
            <text:p>$r49: 49em;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5" table:formula="of:=[.U53]/16" office:value-type="float" office:value="3.125" calcext:value-type="float">
            <text:p>3,125</text:p>
          </table:table-cell>
          <table:table-cell table:style-name="ce28" table:formula="of:=&quot;$f&quot;&amp;[.U53]&amp;&quot;: &quot;&amp;[.V53]&amp;&quot;rem;&quot;" office:value-type="string" office:string-value="$f50: 3,125rem;" calcext:value-type="string">
            <text:p>$f50: 3,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0" calcext:value-type="float">
            <text:p>50</text:p>
          </table:table-cell>
          <table:table-cell table:formula="of:=&quot;c&quot;&amp;[.E54]" office:value-type="string" office:string-value="c50" calcext:value-type="string">
            <text:p>c50</text:p>
          </table:table-cell>
          <table:table-cell table:formula="of:=[.E54]*[.B$3]+([.E54]-1)*[.B$4]" office:value-type="float" office:value="248.75" calcext:value-type="float">
            <text:p>248,75</text:p>
          </table:table-cell>
          <table:table-cell table:formula="of:=[.G54]*[.$C$2]" office:value-type="float" office:value="3980" calcext:value-type="float">
            <text:p>3980</text:p>
          </table:table-cell>
          <table:table-cell table:formula="of:=&quot;$&quot;&amp;[.F54]&amp;&quot;: &quot;&amp;[.H54]&amp;&quot;px;&quot;" office:value-type="string" office:string-value="$c50: 3980px;" calcext:value-type="string">
            <text:p>$c50: 3980px;</text:p>
          </table:table-cell>
          <table:table-cell table:formula="of:=&quot;c&quot;&amp;[.E54]&amp;&quot;g&quot;" office:value-type="string" office:string-value="c50g" calcext:value-type="string">
            <text:p>c50g</text:p>
          </table:table-cell>
          <table:table-cell table:formula="of:=[.E54]*([.B$3]+[.B$4])" office:value-type="float" office:value="250" calcext:value-type="float">
            <text:p>250</text:p>
          </table:table-cell>
          <table:table-cell table:formula="of:=[.K54]*[.$C$2]" office:value-type="float" office:value="4000" calcext:value-type="float">
            <text:p>4000</text:p>
          </table:table-cell>
          <table:table-cell table:formula="of:=&quot;$&quot;&amp;[.J54]&amp;&quot;: &quot;&amp;[.L54]&amp;&quot;px;&quot;" office:value-type="string" office:string-value="$c50g: 4000px;" calcext:value-type="string">
            <text:p>$c50g: 4000px;</text:p>
          </table:table-cell>
          <table:table-cell/>
          <table:table-cell table:style-name="ce9" office:value-type="string" calcext:value-type="string">
            <text:p>r50</text:p>
          </table:table-cell>
          <table:table-cell table:formula="of:=[.P53]+[.B$5]" office:value-type="float" office:value="50" calcext:value-type="float">
            <text:p>50</text:p>
          </table:table-cell>
          <table:table-cell table:formula="of:=[.P54]*[.$C$2]" office:value-type="float" office:value="800" calcext:value-type="float">
            <text:p>800</text:p>
          </table:table-cell>
          <table:table-cell table:formula="of:=&quot;$&quot;&amp;[.O54]&amp;&quot;: &quot;&amp;[.Q54]&amp;&quot;px;&quot;" office:value-type="string" office:string-value="$r50: 800px;" calcext:value-type="string">
            <text:p>$r50: 800px;</text:p>
          </table:table-cell>
          <table:table-cell table:style-name="ce28" table:formula="of:=&quot;$&quot;&amp;[.O54]&amp;&quot;: &quot;&amp;[.P54]&amp;&quot;em;&quot;" office:value-type="string" office:string-value="$r50: 50em;" calcext:value-type="string">
            <text:p>$r50: 50em;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5" table:formula="of:=[.U54]/16" office:value-type="float" office:value="3.1875" calcext:value-type="float">
            <text:p>3,1875</text:p>
          </table:table-cell>
          <table:table-cell table:style-name="ce28" table:formula="of:=&quot;$f&quot;&amp;[.U54]&amp;&quot;: &quot;&amp;[.V54]&amp;&quot;rem;&quot;" office:value-type="string" office:string-value="$f51: 3,1875rem;" calcext:value-type="string">
            <text:p>$f51: 3,1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1" calcext:value-type="float">
            <text:p>51</text:p>
          </table:table-cell>
          <table:table-cell table:formula="of:=&quot;c&quot;&amp;[.E55]" office:value-type="string" office:string-value="c51" calcext:value-type="string">
            <text:p>c51</text:p>
          </table:table-cell>
          <table:table-cell table:formula="of:=[.E55]*[.B$3]+([.E55]-1)*[.B$4]" office:value-type="float" office:value="253.75" calcext:value-type="float">
            <text:p>253,75</text:p>
          </table:table-cell>
          <table:table-cell table:formula="of:=[.G55]*[.$C$2]" office:value-type="float" office:value="4060" calcext:value-type="float">
            <text:p>4060</text:p>
          </table:table-cell>
          <table:table-cell table:formula="of:=&quot;$&quot;&amp;[.F55]&amp;&quot;: &quot;&amp;[.H55]&amp;&quot;px;&quot;" office:value-type="string" office:string-value="$c51: 4060px;" calcext:value-type="string">
            <text:p>$c51: 4060px;</text:p>
          </table:table-cell>
          <table:table-cell table:formula="of:=&quot;c&quot;&amp;[.E55]&amp;&quot;g&quot;" office:value-type="string" office:string-value="c51g" calcext:value-type="string">
            <text:p>c51g</text:p>
          </table:table-cell>
          <table:table-cell table:formula="of:=[.E55]*([.B$3]+[.B$4])" office:value-type="float" office:value="255" calcext:value-type="float">
            <text:p>255</text:p>
          </table:table-cell>
          <table:table-cell table:formula="of:=[.K55]*[.$C$2]" office:value-type="float" office:value="4080" calcext:value-type="float">
            <text:p>4080</text:p>
          </table:table-cell>
          <table:table-cell table:formula="of:=&quot;$&quot;&amp;[.J55]&amp;&quot;: &quot;&amp;[.L55]&amp;&quot;px;&quot;" office:value-type="string" office:string-value="$c51g: 4080px;" calcext:value-type="string">
            <text:p>$c51g: 4080px;</text:p>
          </table:table-cell>
          <table:table-cell/>
          <table:table-cell table:style-name="ce9" office:value-type="string" calcext:value-type="string">
            <text:p>r51</text:p>
          </table:table-cell>
          <table:table-cell table:formula="of:=[.P54]+[.B$5]" office:value-type="float" office:value="51" calcext:value-type="float">
            <text:p>51</text:p>
          </table:table-cell>
          <table:table-cell table:formula="of:=[.P55]*[.$C$2]" office:value-type="float" office:value="816" calcext:value-type="float">
            <text:p>816</text:p>
          </table:table-cell>
          <table:table-cell table:formula="of:=&quot;$&quot;&amp;[.O55]&amp;&quot;: &quot;&amp;[.Q55]&amp;&quot;px;&quot;" office:value-type="string" office:string-value="$r51: 816px;" calcext:value-type="string">
            <text:p>$r51: 816px;</text:p>
          </table:table-cell>
          <table:table-cell table:style-name="ce28" table:formula="of:=&quot;$&quot;&amp;[.O55]&amp;&quot;: &quot;&amp;[.P55]&amp;&quot;em;&quot;" office:value-type="string" office:string-value="$r51: 51em;" calcext:value-type="string">
            <text:p>$r51: 51em;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5" table:formula="of:=[.U55]/16" office:value-type="float" office:value="3.25" calcext:value-type="float">
            <text:p>3,25</text:p>
          </table:table-cell>
          <table:table-cell table:style-name="ce28" table:formula="of:=&quot;$f&quot;&amp;[.U55]&amp;&quot;: &quot;&amp;[.V55]&amp;&quot;rem;&quot;" office:value-type="string" office:string-value="$f52: 3,25rem;" calcext:value-type="string">
            <text:p>$f52: 3,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2" calcext:value-type="float">
            <text:p>52</text:p>
          </table:table-cell>
          <table:table-cell table:formula="of:=&quot;c&quot;&amp;[.E56]" office:value-type="string" office:string-value="c52" calcext:value-type="string">
            <text:p>c52</text:p>
          </table:table-cell>
          <table:table-cell table:formula="of:=[.E56]*[.B$3]+([.E56]-1)*[.B$4]" office:value-type="float" office:value="258.75" calcext:value-type="float">
            <text:p>258,75</text:p>
          </table:table-cell>
          <table:table-cell table:formula="of:=[.G56]*[.$C$2]" office:value-type="float" office:value="4140" calcext:value-type="float">
            <text:p>4140</text:p>
          </table:table-cell>
          <table:table-cell table:formula="of:=&quot;$&quot;&amp;[.F56]&amp;&quot;: &quot;&amp;[.H56]&amp;&quot;px;&quot;" office:value-type="string" office:string-value="$c52: 4140px;" calcext:value-type="string">
            <text:p>$c52: 4140px;</text:p>
          </table:table-cell>
          <table:table-cell table:formula="of:=&quot;c&quot;&amp;[.E56]&amp;&quot;g&quot;" office:value-type="string" office:string-value="c52g" calcext:value-type="string">
            <text:p>c52g</text:p>
          </table:table-cell>
          <table:table-cell table:formula="of:=[.E56]*([.B$3]+[.B$4])" office:value-type="float" office:value="260" calcext:value-type="float">
            <text:p>260</text:p>
          </table:table-cell>
          <table:table-cell table:formula="of:=[.K56]*[.$C$2]" office:value-type="float" office:value="4160" calcext:value-type="float">
            <text:p>4160</text:p>
          </table:table-cell>
          <table:table-cell table:formula="of:=&quot;$&quot;&amp;[.J56]&amp;&quot;: &quot;&amp;[.L56]&amp;&quot;px;&quot;" office:value-type="string" office:string-value="$c52g: 4160px;" calcext:value-type="string">
            <text:p>$c52g: 4160px;</text:p>
          </table:table-cell>
          <table:table-cell/>
          <table:table-cell table:style-name="ce9" office:value-type="string" calcext:value-type="string">
            <text:p>r52</text:p>
          </table:table-cell>
          <table:table-cell table:formula="of:=[.P55]+[.B$5]" office:value-type="float" office:value="52" calcext:value-type="float">
            <text:p>52</text:p>
          </table:table-cell>
          <table:table-cell table:formula="of:=[.P56]*[.$C$2]" office:value-type="float" office:value="832" calcext:value-type="float">
            <text:p>832</text:p>
          </table:table-cell>
          <table:table-cell table:formula="of:=&quot;$&quot;&amp;[.O56]&amp;&quot;: &quot;&amp;[.Q56]&amp;&quot;px;&quot;" office:value-type="string" office:string-value="$r52: 832px;" calcext:value-type="string">
            <text:p>$r52: 832px;</text:p>
          </table:table-cell>
          <table:table-cell table:style-name="ce28" table:formula="of:=&quot;$&quot;&amp;[.O56]&amp;&quot;: &quot;&amp;[.P56]&amp;&quot;em;&quot;" office:value-type="string" office:string-value="$r52: 52em;" calcext:value-type="string">
            <text:p>$r52: 52em;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5" table:formula="of:=[.U56]/16" office:value-type="float" office:value="3.3125" calcext:value-type="float">
            <text:p>3,3125</text:p>
          </table:table-cell>
          <table:table-cell table:style-name="ce28" table:formula="of:=&quot;$f&quot;&amp;[.U56]&amp;&quot;: &quot;&amp;[.V56]&amp;&quot;rem;&quot;" office:value-type="string" office:string-value="$f53: 3,3125rem;" calcext:value-type="string">
            <text:p>$f53: 3,3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3" calcext:value-type="float">
            <text:p>53</text:p>
          </table:table-cell>
          <table:table-cell table:formula="of:=&quot;c&quot;&amp;[.E57]" office:value-type="string" office:string-value="c53" calcext:value-type="string">
            <text:p>c53</text:p>
          </table:table-cell>
          <table:table-cell table:formula="of:=[.E57]*[.B$3]+([.E57]-1)*[.B$4]" office:value-type="float" office:value="263.75" calcext:value-type="float">
            <text:p>263,75</text:p>
          </table:table-cell>
          <table:table-cell table:formula="of:=[.G57]*[.$C$2]" office:value-type="float" office:value="4220" calcext:value-type="float">
            <text:p>4220</text:p>
          </table:table-cell>
          <table:table-cell table:formula="of:=&quot;$&quot;&amp;[.F57]&amp;&quot;: &quot;&amp;[.H57]&amp;&quot;px;&quot;" office:value-type="string" office:string-value="$c53: 4220px;" calcext:value-type="string">
            <text:p>$c53: 4220px;</text:p>
          </table:table-cell>
          <table:table-cell table:formula="of:=&quot;c&quot;&amp;[.E57]&amp;&quot;g&quot;" office:value-type="string" office:string-value="c53g" calcext:value-type="string">
            <text:p>c53g</text:p>
          </table:table-cell>
          <table:table-cell table:formula="of:=[.E57]*([.B$3]+[.B$4])" office:value-type="float" office:value="265" calcext:value-type="float">
            <text:p>265</text:p>
          </table:table-cell>
          <table:table-cell table:formula="of:=[.K57]*[.$C$2]" office:value-type="float" office:value="4240" calcext:value-type="float">
            <text:p>4240</text:p>
          </table:table-cell>
          <table:table-cell table:formula="of:=&quot;$&quot;&amp;[.J57]&amp;&quot;: &quot;&amp;[.L57]&amp;&quot;px;&quot;" office:value-type="string" office:string-value="$c53g: 4240px;" calcext:value-type="string">
            <text:p>$c53g: 4240px;</text:p>
          </table:table-cell>
          <table:table-cell/>
          <table:table-cell table:style-name="ce9" office:value-type="string" calcext:value-type="string">
            <text:p>r53</text:p>
          </table:table-cell>
          <table:table-cell table:formula="of:=[.P56]+[.B$5]" office:value-type="float" office:value="53" calcext:value-type="float">
            <text:p>53</text:p>
          </table:table-cell>
          <table:table-cell table:formula="of:=[.P57]*[.$C$2]" office:value-type="float" office:value="848" calcext:value-type="float">
            <text:p>848</text:p>
          </table:table-cell>
          <table:table-cell table:formula="of:=&quot;$&quot;&amp;[.O57]&amp;&quot;: &quot;&amp;[.Q57]&amp;&quot;px;&quot;" office:value-type="string" office:string-value="$r53: 848px;" calcext:value-type="string">
            <text:p>$r53: 848px;</text:p>
          </table:table-cell>
          <table:table-cell table:style-name="ce28" table:formula="of:=&quot;$&quot;&amp;[.O57]&amp;&quot;: &quot;&amp;[.P57]&amp;&quot;em;&quot;" office:value-type="string" office:string-value="$r53: 53em;" calcext:value-type="string">
            <text:p>$r53: 53em;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5" table:formula="of:=[.U57]/16" office:value-type="float" office:value="3.375" calcext:value-type="float">
            <text:p>3,375</text:p>
          </table:table-cell>
          <table:table-cell table:style-name="ce28" table:formula="of:=&quot;$f&quot;&amp;[.U57]&amp;&quot;: &quot;&amp;[.V57]&amp;&quot;rem;&quot;" office:value-type="string" office:string-value="$f54: 3,375rem;" calcext:value-type="string">
            <text:p>$f54: 3,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4" calcext:value-type="float">
            <text:p>54</text:p>
          </table:table-cell>
          <table:table-cell table:formula="of:=&quot;c&quot;&amp;[.E58]" office:value-type="string" office:string-value="c54" calcext:value-type="string">
            <text:p>c54</text:p>
          </table:table-cell>
          <table:table-cell table:formula="of:=[.E58]*[.B$3]+([.E58]-1)*[.B$4]" office:value-type="float" office:value="268.75" calcext:value-type="float">
            <text:p>268,75</text:p>
          </table:table-cell>
          <table:table-cell table:formula="of:=[.G58]*[.$C$2]" office:value-type="float" office:value="4300" calcext:value-type="float">
            <text:p>4300</text:p>
          </table:table-cell>
          <table:table-cell table:formula="of:=&quot;$&quot;&amp;[.F58]&amp;&quot;: &quot;&amp;[.H58]&amp;&quot;px;&quot;" office:value-type="string" office:string-value="$c54: 4300px;" calcext:value-type="string">
            <text:p>$c54: 4300px;</text:p>
          </table:table-cell>
          <table:table-cell table:formula="of:=&quot;c&quot;&amp;[.E58]&amp;&quot;g&quot;" office:value-type="string" office:string-value="c54g" calcext:value-type="string">
            <text:p>c54g</text:p>
          </table:table-cell>
          <table:table-cell table:formula="of:=[.E58]*([.B$3]+[.B$4])" office:value-type="float" office:value="270" calcext:value-type="float">
            <text:p>270</text:p>
          </table:table-cell>
          <table:table-cell table:formula="of:=[.K58]*[.$C$2]" office:value-type="float" office:value="4320" calcext:value-type="float">
            <text:p>4320</text:p>
          </table:table-cell>
          <table:table-cell table:formula="of:=&quot;$&quot;&amp;[.J58]&amp;&quot;: &quot;&amp;[.L58]&amp;&quot;px;&quot;" office:value-type="string" office:string-value="$c54g: 4320px;" calcext:value-type="string">
            <text:p>$c54g: 4320px;</text:p>
          </table:table-cell>
          <table:table-cell/>
          <table:table-cell table:style-name="ce9" office:value-type="string" calcext:value-type="string">
            <text:p>r54</text:p>
          </table:table-cell>
          <table:table-cell table:formula="of:=[.P57]+[.B$5]" office:value-type="float" office:value="54" calcext:value-type="float">
            <text:p>54</text:p>
          </table:table-cell>
          <table:table-cell table:formula="of:=[.P58]*[.$C$2]" office:value-type="float" office:value="864" calcext:value-type="float">
            <text:p>864</text:p>
          </table:table-cell>
          <table:table-cell table:formula="of:=&quot;$&quot;&amp;[.O58]&amp;&quot;: &quot;&amp;[.Q58]&amp;&quot;px;&quot;" office:value-type="string" office:string-value="$r54: 864px;" calcext:value-type="string">
            <text:p>$r54: 864px;</text:p>
          </table:table-cell>
          <table:table-cell table:style-name="ce28" table:formula="of:=&quot;$&quot;&amp;[.O58]&amp;&quot;: &quot;&amp;[.P58]&amp;&quot;em;&quot;" office:value-type="string" office:string-value="$r54: 54em;" calcext:value-type="string">
            <text:p>$r54: 54em;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5" table:formula="of:=[.U58]/16" office:value-type="float" office:value="3.4375" calcext:value-type="float">
            <text:p>3,4375</text:p>
          </table:table-cell>
          <table:table-cell table:style-name="ce28" table:formula="of:=&quot;$f&quot;&amp;[.U58]&amp;&quot;: &quot;&amp;[.V58]&amp;&quot;rem;&quot;" office:value-type="string" office:string-value="$f55: 3,4375rem;" calcext:value-type="string">
            <text:p>$f55: 3,4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5" calcext:value-type="float">
            <text:p>55</text:p>
          </table:table-cell>
          <table:table-cell table:formula="of:=&quot;c&quot;&amp;[.E59]" office:value-type="string" office:string-value="c55" calcext:value-type="string">
            <text:p>c55</text:p>
          </table:table-cell>
          <table:table-cell table:formula="of:=[.E59]*[.B$3]+([.E59]-1)*[.B$4]" office:value-type="float" office:value="273.75" calcext:value-type="float">
            <text:p>273,75</text:p>
          </table:table-cell>
          <table:table-cell table:formula="of:=[.G59]*[.$C$2]" office:value-type="float" office:value="4380" calcext:value-type="float">
            <text:p>4380</text:p>
          </table:table-cell>
          <table:table-cell table:formula="of:=&quot;$&quot;&amp;[.F59]&amp;&quot;: &quot;&amp;[.H59]&amp;&quot;px;&quot;" office:value-type="string" office:string-value="$c55: 4380px;" calcext:value-type="string">
            <text:p>$c55: 4380px;</text:p>
          </table:table-cell>
          <table:table-cell table:formula="of:=&quot;c&quot;&amp;[.E59]&amp;&quot;g&quot;" office:value-type="string" office:string-value="c55g" calcext:value-type="string">
            <text:p>c55g</text:p>
          </table:table-cell>
          <table:table-cell table:formula="of:=[.E59]*([.B$3]+[.B$4])" office:value-type="float" office:value="275" calcext:value-type="float">
            <text:p>275</text:p>
          </table:table-cell>
          <table:table-cell table:formula="of:=[.K59]*[.$C$2]" office:value-type="float" office:value="4400" calcext:value-type="float">
            <text:p>4400</text:p>
          </table:table-cell>
          <table:table-cell table:formula="of:=&quot;$&quot;&amp;[.J59]&amp;&quot;: &quot;&amp;[.L59]&amp;&quot;px;&quot;" office:value-type="string" office:string-value="$c55g: 4400px;" calcext:value-type="string">
            <text:p>$c55g: 4400px;</text:p>
          </table:table-cell>
          <table:table-cell/>
          <table:table-cell table:style-name="ce9" office:value-type="string" calcext:value-type="string">
            <text:p>r55</text:p>
          </table:table-cell>
          <table:table-cell table:formula="of:=[.P58]+[.B$5]" office:value-type="float" office:value="55" calcext:value-type="float">
            <text:p>55</text:p>
          </table:table-cell>
          <table:table-cell table:formula="of:=[.P59]*[.$C$2]" office:value-type="float" office:value="880" calcext:value-type="float">
            <text:p>880</text:p>
          </table:table-cell>
          <table:table-cell table:formula="of:=&quot;$&quot;&amp;[.O59]&amp;&quot;: &quot;&amp;[.Q59]&amp;&quot;px;&quot;" office:value-type="string" office:string-value="$r55: 880px;" calcext:value-type="string">
            <text:p>$r55: 880px;</text:p>
          </table:table-cell>
          <table:table-cell table:style-name="ce28" table:formula="of:=&quot;$&quot;&amp;[.O59]&amp;&quot;: &quot;&amp;[.P59]&amp;&quot;em;&quot;" office:value-type="string" office:string-value="$r55: 55em;" calcext:value-type="string">
            <text:p>$r55: 55em;</text:p>
          </table:table-cell>
          <table:table-cell/>
          <table:table-cell office:value-type="float" office:value="56" calcext:value-type="float">
            <text:p>56</text:p>
          </table:table-cell>
          <table:table-cell table:style-name="ce5" table:formula="of:=[.U59]/16" office:value-type="float" office:value="3.5" calcext:value-type="float">
            <text:p>3,5</text:p>
          </table:table-cell>
          <table:table-cell table:style-name="ce28" table:formula="of:=&quot;$f&quot;&amp;[.U59]&amp;&quot;: &quot;&amp;[.V59]&amp;&quot;rem;&quot;" office:value-type="string" office:string-value="$f56: 3,5rem;" calcext:value-type="string">
            <text:p>$f56: 3,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6" calcext:value-type="float">
            <text:p>56</text:p>
          </table:table-cell>
          <table:table-cell table:formula="of:=&quot;c&quot;&amp;[.E60]" office:value-type="string" office:string-value="c56" calcext:value-type="string">
            <text:p>c56</text:p>
          </table:table-cell>
          <table:table-cell table:formula="of:=[.E60]*[.B$3]+([.E60]-1)*[.B$4]" office:value-type="float" office:value="278.75" calcext:value-type="float">
            <text:p>278,75</text:p>
          </table:table-cell>
          <table:table-cell table:formula="of:=[.G60]*[.$C$2]" office:value-type="float" office:value="4460" calcext:value-type="float">
            <text:p>4460</text:p>
          </table:table-cell>
          <table:table-cell table:formula="of:=&quot;$&quot;&amp;[.F60]&amp;&quot;: &quot;&amp;[.H60]&amp;&quot;px;&quot;" office:value-type="string" office:string-value="$c56: 4460px;" calcext:value-type="string">
            <text:p>$c56: 4460px;</text:p>
          </table:table-cell>
          <table:table-cell table:formula="of:=&quot;c&quot;&amp;[.E60]&amp;&quot;g&quot;" office:value-type="string" office:string-value="c56g" calcext:value-type="string">
            <text:p>c56g</text:p>
          </table:table-cell>
          <table:table-cell table:formula="of:=[.E60]*([.B$3]+[.B$4])" office:value-type="float" office:value="280" calcext:value-type="float">
            <text:p>280</text:p>
          </table:table-cell>
          <table:table-cell table:formula="of:=[.K60]*[.$C$2]" office:value-type="float" office:value="4480" calcext:value-type="float">
            <text:p>4480</text:p>
          </table:table-cell>
          <table:table-cell table:formula="of:=&quot;$&quot;&amp;[.J60]&amp;&quot;: &quot;&amp;[.L60]&amp;&quot;px;&quot;" office:value-type="string" office:string-value="$c56g: 4480px;" calcext:value-type="string">
            <text:p>$c56g: 4480px;</text:p>
          </table:table-cell>
          <table:table-cell/>
          <table:table-cell table:style-name="ce9" office:value-type="string" calcext:value-type="string">
            <text:p>r56</text:p>
          </table:table-cell>
          <table:table-cell table:formula="of:=[.P59]+[.B$5]" office:value-type="float" office:value="56" calcext:value-type="float">
            <text:p>56</text:p>
          </table:table-cell>
          <table:table-cell table:formula="of:=[.P60]*[.$C$2]" office:value-type="float" office:value="896" calcext:value-type="float">
            <text:p>896</text:p>
          </table:table-cell>
          <table:table-cell table:formula="of:=&quot;$&quot;&amp;[.O60]&amp;&quot;: &quot;&amp;[.Q60]&amp;&quot;px;&quot;" office:value-type="string" office:string-value="$r56: 896px;" calcext:value-type="string">
            <text:p>$r56: 896px;</text:p>
          </table:table-cell>
          <table:table-cell table:style-name="ce28" table:formula="of:=&quot;$&quot;&amp;[.O60]&amp;&quot;: &quot;&amp;[.P60]&amp;&quot;em;&quot;" office:value-type="string" office:string-value="$r56: 56em;" calcext:value-type="string">
            <text:p>$r56: 56em;</text:p>
          </table:table-cell>
          <table:table-cell/>
          <table:table-cell office:value-type="float" office:value="57" calcext:value-type="float">
            <text:p>57</text:p>
          </table:table-cell>
          <table:table-cell table:style-name="ce5" table:formula="of:=[.U60]/16" office:value-type="float" office:value="3.5625" calcext:value-type="float">
            <text:p>3,5625</text:p>
          </table:table-cell>
          <table:table-cell table:style-name="ce28" table:formula="of:=&quot;$f&quot;&amp;[.U60]&amp;&quot;: &quot;&amp;[.V60]&amp;&quot;rem;&quot;" office:value-type="string" office:string-value="$f57: 3,5625rem;" calcext:value-type="string">
            <text:p>$f57: 3,5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7" calcext:value-type="float">
            <text:p>57</text:p>
          </table:table-cell>
          <table:table-cell table:formula="of:=&quot;c&quot;&amp;[.E61]" office:value-type="string" office:string-value="c57" calcext:value-type="string">
            <text:p>c57</text:p>
          </table:table-cell>
          <table:table-cell table:formula="of:=[.E61]*[.B$3]+([.E61]-1)*[.B$4]" office:value-type="float" office:value="283.75" calcext:value-type="float">
            <text:p>283,75</text:p>
          </table:table-cell>
          <table:table-cell table:formula="of:=[.G61]*[.$C$2]" office:value-type="float" office:value="4540" calcext:value-type="float">
            <text:p>4540</text:p>
          </table:table-cell>
          <table:table-cell table:formula="of:=&quot;$&quot;&amp;[.F61]&amp;&quot;: &quot;&amp;[.H61]&amp;&quot;px;&quot;" office:value-type="string" office:string-value="$c57: 4540px;" calcext:value-type="string">
            <text:p>$c57: 4540px;</text:p>
          </table:table-cell>
          <table:table-cell table:formula="of:=&quot;c&quot;&amp;[.E61]&amp;&quot;g&quot;" office:value-type="string" office:string-value="c57g" calcext:value-type="string">
            <text:p>c57g</text:p>
          </table:table-cell>
          <table:table-cell table:formula="of:=[.E61]*([.B$3]+[.B$4])" office:value-type="float" office:value="285" calcext:value-type="float">
            <text:p>285</text:p>
          </table:table-cell>
          <table:table-cell table:formula="of:=[.K61]*[.$C$2]" office:value-type="float" office:value="4560" calcext:value-type="float">
            <text:p>4560</text:p>
          </table:table-cell>
          <table:table-cell table:formula="of:=&quot;$&quot;&amp;[.J61]&amp;&quot;: &quot;&amp;[.L61]&amp;&quot;px;&quot;" office:value-type="string" office:string-value="$c57g: 4560px;" calcext:value-type="string">
            <text:p>$c57g: 4560px;</text:p>
          </table:table-cell>
          <table:table-cell/>
          <table:table-cell table:style-name="ce9" office:value-type="string" calcext:value-type="string">
            <text:p>r57</text:p>
          </table:table-cell>
          <table:table-cell table:formula="of:=[.P60]+[.B$5]" office:value-type="float" office:value="57" calcext:value-type="float">
            <text:p>57</text:p>
          </table:table-cell>
          <table:table-cell table:formula="of:=[.P61]*[.$C$2]" office:value-type="float" office:value="912" calcext:value-type="float">
            <text:p>912</text:p>
          </table:table-cell>
          <table:table-cell table:formula="of:=&quot;$&quot;&amp;[.O61]&amp;&quot;: &quot;&amp;[.Q61]&amp;&quot;px;&quot;" office:value-type="string" office:string-value="$r57: 912px;" calcext:value-type="string">
            <text:p>$r57: 912px;</text:p>
          </table:table-cell>
          <table:table-cell table:style-name="ce28" table:formula="of:=&quot;$&quot;&amp;[.O61]&amp;&quot;: &quot;&amp;[.P61]&amp;&quot;em;&quot;" office:value-type="string" office:string-value="$r57: 57em;" calcext:value-type="string">
            <text:p>$r57: 57em;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5" table:formula="of:=[.U61]/16" office:value-type="float" office:value="3.625" calcext:value-type="float">
            <text:p>3,625</text:p>
          </table:table-cell>
          <table:table-cell table:style-name="ce28" table:formula="of:=&quot;$f&quot;&amp;[.U61]&amp;&quot;: &quot;&amp;[.V61]&amp;&quot;rem;&quot;" office:value-type="string" office:string-value="$f58: 3,625rem;" calcext:value-type="string">
            <text:p>$f58: 3,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8" calcext:value-type="float">
            <text:p>58</text:p>
          </table:table-cell>
          <table:table-cell table:formula="of:=&quot;c&quot;&amp;[.E62]" office:value-type="string" office:string-value="c58" calcext:value-type="string">
            <text:p>c58</text:p>
          </table:table-cell>
          <table:table-cell table:formula="of:=[.E62]*[.B$3]+([.E62]-1)*[.B$4]" office:value-type="float" office:value="288.75" calcext:value-type="float">
            <text:p>288,75</text:p>
          </table:table-cell>
          <table:table-cell table:formula="of:=[.G62]*[.$C$2]" office:value-type="float" office:value="4620" calcext:value-type="float">
            <text:p>4620</text:p>
          </table:table-cell>
          <table:table-cell table:formula="of:=&quot;$&quot;&amp;[.F62]&amp;&quot;: &quot;&amp;[.H62]&amp;&quot;px;&quot;" office:value-type="string" office:string-value="$c58: 4620px;" calcext:value-type="string">
            <text:p>$c58: 4620px;</text:p>
          </table:table-cell>
          <table:table-cell table:formula="of:=&quot;c&quot;&amp;[.E62]&amp;&quot;g&quot;" office:value-type="string" office:string-value="c58g" calcext:value-type="string">
            <text:p>c58g</text:p>
          </table:table-cell>
          <table:table-cell table:formula="of:=[.E62]*([.B$3]+[.B$4])" office:value-type="float" office:value="290" calcext:value-type="float">
            <text:p>290</text:p>
          </table:table-cell>
          <table:table-cell table:formula="of:=[.K62]*[.$C$2]" office:value-type="float" office:value="4640" calcext:value-type="float">
            <text:p>4640</text:p>
          </table:table-cell>
          <table:table-cell table:formula="of:=&quot;$&quot;&amp;[.J62]&amp;&quot;: &quot;&amp;[.L62]&amp;&quot;px;&quot;" office:value-type="string" office:string-value="$c58g: 4640px;" calcext:value-type="string">
            <text:p>$c58g: 4640px;</text:p>
          </table:table-cell>
          <table:table-cell/>
          <table:table-cell table:style-name="ce9" office:value-type="string" calcext:value-type="string">
            <text:p>r58</text:p>
          </table:table-cell>
          <table:table-cell table:formula="of:=[.P61]+[.B$5]" office:value-type="float" office:value="58" calcext:value-type="float">
            <text:p>58</text:p>
          </table:table-cell>
          <table:table-cell table:formula="of:=[.P62]*[.$C$2]" office:value-type="float" office:value="928" calcext:value-type="float">
            <text:p>928</text:p>
          </table:table-cell>
          <table:table-cell table:formula="of:=&quot;$&quot;&amp;[.O62]&amp;&quot;: &quot;&amp;[.Q62]&amp;&quot;px;&quot;" office:value-type="string" office:string-value="$r58: 928px;" calcext:value-type="string">
            <text:p>$r58: 928px;</text:p>
          </table:table-cell>
          <table:table-cell table:style-name="ce28" table:formula="of:=&quot;$&quot;&amp;[.O62]&amp;&quot;: &quot;&amp;[.P62]&amp;&quot;em;&quot;" office:value-type="string" office:string-value="$r58: 58em;" calcext:value-type="string">
            <text:p>$r58: 58em;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5" table:formula="of:=[.U62]/16" office:value-type="float" office:value="3.6875" calcext:value-type="float">
            <text:p>3,6875</text:p>
          </table:table-cell>
          <table:table-cell table:style-name="ce28" table:formula="of:=&quot;$f&quot;&amp;[.U62]&amp;&quot;: &quot;&amp;[.V62]&amp;&quot;rem;&quot;" office:value-type="string" office:string-value="$f59: 3,6875rem;" calcext:value-type="string">
            <text:p>$f59: 3,6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59" calcext:value-type="float">
            <text:p>59</text:p>
          </table:table-cell>
          <table:table-cell table:formula="of:=&quot;c&quot;&amp;[.E63]" office:value-type="string" office:string-value="c59" calcext:value-type="string">
            <text:p>c59</text:p>
          </table:table-cell>
          <table:table-cell table:formula="of:=[.E63]*[.B$3]+([.E63]-1)*[.B$4]" office:value-type="float" office:value="293.75" calcext:value-type="float">
            <text:p>293,75</text:p>
          </table:table-cell>
          <table:table-cell table:formula="of:=[.G63]*[.$C$2]" office:value-type="float" office:value="4700" calcext:value-type="float">
            <text:p>4700</text:p>
          </table:table-cell>
          <table:table-cell table:formula="of:=&quot;$&quot;&amp;[.F63]&amp;&quot;: &quot;&amp;[.H63]&amp;&quot;px;&quot;" office:value-type="string" office:string-value="$c59: 4700px;" calcext:value-type="string">
            <text:p>$c59: 4700px;</text:p>
          </table:table-cell>
          <table:table-cell table:formula="of:=&quot;c&quot;&amp;[.E63]&amp;&quot;g&quot;" office:value-type="string" office:string-value="c59g" calcext:value-type="string">
            <text:p>c59g</text:p>
          </table:table-cell>
          <table:table-cell table:formula="of:=[.E63]*([.B$3]+[.B$4])" office:value-type="float" office:value="295" calcext:value-type="float">
            <text:p>295</text:p>
          </table:table-cell>
          <table:table-cell table:formula="of:=[.K63]*[.$C$2]" office:value-type="float" office:value="4720" calcext:value-type="float">
            <text:p>4720</text:p>
          </table:table-cell>
          <table:table-cell table:formula="of:=&quot;$&quot;&amp;[.J63]&amp;&quot;: &quot;&amp;[.L63]&amp;&quot;px;&quot;" office:value-type="string" office:string-value="$c59g: 4720px;" calcext:value-type="string">
            <text:p>$c59g: 4720px;</text:p>
          </table:table-cell>
          <table:table-cell/>
          <table:table-cell table:style-name="ce9" office:value-type="string" calcext:value-type="string">
            <text:p>r59</text:p>
          </table:table-cell>
          <table:table-cell table:formula="of:=[.P62]+[.B$5]" office:value-type="float" office:value="59" calcext:value-type="float">
            <text:p>59</text:p>
          </table:table-cell>
          <table:table-cell table:formula="of:=[.P63]*[.$C$2]" office:value-type="float" office:value="944" calcext:value-type="float">
            <text:p>944</text:p>
          </table:table-cell>
          <table:table-cell table:formula="of:=&quot;$&quot;&amp;[.O63]&amp;&quot;: &quot;&amp;[.Q63]&amp;&quot;px;&quot;" office:value-type="string" office:string-value="$r59: 944px;" calcext:value-type="string">
            <text:p>$r59: 944px;</text:p>
          </table:table-cell>
          <table:table-cell table:style-name="ce28" table:formula="of:=&quot;$&quot;&amp;[.O63]&amp;&quot;: &quot;&amp;[.P63]&amp;&quot;em;&quot;" office:value-type="string" office:string-value="$r59: 59em;" calcext:value-type="string">
            <text:p>$r59: 59em;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5" table:formula="of:=[.U63]/16" office:value-type="float" office:value="3.75" calcext:value-type="float">
            <text:p>3,75</text:p>
          </table:table-cell>
          <table:table-cell table:style-name="ce28" table:formula="of:=&quot;$f&quot;&amp;[.U63]&amp;&quot;: &quot;&amp;[.V63]&amp;&quot;rem;&quot;" office:value-type="string" office:string-value="$f60: 3,75rem;" calcext:value-type="string">
            <text:p>$f60: 3,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0" calcext:value-type="float">
            <text:p>60</text:p>
          </table:table-cell>
          <table:table-cell table:formula="of:=&quot;c&quot;&amp;[.E64]" office:value-type="string" office:string-value="c60" calcext:value-type="string">
            <text:p>c60</text:p>
          </table:table-cell>
          <table:table-cell table:formula="of:=[.E64]*[.B$3]+([.E64]-1)*[.B$4]" office:value-type="float" office:value="298.75" calcext:value-type="float">
            <text:p>298,75</text:p>
          </table:table-cell>
          <table:table-cell table:formula="of:=[.G64]*[.$C$2]" office:value-type="float" office:value="4780" calcext:value-type="float">
            <text:p>4780</text:p>
          </table:table-cell>
          <table:table-cell table:formula="of:=&quot;$&quot;&amp;[.F64]&amp;&quot;: &quot;&amp;[.H64]&amp;&quot;px;&quot;" office:value-type="string" office:string-value="$c60: 4780px;" calcext:value-type="string">
            <text:p>$c60: 4780px;</text:p>
          </table:table-cell>
          <table:table-cell table:formula="of:=&quot;c&quot;&amp;[.E64]&amp;&quot;g&quot;" office:value-type="string" office:string-value="c60g" calcext:value-type="string">
            <text:p>c60g</text:p>
          </table:table-cell>
          <table:table-cell table:formula="of:=[.E64]*([.B$3]+[.B$4])" office:value-type="float" office:value="300" calcext:value-type="float">
            <text:p>300</text:p>
          </table:table-cell>
          <table:table-cell table:formula="of:=[.K64]*[.$C$2]" office:value-type="float" office:value="4800" calcext:value-type="float">
            <text:p>4800</text:p>
          </table:table-cell>
          <table:table-cell table:formula="of:=&quot;$&quot;&amp;[.J64]&amp;&quot;: &quot;&amp;[.L64]&amp;&quot;px;&quot;" office:value-type="string" office:string-value="$c60g: 4800px;" calcext:value-type="string">
            <text:p>$c60g: 4800px;</text:p>
          </table:table-cell>
          <table:table-cell/>
          <table:table-cell table:style-name="ce9" office:value-type="string" calcext:value-type="string">
            <text:p>r60</text:p>
          </table:table-cell>
          <table:table-cell table:formula="of:=[.P63]+[.B$5]" office:value-type="float" office:value="60" calcext:value-type="float">
            <text:p>60</text:p>
          </table:table-cell>
          <table:table-cell table:formula="of:=[.P64]*[.$C$2]" office:value-type="float" office:value="960" calcext:value-type="float">
            <text:p>960</text:p>
          </table:table-cell>
          <table:table-cell table:formula="of:=&quot;$&quot;&amp;[.O64]&amp;&quot;: &quot;&amp;[.Q64]&amp;&quot;px;&quot;" office:value-type="string" office:string-value="$r60: 960px;" calcext:value-type="string">
            <text:p>$r60: 960px;</text:p>
          </table:table-cell>
          <table:table-cell table:style-name="ce28" table:formula="of:=&quot;$&quot;&amp;[.O64]&amp;&quot;: &quot;&amp;[.P64]&amp;&quot;em;&quot;" office:value-type="string" office:string-value="$r60: 60em;" calcext:value-type="string">
            <text:p>$r60: 60em;</text:p>
          </table:table-cell>
          <table:table-cell/>
          <table:table-cell office:value-type="float" office:value="61" calcext:value-type="float">
            <text:p>61</text:p>
          </table:table-cell>
          <table:table-cell table:style-name="ce5" table:formula="of:=[.U64]/16" office:value-type="float" office:value="3.8125" calcext:value-type="float">
            <text:p>3,8125</text:p>
          </table:table-cell>
          <table:table-cell table:style-name="ce28" table:formula="of:=&quot;$f&quot;&amp;[.U64]&amp;&quot;: &quot;&amp;[.V64]&amp;&quot;rem;&quot;" office:value-type="string" office:string-value="$f61: 3,8125rem;" calcext:value-type="string">
            <text:p>$f61: 3,8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1" calcext:value-type="float">
            <text:p>61</text:p>
          </table:table-cell>
          <table:table-cell table:formula="of:=&quot;c&quot;&amp;[.E65]" office:value-type="string" office:string-value="c61" calcext:value-type="string">
            <text:p>c61</text:p>
          </table:table-cell>
          <table:table-cell table:formula="of:=[.E65]*[.B$3]+([.E65]-1)*[.B$4]" office:value-type="float" office:value="303.75" calcext:value-type="float">
            <text:p>303,75</text:p>
          </table:table-cell>
          <table:table-cell table:formula="of:=[.G65]*[.$C$2]" office:value-type="float" office:value="4860" calcext:value-type="float">
            <text:p>4860</text:p>
          </table:table-cell>
          <table:table-cell table:formula="of:=&quot;$&quot;&amp;[.F65]&amp;&quot;: &quot;&amp;[.H65]&amp;&quot;px;&quot;" office:value-type="string" office:string-value="$c61: 4860px;" calcext:value-type="string">
            <text:p>$c61: 4860px;</text:p>
          </table:table-cell>
          <table:table-cell table:formula="of:=&quot;c&quot;&amp;[.E65]&amp;&quot;g&quot;" office:value-type="string" office:string-value="c61g" calcext:value-type="string">
            <text:p>c61g</text:p>
          </table:table-cell>
          <table:table-cell table:formula="of:=[.E65]*([.B$3]+[.B$4])" office:value-type="float" office:value="305" calcext:value-type="float">
            <text:p>305</text:p>
          </table:table-cell>
          <table:table-cell table:formula="of:=[.K65]*[.$C$2]" office:value-type="float" office:value="4880" calcext:value-type="float">
            <text:p>4880</text:p>
          </table:table-cell>
          <table:table-cell table:formula="of:=&quot;$&quot;&amp;[.J65]&amp;&quot;: &quot;&amp;[.L65]&amp;&quot;px;&quot;" office:value-type="string" office:string-value="$c61g: 4880px;" calcext:value-type="string">
            <text:p>$c61g: 4880px;</text:p>
          </table:table-cell>
          <table:table-cell/>
          <table:table-cell table:style-name="ce9" office:value-type="string" calcext:value-type="string">
            <text:p>r61</text:p>
          </table:table-cell>
          <table:table-cell table:formula="of:=[.P64]+[.B$5]" office:value-type="float" office:value="61" calcext:value-type="float">
            <text:p>61</text:p>
          </table:table-cell>
          <table:table-cell table:formula="of:=[.P65]*[.$C$2]" office:value-type="float" office:value="976" calcext:value-type="float">
            <text:p>976</text:p>
          </table:table-cell>
          <table:table-cell table:formula="of:=&quot;$&quot;&amp;[.O65]&amp;&quot;: &quot;&amp;[.Q65]&amp;&quot;px;&quot;" office:value-type="string" office:string-value="$r61: 976px;" calcext:value-type="string">
            <text:p>$r61: 976px;</text:p>
          </table:table-cell>
          <table:table-cell table:style-name="ce28" table:formula="of:=&quot;$&quot;&amp;[.O65]&amp;&quot;: &quot;&amp;[.P65]&amp;&quot;em;&quot;" office:value-type="string" office:string-value="$r61: 61em;" calcext:value-type="string">
            <text:p>$r61: 61em;</text:p>
          </table:table-cell>
          <table:table-cell/>
          <table:table-cell office:value-type="float" office:value="62" calcext:value-type="float">
            <text:p>62</text:p>
          </table:table-cell>
          <table:table-cell table:style-name="ce5" table:formula="of:=[.U65]/16" office:value-type="float" office:value="3.875" calcext:value-type="float">
            <text:p>3,875</text:p>
          </table:table-cell>
          <table:table-cell table:style-name="ce28" table:formula="of:=&quot;$f&quot;&amp;[.U65]&amp;&quot;: &quot;&amp;[.V65]&amp;&quot;rem;&quot;" office:value-type="string" office:string-value="$f62: 3,875rem;" calcext:value-type="string">
            <text:p>$f62: 3,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2" calcext:value-type="float">
            <text:p>62</text:p>
          </table:table-cell>
          <table:table-cell table:formula="of:=&quot;c&quot;&amp;[.E66]" office:value-type="string" office:string-value="c62" calcext:value-type="string">
            <text:p>c62</text:p>
          </table:table-cell>
          <table:table-cell table:formula="of:=[.E66]*[.B$3]+([.E66]-1)*[.B$4]" office:value-type="float" office:value="308.75" calcext:value-type="float">
            <text:p>308,75</text:p>
          </table:table-cell>
          <table:table-cell table:formula="of:=[.G66]*[.$C$2]" office:value-type="float" office:value="4940" calcext:value-type="float">
            <text:p>4940</text:p>
          </table:table-cell>
          <table:table-cell table:formula="of:=&quot;$&quot;&amp;[.F66]&amp;&quot;: &quot;&amp;[.H66]&amp;&quot;px;&quot;" office:value-type="string" office:string-value="$c62: 4940px;" calcext:value-type="string">
            <text:p>$c62: 4940px;</text:p>
          </table:table-cell>
          <table:table-cell table:formula="of:=&quot;c&quot;&amp;[.E66]&amp;&quot;g&quot;" office:value-type="string" office:string-value="c62g" calcext:value-type="string">
            <text:p>c62g</text:p>
          </table:table-cell>
          <table:table-cell table:formula="of:=[.E66]*([.B$3]+[.B$4])" office:value-type="float" office:value="310" calcext:value-type="float">
            <text:p>310</text:p>
          </table:table-cell>
          <table:table-cell table:formula="of:=[.K66]*[.$C$2]" office:value-type="float" office:value="4960" calcext:value-type="float">
            <text:p>4960</text:p>
          </table:table-cell>
          <table:table-cell table:formula="of:=&quot;$&quot;&amp;[.J66]&amp;&quot;: &quot;&amp;[.L66]&amp;&quot;px;&quot;" office:value-type="string" office:string-value="$c62g: 4960px;" calcext:value-type="string">
            <text:p>$c62g: 4960px;</text:p>
          </table:table-cell>
          <table:table-cell/>
          <table:table-cell table:style-name="ce9" office:value-type="string" calcext:value-type="string">
            <text:p>r62</text:p>
          </table:table-cell>
          <table:table-cell table:formula="of:=[.P65]+[.B$5]" office:value-type="float" office:value="62" calcext:value-type="float">
            <text:p>62</text:p>
          </table:table-cell>
          <table:table-cell table:formula="of:=[.P66]*[.$C$2]" office:value-type="float" office:value="992" calcext:value-type="float">
            <text:p>992</text:p>
          </table:table-cell>
          <table:table-cell table:formula="of:=&quot;$&quot;&amp;[.O66]&amp;&quot;: &quot;&amp;[.Q66]&amp;&quot;px;&quot;" office:value-type="string" office:string-value="$r62: 992px;" calcext:value-type="string">
            <text:p>$r62: 992px;</text:p>
          </table:table-cell>
          <table:table-cell table:style-name="ce28" table:formula="of:=&quot;$&quot;&amp;[.O66]&amp;&quot;: &quot;&amp;[.P66]&amp;&quot;em;&quot;" office:value-type="string" office:string-value="$r62: 62em;" calcext:value-type="string">
            <text:p>$r62: 62em;</text:p>
          </table:table-cell>
          <table:table-cell/>
          <table:table-cell office:value-type="float" office:value="63" calcext:value-type="float">
            <text:p>63</text:p>
          </table:table-cell>
          <table:table-cell table:style-name="ce5" table:formula="of:=[.U66]/16" office:value-type="float" office:value="3.9375" calcext:value-type="float">
            <text:p>3,9375</text:p>
          </table:table-cell>
          <table:table-cell table:style-name="ce28" table:formula="of:=&quot;$f&quot;&amp;[.U66]&amp;&quot;: &quot;&amp;[.V66]&amp;&quot;rem;&quot;" office:value-type="string" office:string-value="$f63: 3,9375rem;" calcext:value-type="string">
            <text:p>$f63: 3,9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3" calcext:value-type="float">
            <text:p>63</text:p>
          </table:table-cell>
          <table:table-cell table:formula="of:=&quot;c&quot;&amp;[.E67]" office:value-type="string" office:string-value="c63" calcext:value-type="string">
            <text:p>c63</text:p>
          </table:table-cell>
          <table:table-cell table:formula="of:=[.E67]*[.B$3]+([.E67]-1)*[.B$4]" office:value-type="float" office:value="313.75" calcext:value-type="float">
            <text:p>313,75</text:p>
          </table:table-cell>
          <table:table-cell table:formula="of:=[.G67]*[.$C$2]" office:value-type="float" office:value="5020" calcext:value-type="float">
            <text:p>5020</text:p>
          </table:table-cell>
          <table:table-cell table:formula="of:=&quot;$&quot;&amp;[.F67]&amp;&quot;: &quot;&amp;[.H67]&amp;&quot;px;&quot;" office:value-type="string" office:string-value="$c63: 5020px;" calcext:value-type="string">
            <text:p>$c63: 5020px;</text:p>
          </table:table-cell>
          <table:table-cell table:formula="of:=&quot;c&quot;&amp;[.E67]&amp;&quot;g&quot;" office:value-type="string" office:string-value="c63g" calcext:value-type="string">
            <text:p>c63g</text:p>
          </table:table-cell>
          <table:table-cell table:formula="of:=[.E67]*([.B$3]+[.B$4])" office:value-type="float" office:value="315" calcext:value-type="float">
            <text:p>315</text:p>
          </table:table-cell>
          <table:table-cell table:formula="of:=[.K67]*[.$C$2]" office:value-type="float" office:value="5040" calcext:value-type="float">
            <text:p>5040</text:p>
          </table:table-cell>
          <table:table-cell table:formula="of:=&quot;$&quot;&amp;[.J67]&amp;&quot;: &quot;&amp;[.L67]&amp;&quot;px;&quot;" office:value-type="string" office:string-value="$c63g: 5040px;" calcext:value-type="string">
            <text:p>$c63g: 5040px;</text:p>
          </table:table-cell>
          <table:table-cell/>
          <table:table-cell table:style-name="ce9" office:value-type="string" calcext:value-type="string">
            <text:p>r63</text:p>
          </table:table-cell>
          <table:table-cell table:formula="of:=[.P66]+[.B$5]" office:value-type="float" office:value="63" calcext:value-type="float">
            <text:p>63</text:p>
          </table:table-cell>
          <table:table-cell table:formula="of:=[.P67]*[.$C$2]" office:value-type="float" office:value="1008" calcext:value-type="float">
            <text:p>1008</text:p>
          </table:table-cell>
          <table:table-cell table:formula="of:=&quot;$&quot;&amp;[.O67]&amp;&quot;: &quot;&amp;[.Q67]&amp;&quot;px;&quot;" office:value-type="string" office:string-value="$r63: 1008px;" calcext:value-type="string">
            <text:p>$r63: 1008px;</text:p>
          </table:table-cell>
          <table:table-cell table:style-name="ce28" table:formula="of:=&quot;$&quot;&amp;[.O67]&amp;&quot;: &quot;&amp;[.P67]&amp;&quot;em;&quot;" office:value-type="string" office:string-value="$r63: 63em;" calcext:value-type="string">
            <text:p>$r63: 63em;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" table:formula="of:=[.U67]/16" office:value-type="float" office:value="4" calcext:value-type="float">
            <text:p>4</text:p>
          </table:table-cell>
          <table:table-cell table:style-name="ce28" table:formula="of:=&quot;$f&quot;&amp;[.U67]&amp;&quot;: &quot;&amp;[.V67]&amp;&quot;rem;&quot;" office:value-type="string" office:string-value="$f64: 4rem;" calcext:value-type="string">
            <text:p>$f64: 4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4" calcext:value-type="float">
            <text:p>64</text:p>
          </table:table-cell>
          <table:table-cell table:formula="of:=&quot;c&quot;&amp;[.E68]" office:value-type="string" office:string-value="c64" calcext:value-type="string">
            <text:p>c64</text:p>
          </table:table-cell>
          <table:table-cell table:formula="of:=[.E68]*[.B$3]+([.E68]-1)*[.B$4]" office:value-type="float" office:value="318.75" calcext:value-type="float">
            <text:p>318,75</text:p>
          </table:table-cell>
          <table:table-cell table:formula="of:=[.G68]*[.$C$2]" office:value-type="float" office:value="5100" calcext:value-type="float">
            <text:p>5100</text:p>
          </table:table-cell>
          <table:table-cell table:formula="of:=&quot;$&quot;&amp;[.F68]&amp;&quot;: &quot;&amp;[.H68]&amp;&quot;px;&quot;" office:value-type="string" office:string-value="$c64: 5100px;" calcext:value-type="string">
            <text:p>$c64: 5100px;</text:p>
          </table:table-cell>
          <table:table-cell table:formula="of:=&quot;c&quot;&amp;[.E68]&amp;&quot;g&quot;" office:value-type="string" office:string-value="c64g" calcext:value-type="string">
            <text:p>c64g</text:p>
          </table:table-cell>
          <table:table-cell table:formula="of:=[.E68]*([.B$3]+[.B$4])" office:value-type="float" office:value="320" calcext:value-type="float">
            <text:p>320</text:p>
          </table:table-cell>
          <table:table-cell table:formula="of:=[.K68]*[.$C$2]" office:value-type="float" office:value="5120" calcext:value-type="float">
            <text:p>5120</text:p>
          </table:table-cell>
          <table:table-cell table:formula="of:=&quot;$&quot;&amp;[.J68]&amp;&quot;: &quot;&amp;[.L68]&amp;&quot;px;&quot;" office:value-type="string" office:string-value="$c64g: 5120px;" calcext:value-type="string">
            <text:p>$c64g: 5120px;</text:p>
          </table:table-cell>
          <table:table-cell/>
          <table:table-cell table:style-name="ce9" office:value-type="string" calcext:value-type="string">
            <text:p>r64</text:p>
          </table:table-cell>
          <table:table-cell table:formula="of:=[.P67]+[.B$5]" office:value-type="float" office:value="64" calcext:value-type="float">
            <text:p>64</text:p>
          </table:table-cell>
          <table:table-cell table:formula="of:=[.P68]*[.$C$2]" office:value-type="float" office:value="1024" calcext:value-type="float">
            <text:p>1024</text:p>
          </table:table-cell>
          <table:table-cell table:formula="of:=&quot;$&quot;&amp;[.O68]&amp;&quot;: &quot;&amp;[.Q68]&amp;&quot;px;&quot;" office:value-type="string" office:string-value="$r64: 1024px;" calcext:value-type="string">
            <text:p>$r64: 1024px;</text:p>
          </table:table-cell>
          <table:table-cell table:style-name="ce28" table:formula="of:=&quot;$&quot;&amp;[.O68]&amp;&quot;: &quot;&amp;[.P68]&amp;&quot;em;&quot;" office:value-type="string" office:string-value="$r64: 64em;" calcext:value-type="string">
            <text:p>$r64: 64em;</text:p>
          </table:table-cell>
          <table:table-cell/>
          <table:table-cell office:value-type="float" office:value="65" calcext:value-type="float">
            <text:p>65</text:p>
          </table:table-cell>
          <table:table-cell table:style-name="ce5" table:formula="of:=[.U68]/16" office:value-type="float" office:value="4.0625" calcext:value-type="float">
            <text:p>4,0625</text:p>
          </table:table-cell>
          <table:table-cell table:style-name="ce28" table:formula="of:=&quot;$f&quot;&amp;[.U68]&amp;&quot;: &quot;&amp;[.V68]&amp;&quot;rem;&quot;" office:value-type="string" office:string-value="$f65: 4,0625rem;" calcext:value-type="string">
            <text:p>$f65: 4,0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5" calcext:value-type="float">
            <text:p>65</text:p>
          </table:table-cell>
          <table:table-cell table:formula="of:=&quot;c&quot;&amp;[.E69]" office:value-type="string" office:string-value="c65" calcext:value-type="string">
            <text:p>c65</text:p>
          </table:table-cell>
          <table:table-cell table:formula="of:=[.E69]*[.B$3]+([.E69]-1)*[.B$4]" office:value-type="float" office:value="323.75" calcext:value-type="float">
            <text:p>323,75</text:p>
          </table:table-cell>
          <table:table-cell table:formula="of:=[.G69]*[.$C$2]" office:value-type="float" office:value="5180" calcext:value-type="float">
            <text:p>5180</text:p>
          </table:table-cell>
          <table:table-cell table:formula="of:=&quot;$&quot;&amp;[.F69]&amp;&quot;: &quot;&amp;[.H69]&amp;&quot;px;&quot;" office:value-type="string" office:string-value="$c65: 5180px;" calcext:value-type="string">
            <text:p>$c65: 5180px;</text:p>
          </table:table-cell>
          <table:table-cell table:formula="of:=&quot;c&quot;&amp;[.E69]&amp;&quot;g&quot;" office:value-type="string" office:string-value="c65g" calcext:value-type="string">
            <text:p>c65g</text:p>
          </table:table-cell>
          <table:table-cell table:formula="of:=[.E69]*([.B$3]+[.B$4])" office:value-type="float" office:value="325" calcext:value-type="float">
            <text:p>325</text:p>
          </table:table-cell>
          <table:table-cell table:formula="of:=[.K69]*[.$C$2]" office:value-type="float" office:value="5200" calcext:value-type="float">
            <text:p>5200</text:p>
          </table:table-cell>
          <table:table-cell table:formula="of:=&quot;$&quot;&amp;[.J69]&amp;&quot;: &quot;&amp;[.L69]&amp;&quot;px;&quot;" office:value-type="string" office:string-value="$c65g: 5200px;" calcext:value-type="string">
            <text:p>$c65g: 5200px;</text:p>
          </table:table-cell>
          <table:table-cell/>
          <table:table-cell table:style-name="ce9" office:value-type="string" calcext:value-type="string">
            <text:p>r65</text:p>
          </table:table-cell>
          <table:table-cell table:formula="of:=[.P68]+[.B$5]" office:value-type="float" office:value="65" calcext:value-type="float">
            <text:p>65</text:p>
          </table:table-cell>
          <table:table-cell table:formula="of:=[.P69]*[.$C$2]" office:value-type="float" office:value="1040" calcext:value-type="float">
            <text:p>1040</text:p>
          </table:table-cell>
          <table:table-cell table:formula="of:=&quot;$&quot;&amp;[.O69]&amp;&quot;: &quot;&amp;[.Q69]&amp;&quot;px;&quot;" office:value-type="string" office:string-value="$r65: 1040px;" calcext:value-type="string">
            <text:p>$r65: 1040px;</text:p>
          </table:table-cell>
          <table:table-cell table:style-name="ce28" table:formula="of:=&quot;$&quot;&amp;[.O69]&amp;&quot;: &quot;&amp;[.P69]&amp;&quot;em;&quot;" office:value-type="string" office:string-value="$r65: 65em;" calcext:value-type="string">
            <text:p>$r65: 65em;</text:p>
          </table:table-cell>
          <table:table-cell/>
          <table:table-cell office:value-type="float" office:value="66" calcext:value-type="float">
            <text:p>66</text:p>
          </table:table-cell>
          <table:table-cell table:style-name="ce5" table:formula="of:=[.U69]/16" office:value-type="float" office:value="4.125" calcext:value-type="float">
            <text:p>4,125</text:p>
          </table:table-cell>
          <table:table-cell table:style-name="ce28" table:formula="of:=&quot;$f&quot;&amp;[.U69]&amp;&quot;: &quot;&amp;[.V69]&amp;&quot;rem;&quot;" office:value-type="string" office:string-value="$f66: 4,125rem;" calcext:value-type="string">
            <text:p>$f66: 4,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6" calcext:value-type="float">
            <text:p>66</text:p>
          </table:table-cell>
          <table:table-cell table:formula="of:=&quot;c&quot;&amp;[.E70]" office:value-type="string" office:string-value="c66" calcext:value-type="string">
            <text:p>c66</text:p>
          </table:table-cell>
          <table:table-cell table:formula="of:=[.E70]*[.B$3]+([.E70]-1)*[.B$4]" office:value-type="float" office:value="328.75" calcext:value-type="float">
            <text:p>328,75</text:p>
          </table:table-cell>
          <table:table-cell table:formula="of:=[.G70]*[.$C$2]" office:value-type="float" office:value="5260" calcext:value-type="float">
            <text:p>5260</text:p>
          </table:table-cell>
          <table:table-cell table:formula="of:=&quot;$&quot;&amp;[.F70]&amp;&quot;: &quot;&amp;[.H70]&amp;&quot;px;&quot;" office:value-type="string" office:string-value="$c66: 5260px;" calcext:value-type="string">
            <text:p>$c66: 5260px;</text:p>
          </table:table-cell>
          <table:table-cell table:formula="of:=&quot;c&quot;&amp;[.E70]&amp;&quot;g&quot;" office:value-type="string" office:string-value="c66g" calcext:value-type="string">
            <text:p>c66g</text:p>
          </table:table-cell>
          <table:table-cell table:formula="of:=[.E70]*([.B$3]+[.B$4])" office:value-type="float" office:value="330" calcext:value-type="float">
            <text:p>330</text:p>
          </table:table-cell>
          <table:table-cell table:formula="of:=[.K70]*[.$C$2]" office:value-type="float" office:value="5280" calcext:value-type="float">
            <text:p>5280</text:p>
          </table:table-cell>
          <table:table-cell table:formula="of:=&quot;$&quot;&amp;[.J70]&amp;&quot;: &quot;&amp;[.L70]&amp;&quot;px;&quot;" office:value-type="string" office:string-value="$c66g: 5280px;" calcext:value-type="string">
            <text:p>$c66g: 5280px;</text:p>
          </table:table-cell>
          <table:table-cell/>
          <table:table-cell table:style-name="ce9" office:value-type="string" calcext:value-type="string">
            <text:p>r66</text:p>
          </table:table-cell>
          <table:table-cell table:formula="of:=[.P69]+[.B$5]" office:value-type="float" office:value="66" calcext:value-type="float">
            <text:p>66</text:p>
          </table:table-cell>
          <table:table-cell table:formula="of:=[.P70]*[.$C$2]" office:value-type="float" office:value="1056" calcext:value-type="float">
            <text:p>1056</text:p>
          </table:table-cell>
          <table:table-cell table:formula="of:=&quot;$&quot;&amp;[.O70]&amp;&quot;: &quot;&amp;[.Q70]&amp;&quot;px;&quot;" office:value-type="string" office:string-value="$r66: 1056px;" calcext:value-type="string">
            <text:p>$r66: 1056px;</text:p>
          </table:table-cell>
          <table:table-cell table:style-name="ce28" table:formula="of:=&quot;$&quot;&amp;[.O70]&amp;&quot;: &quot;&amp;[.P70]&amp;&quot;em;&quot;" office:value-type="string" office:string-value="$r66: 66em;" calcext:value-type="string">
            <text:p>$r66: 66em;</text:p>
          </table:table-cell>
          <table:table-cell/>
          <table:table-cell office:value-type="float" office:value="67" calcext:value-type="float">
            <text:p>67</text:p>
          </table:table-cell>
          <table:table-cell table:style-name="ce5" table:formula="of:=[.U70]/16" office:value-type="float" office:value="4.1875" calcext:value-type="float">
            <text:p>4,1875</text:p>
          </table:table-cell>
          <table:table-cell table:style-name="ce28" table:formula="of:=&quot;$f&quot;&amp;[.U70]&amp;&quot;: &quot;&amp;[.V70]&amp;&quot;rem;&quot;" office:value-type="string" office:string-value="$f67: 4,1875rem;" calcext:value-type="string">
            <text:p>$f67: 4,1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7" calcext:value-type="float">
            <text:p>67</text:p>
          </table:table-cell>
          <table:table-cell table:formula="of:=&quot;c&quot;&amp;[.E71]" office:value-type="string" office:string-value="c67" calcext:value-type="string">
            <text:p>c67</text:p>
          </table:table-cell>
          <table:table-cell table:formula="of:=[.E71]*[.B$3]+([.E71]-1)*[.B$4]" office:value-type="float" office:value="333.75" calcext:value-type="float">
            <text:p>333,75</text:p>
          </table:table-cell>
          <table:table-cell table:formula="of:=[.G71]*[.$C$2]" office:value-type="float" office:value="5340" calcext:value-type="float">
            <text:p>5340</text:p>
          </table:table-cell>
          <table:table-cell table:formula="of:=&quot;$&quot;&amp;[.F71]&amp;&quot;: &quot;&amp;[.H71]&amp;&quot;px;&quot;" office:value-type="string" office:string-value="$c67: 5340px;" calcext:value-type="string">
            <text:p>$c67: 5340px;</text:p>
          </table:table-cell>
          <table:table-cell table:formula="of:=&quot;c&quot;&amp;[.E71]&amp;&quot;g&quot;" office:value-type="string" office:string-value="c67g" calcext:value-type="string">
            <text:p>c67g</text:p>
          </table:table-cell>
          <table:table-cell table:formula="of:=[.E71]*([.B$3]+[.B$4])" office:value-type="float" office:value="335" calcext:value-type="float">
            <text:p>335</text:p>
          </table:table-cell>
          <table:table-cell table:formula="of:=[.K71]*[.$C$2]" office:value-type="float" office:value="5360" calcext:value-type="float">
            <text:p>5360</text:p>
          </table:table-cell>
          <table:table-cell table:formula="of:=&quot;$&quot;&amp;[.J71]&amp;&quot;: &quot;&amp;[.L71]&amp;&quot;px;&quot;" office:value-type="string" office:string-value="$c67g: 5360px;" calcext:value-type="string">
            <text:p>$c67g: 5360px;</text:p>
          </table:table-cell>
          <table:table-cell/>
          <table:table-cell table:style-name="ce9" office:value-type="string" calcext:value-type="string">
            <text:p>r67</text:p>
          </table:table-cell>
          <table:table-cell table:formula="of:=[.P70]+[.B$5]" office:value-type="float" office:value="67" calcext:value-type="float">
            <text:p>67</text:p>
          </table:table-cell>
          <table:table-cell table:formula="of:=[.P71]*[.$C$2]" office:value-type="float" office:value="1072" calcext:value-type="float">
            <text:p>1072</text:p>
          </table:table-cell>
          <table:table-cell table:formula="of:=&quot;$&quot;&amp;[.O71]&amp;&quot;: &quot;&amp;[.Q71]&amp;&quot;px;&quot;" office:value-type="string" office:string-value="$r67: 1072px;" calcext:value-type="string">
            <text:p>$r67: 1072px;</text:p>
          </table:table-cell>
          <table:table-cell table:style-name="ce28" table:formula="of:=&quot;$&quot;&amp;[.O71]&amp;&quot;: &quot;&amp;[.P71]&amp;&quot;em;&quot;" office:value-type="string" office:string-value="$r67: 67em;" calcext:value-type="string">
            <text:p>$r67: 67em;</text:p>
          </table:table-cell>
          <table:table-cell/>
          <table:table-cell office:value-type="float" office:value="68" calcext:value-type="float">
            <text:p>68</text:p>
          </table:table-cell>
          <table:table-cell table:style-name="ce5" table:formula="of:=[.U71]/16" office:value-type="float" office:value="4.25" calcext:value-type="float">
            <text:p>4,25</text:p>
          </table:table-cell>
          <table:table-cell table:style-name="ce28" table:formula="of:=&quot;$f&quot;&amp;[.U71]&amp;&quot;: &quot;&amp;[.V71]&amp;&quot;rem;&quot;" office:value-type="string" office:string-value="$f68: 4,25rem;" calcext:value-type="string">
            <text:p>$f68: 4,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8" calcext:value-type="float">
            <text:p>68</text:p>
          </table:table-cell>
          <table:table-cell table:formula="of:=&quot;c&quot;&amp;[.E72]" office:value-type="string" office:string-value="c68" calcext:value-type="string">
            <text:p>c68</text:p>
          </table:table-cell>
          <table:table-cell table:formula="of:=[.E72]*[.B$3]+([.E72]-1)*[.B$4]" office:value-type="float" office:value="338.75" calcext:value-type="float">
            <text:p>338,75</text:p>
          </table:table-cell>
          <table:table-cell table:formula="of:=[.G72]*[.$C$2]" office:value-type="float" office:value="5420" calcext:value-type="float">
            <text:p>5420</text:p>
          </table:table-cell>
          <table:table-cell table:formula="of:=&quot;$&quot;&amp;[.F72]&amp;&quot;: &quot;&amp;[.H72]&amp;&quot;px;&quot;" office:value-type="string" office:string-value="$c68: 5420px;" calcext:value-type="string">
            <text:p>$c68: 5420px;</text:p>
          </table:table-cell>
          <table:table-cell table:formula="of:=&quot;c&quot;&amp;[.E72]&amp;&quot;g&quot;" office:value-type="string" office:string-value="c68g" calcext:value-type="string">
            <text:p>c68g</text:p>
          </table:table-cell>
          <table:table-cell table:formula="of:=[.E72]*([.B$3]+[.B$4])" office:value-type="float" office:value="340" calcext:value-type="float">
            <text:p>340</text:p>
          </table:table-cell>
          <table:table-cell table:formula="of:=[.K72]*[.$C$2]" office:value-type="float" office:value="5440" calcext:value-type="float">
            <text:p>5440</text:p>
          </table:table-cell>
          <table:table-cell table:formula="of:=&quot;$&quot;&amp;[.J72]&amp;&quot;: &quot;&amp;[.L72]&amp;&quot;px;&quot;" office:value-type="string" office:string-value="$c68g: 5440px;" calcext:value-type="string">
            <text:p>$c68g: 5440px;</text:p>
          </table:table-cell>
          <table:table-cell/>
          <table:table-cell table:style-name="ce9" office:value-type="string" calcext:value-type="string">
            <text:p>r68</text:p>
          </table:table-cell>
          <table:table-cell table:formula="of:=[.P71]+[.B$5]" office:value-type="float" office:value="68" calcext:value-type="float">
            <text:p>68</text:p>
          </table:table-cell>
          <table:table-cell table:formula="of:=[.P72]*[.$C$2]" office:value-type="float" office:value="1088" calcext:value-type="float">
            <text:p>1088</text:p>
          </table:table-cell>
          <table:table-cell table:formula="of:=&quot;$&quot;&amp;[.O72]&amp;&quot;: &quot;&amp;[.Q72]&amp;&quot;px;&quot;" office:value-type="string" office:string-value="$r68: 1088px;" calcext:value-type="string">
            <text:p>$r68: 1088px;</text:p>
          </table:table-cell>
          <table:table-cell table:style-name="ce28" table:formula="of:=&quot;$&quot;&amp;[.O72]&amp;&quot;: &quot;&amp;[.P72]&amp;&quot;em;&quot;" office:value-type="string" office:string-value="$r68: 68em;" calcext:value-type="string">
            <text:p>$r68: 68em;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5" table:formula="of:=[.U72]/16" office:value-type="float" office:value="4.3125" calcext:value-type="float">
            <text:p>4,3125</text:p>
          </table:table-cell>
          <table:table-cell table:style-name="ce28" table:formula="of:=&quot;$f&quot;&amp;[.U72]&amp;&quot;: &quot;&amp;[.V72]&amp;&quot;rem;&quot;" office:value-type="string" office:string-value="$f69: 4,3125rem;" calcext:value-type="string">
            <text:p>$f69: 4,3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69" calcext:value-type="float">
            <text:p>69</text:p>
          </table:table-cell>
          <table:table-cell table:formula="of:=&quot;c&quot;&amp;[.E73]" office:value-type="string" office:string-value="c69" calcext:value-type="string">
            <text:p>c69</text:p>
          </table:table-cell>
          <table:table-cell table:formula="of:=[.E73]*[.B$3]+([.E73]-1)*[.B$4]" office:value-type="float" office:value="343.75" calcext:value-type="float">
            <text:p>343,75</text:p>
          </table:table-cell>
          <table:table-cell table:formula="of:=[.G73]*[.$C$2]" office:value-type="float" office:value="5500" calcext:value-type="float">
            <text:p>5500</text:p>
          </table:table-cell>
          <table:table-cell table:formula="of:=&quot;$&quot;&amp;[.F73]&amp;&quot;: &quot;&amp;[.H73]&amp;&quot;px;&quot;" office:value-type="string" office:string-value="$c69: 5500px;" calcext:value-type="string">
            <text:p>$c69: 5500px;</text:p>
          </table:table-cell>
          <table:table-cell table:formula="of:=&quot;c&quot;&amp;[.E73]&amp;&quot;g&quot;" office:value-type="string" office:string-value="c69g" calcext:value-type="string">
            <text:p>c69g</text:p>
          </table:table-cell>
          <table:table-cell table:formula="of:=[.E73]*([.B$3]+[.B$4])" office:value-type="float" office:value="345" calcext:value-type="float">
            <text:p>345</text:p>
          </table:table-cell>
          <table:table-cell table:formula="of:=[.K73]*[.$C$2]" office:value-type="float" office:value="5520" calcext:value-type="float">
            <text:p>5520</text:p>
          </table:table-cell>
          <table:table-cell table:formula="of:=&quot;$&quot;&amp;[.J73]&amp;&quot;: &quot;&amp;[.L73]&amp;&quot;px;&quot;" office:value-type="string" office:string-value="$c69g: 5520px;" calcext:value-type="string">
            <text:p>$c69g: 5520px;</text:p>
          </table:table-cell>
          <table:table-cell/>
          <table:table-cell table:style-name="ce9" office:value-type="string" calcext:value-type="string">
            <text:p>r69</text:p>
          </table:table-cell>
          <table:table-cell table:formula="of:=[.P72]+[.B$5]" office:value-type="float" office:value="69" calcext:value-type="float">
            <text:p>69</text:p>
          </table:table-cell>
          <table:table-cell table:formula="of:=[.P73]*[.$C$2]" office:value-type="float" office:value="1104" calcext:value-type="float">
            <text:p>1104</text:p>
          </table:table-cell>
          <table:table-cell table:formula="of:=&quot;$&quot;&amp;[.O73]&amp;&quot;: &quot;&amp;[.Q73]&amp;&quot;px;&quot;" office:value-type="string" office:string-value="$r69: 1104px;" calcext:value-type="string">
            <text:p>$r69: 1104px;</text:p>
          </table:table-cell>
          <table:table-cell table:style-name="ce28" table:formula="of:=&quot;$&quot;&amp;[.O73]&amp;&quot;: &quot;&amp;[.P73]&amp;&quot;em;&quot;" office:value-type="string" office:string-value="$r69: 69em;" calcext:value-type="string">
            <text:p>$r69: 69em;</text:p>
          </table:table-cell>
          <table:table-cell/>
          <table:table-cell office:value-type="float" office:value="70" calcext:value-type="float">
            <text:p>70</text:p>
          </table:table-cell>
          <table:table-cell table:style-name="ce5" table:formula="of:=[.U73]/16" office:value-type="float" office:value="4.375" calcext:value-type="float">
            <text:p>4,375</text:p>
          </table:table-cell>
          <table:table-cell table:style-name="ce28" table:formula="of:=&quot;$f&quot;&amp;[.U73]&amp;&quot;: &quot;&amp;[.V73]&amp;&quot;rem;&quot;" office:value-type="string" office:string-value="$f70: 4,375rem;" calcext:value-type="string">
            <text:p>$f70: 4,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0" calcext:value-type="float">
            <text:p>70</text:p>
          </table:table-cell>
          <table:table-cell table:formula="of:=&quot;c&quot;&amp;[.E74]" office:value-type="string" office:string-value="c70" calcext:value-type="string">
            <text:p>c70</text:p>
          </table:table-cell>
          <table:table-cell table:formula="of:=[.E74]*[.B$3]+([.E74]-1)*[.B$4]" office:value-type="float" office:value="348.75" calcext:value-type="float">
            <text:p>348,75</text:p>
          </table:table-cell>
          <table:table-cell table:formula="of:=[.G74]*[.$C$2]" office:value-type="float" office:value="5580" calcext:value-type="float">
            <text:p>5580</text:p>
          </table:table-cell>
          <table:table-cell table:formula="of:=&quot;$&quot;&amp;[.F74]&amp;&quot;: &quot;&amp;[.H74]&amp;&quot;px;&quot;" office:value-type="string" office:string-value="$c70: 5580px;" calcext:value-type="string">
            <text:p>$c70: 5580px;</text:p>
          </table:table-cell>
          <table:table-cell table:formula="of:=&quot;c&quot;&amp;[.E74]&amp;&quot;g&quot;" office:value-type="string" office:string-value="c70g" calcext:value-type="string">
            <text:p>c70g</text:p>
          </table:table-cell>
          <table:table-cell table:formula="of:=[.E74]*([.B$3]+[.B$4])" office:value-type="float" office:value="350" calcext:value-type="float">
            <text:p>350</text:p>
          </table:table-cell>
          <table:table-cell table:formula="of:=[.K74]*[.$C$2]" office:value-type="float" office:value="5600" calcext:value-type="float">
            <text:p>5600</text:p>
          </table:table-cell>
          <table:table-cell table:formula="of:=&quot;$&quot;&amp;[.J74]&amp;&quot;: &quot;&amp;[.L74]&amp;&quot;px;&quot;" office:value-type="string" office:string-value="$c70g: 5600px;" calcext:value-type="string">
            <text:p>$c70g: 5600px;</text:p>
          </table:table-cell>
          <table:table-cell/>
          <table:table-cell table:style-name="ce9" office:value-type="string" calcext:value-type="string">
            <text:p>r70</text:p>
          </table:table-cell>
          <table:table-cell table:formula="of:=[.P73]+[.B$5]" office:value-type="float" office:value="70" calcext:value-type="float">
            <text:p>70</text:p>
          </table:table-cell>
          <table:table-cell table:formula="of:=[.P74]*[.$C$2]" office:value-type="float" office:value="1120" calcext:value-type="float">
            <text:p>1120</text:p>
          </table:table-cell>
          <table:table-cell table:formula="of:=&quot;$&quot;&amp;[.O74]&amp;&quot;: &quot;&amp;[.Q74]&amp;&quot;px;&quot;" office:value-type="string" office:string-value="$r70: 1120px;" calcext:value-type="string">
            <text:p>$r70: 1120px;</text:p>
          </table:table-cell>
          <table:table-cell table:style-name="ce28" table:formula="of:=&quot;$&quot;&amp;[.O74]&amp;&quot;: &quot;&amp;[.P74]&amp;&quot;em;&quot;" office:value-type="string" office:string-value="$r70: 70em;" calcext:value-type="string">
            <text:p>$r70: 70em;</text:p>
          </table:table-cell>
          <table:table-cell/>
          <table:table-cell office:value-type="float" office:value="71" calcext:value-type="float">
            <text:p>71</text:p>
          </table:table-cell>
          <table:table-cell table:style-name="ce5" table:formula="of:=[.U74]/16" office:value-type="float" office:value="4.4375" calcext:value-type="float">
            <text:p>4,4375</text:p>
          </table:table-cell>
          <table:table-cell table:style-name="ce28" table:formula="of:=&quot;$f&quot;&amp;[.U74]&amp;&quot;: &quot;&amp;[.V74]&amp;&quot;rem;&quot;" office:value-type="string" office:string-value="$f71: 4,4375rem;" calcext:value-type="string">
            <text:p>$f71: 4,4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1" calcext:value-type="float">
            <text:p>71</text:p>
          </table:table-cell>
          <table:table-cell table:formula="of:=&quot;c&quot;&amp;[.E75]" office:value-type="string" office:string-value="c71" calcext:value-type="string">
            <text:p>c71</text:p>
          </table:table-cell>
          <table:table-cell table:formula="of:=[.E75]*[.B$3]+([.E75]-1)*[.B$4]" office:value-type="float" office:value="353.75" calcext:value-type="float">
            <text:p>353,75</text:p>
          </table:table-cell>
          <table:table-cell table:formula="of:=[.G75]*[.$C$2]" office:value-type="float" office:value="5660" calcext:value-type="float">
            <text:p>5660</text:p>
          </table:table-cell>
          <table:table-cell table:formula="of:=&quot;$&quot;&amp;[.F75]&amp;&quot;: &quot;&amp;[.H75]&amp;&quot;px;&quot;" office:value-type="string" office:string-value="$c71: 5660px;" calcext:value-type="string">
            <text:p>$c71: 5660px;</text:p>
          </table:table-cell>
          <table:table-cell table:formula="of:=&quot;c&quot;&amp;[.E75]&amp;&quot;g&quot;" office:value-type="string" office:string-value="c71g" calcext:value-type="string">
            <text:p>c71g</text:p>
          </table:table-cell>
          <table:table-cell table:formula="of:=[.E75]*([.B$3]+[.B$4])" office:value-type="float" office:value="355" calcext:value-type="float">
            <text:p>355</text:p>
          </table:table-cell>
          <table:table-cell table:formula="of:=[.K75]*[.$C$2]" office:value-type="float" office:value="5680" calcext:value-type="float">
            <text:p>5680</text:p>
          </table:table-cell>
          <table:table-cell table:formula="of:=&quot;$&quot;&amp;[.J75]&amp;&quot;: &quot;&amp;[.L75]&amp;&quot;px;&quot;" office:value-type="string" office:string-value="$c71g: 5680px;" calcext:value-type="string">
            <text:p>$c71g: 5680px;</text:p>
          </table:table-cell>
          <table:table-cell/>
          <table:table-cell table:style-name="ce9" office:value-type="string" calcext:value-type="string">
            <text:p>r71</text:p>
          </table:table-cell>
          <table:table-cell table:formula="of:=[.P74]+[.B$5]" office:value-type="float" office:value="71" calcext:value-type="float">
            <text:p>71</text:p>
          </table:table-cell>
          <table:table-cell table:formula="of:=[.P75]*[.$C$2]" office:value-type="float" office:value="1136" calcext:value-type="float">
            <text:p>1136</text:p>
          </table:table-cell>
          <table:table-cell table:formula="of:=&quot;$&quot;&amp;[.O75]&amp;&quot;: &quot;&amp;[.Q75]&amp;&quot;px;&quot;" office:value-type="string" office:string-value="$r71: 1136px;" calcext:value-type="string">
            <text:p>$r71: 1136px;</text:p>
          </table:table-cell>
          <table:table-cell table:style-name="ce28" table:formula="of:=&quot;$&quot;&amp;[.O75]&amp;&quot;: &quot;&amp;[.P75]&amp;&quot;em;&quot;" office:value-type="string" office:string-value="$r71: 71em;" calcext:value-type="string">
            <text:p>$r71: 71em;</text:p>
          </table:table-cell>
          <table:table-cell/>
          <table:table-cell office:value-type="float" office:value="72" calcext:value-type="float">
            <text:p>72</text:p>
          </table:table-cell>
          <table:table-cell table:style-name="ce5" table:formula="of:=[.U75]/16" office:value-type="float" office:value="4.5" calcext:value-type="float">
            <text:p>4,5</text:p>
          </table:table-cell>
          <table:table-cell table:style-name="ce28" table:formula="of:=&quot;$f&quot;&amp;[.U75]&amp;&quot;: &quot;&amp;[.V75]&amp;&quot;rem;&quot;" office:value-type="string" office:string-value="$f72: 4,5rem;" calcext:value-type="string">
            <text:p>$f72: 4,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2" calcext:value-type="float">
            <text:p>72</text:p>
          </table:table-cell>
          <table:table-cell table:formula="of:=&quot;c&quot;&amp;[.E76]" office:value-type="string" office:string-value="c72" calcext:value-type="string">
            <text:p>c72</text:p>
          </table:table-cell>
          <table:table-cell table:formula="of:=[.E76]*[.B$3]+([.E76]-1)*[.B$4]" office:value-type="float" office:value="358.75" calcext:value-type="float">
            <text:p>358,75</text:p>
          </table:table-cell>
          <table:table-cell table:formula="of:=[.G76]*[.$C$2]" office:value-type="float" office:value="5740" calcext:value-type="float">
            <text:p>5740</text:p>
          </table:table-cell>
          <table:table-cell table:formula="of:=&quot;$&quot;&amp;[.F76]&amp;&quot;: &quot;&amp;[.H76]&amp;&quot;px;&quot;" office:value-type="string" office:string-value="$c72: 5740px;" calcext:value-type="string">
            <text:p>$c72: 5740px;</text:p>
          </table:table-cell>
          <table:table-cell table:formula="of:=&quot;c&quot;&amp;[.E76]&amp;&quot;g&quot;" office:value-type="string" office:string-value="c72g" calcext:value-type="string">
            <text:p>c72g</text:p>
          </table:table-cell>
          <table:table-cell table:formula="of:=[.E76]*([.B$3]+[.B$4])" office:value-type="float" office:value="360" calcext:value-type="float">
            <text:p>360</text:p>
          </table:table-cell>
          <table:table-cell table:formula="of:=[.K76]*[.$C$2]" office:value-type="float" office:value="5760" calcext:value-type="float">
            <text:p>5760</text:p>
          </table:table-cell>
          <table:table-cell table:formula="of:=&quot;$&quot;&amp;[.J76]&amp;&quot;: &quot;&amp;[.L76]&amp;&quot;px;&quot;" office:value-type="string" office:string-value="$c72g: 5760px;" calcext:value-type="string">
            <text:p>$c72g: 5760px;</text:p>
          </table:table-cell>
          <table:table-cell/>
          <table:table-cell table:style-name="ce9" office:value-type="string" calcext:value-type="string">
            <text:p>r72</text:p>
          </table:table-cell>
          <table:table-cell table:formula="of:=[.P75]+[.B$5]" office:value-type="float" office:value="72" calcext:value-type="float">
            <text:p>72</text:p>
          </table:table-cell>
          <table:table-cell table:formula="of:=[.P76]*[.$C$2]" office:value-type="float" office:value="1152" calcext:value-type="float">
            <text:p>1152</text:p>
          </table:table-cell>
          <table:table-cell table:formula="of:=&quot;$&quot;&amp;[.O76]&amp;&quot;: &quot;&amp;[.Q76]&amp;&quot;px;&quot;" office:value-type="string" office:string-value="$r72: 1152px;" calcext:value-type="string">
            <text:p>$r72: 1152px;</text:p>
          </table:table-cell>
          <table:table-cell table:style-name="ce28" table:formula="of:=&quot;$&quot;&amp;[.O76]&amp;&quot;: &quot;&amp;[.P76]&amp;&quot;em;&quot;" office:value-type="string" office:string-value="$r72: 72em;" calcext:value-type="string">
            <text:p>$r72: 72em;</text:p>
          </table:table-cell>
          <table:table-cell/>
          <table:table-cell office:value-type="float" office:value="73" calcext:value-type="float">
            <text:p>73</text:p>
          </table:table-cell>
          <table:table-cell table:style-name="ce5" table:formula="of:=[.U76]/16" office:value-type="float" office:value="4.5625" calcext:value-type="float">
            <text:p>4,5625</text:p>
          </table:table-cell>
          <table:table-cell table:style-name="ce28" table:formula="of:=&quot;$f&quot;&amp;[.U76]&amp;&quot;: &quot;&amp;[.V76]&amp;&quot;rem;&quot;" office:value-type="string" office:string-value="$f73: 4,5625rem;" calcext:value-type="string">
            <text:p>$f73: 4,5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3" calcext:value-type="float">
            <text:p>73</text:p>
          </table:table-cell>
          <table:table-cell table:formula="of:=&quot;c&quot;&amp;[.E77]" office:value-type="string" office:string-value="c73" calcext:value-type="string">
            <text:p>c73</text:p>
          </table:table-cell>
          <table:table-cell table:formula="of:=[.E77]*[.B$3]+([.E77]-1)*[.B$4]" office:value-type="float" office:value="363.75" calcext:value-type="float">
            <text:p>363,75</text:p>
          </table:table-cell>
          <table:table-cell table:formula="of:=[.G77]*[.$C$2]" office:value-type="float" office:value="5820" calcext:value-type="float">
            <text:p>5820</text:p>
          </table:table-cell>
          <table:table-cell table:formula="of:=&quot;$&quot;&amp;[.F77]&amp;&quot;: &quot;&amp;[.H77]&amp;&quot;px;&quot;" office:value-type="string" office:string-value="$c73: 5820px;" calcext:value-type="string">
            <text:p>$c73: 5820px;</text:p>
          </table:table-cell>
          <table:table-cell table:formula="of:=&quot;c&quot;&amp;[.E77]&amp;&quot;g&quot;" office:value-type="string" office:string-value="c73g" calcext:value-type="string">
            <text:p>c73g</text:p>
          </table:table-cell>
          <table:table-cell table:formula="of:=[.E77]*([.B$3]+[.B$4])" office:value-type="float" office:value="365" calcext:value-type="float">
            <text:p>365</text:p>
          </table:table-cell>
          <table:table-cell table:formula="of:=[.K77]*[.$C$2]" office:value-type="float" office:value="5840" calcext:value-type="float">
            <text:p>5840</text:p>
          </table:table-cell>
          <table:table-cell table:formula="of:=&quot;$&quot;&amp;[.J77]&amp;&quot;: &quot;&amp;[.L77]&amp;&quot;px;&quot;" office:value-type="string" office:string-value="$c73g: 5840px;" calcext:value-type="string">
            <text:p>$c73g: 5840px;</text:p>
          </table:table-cell>
          <table:table-cell/>
          <table:table-cell table:style-name="ce9" office:value-type="string" calcext:value-type="string">
            <text:p>r73</text:p>
          </table:table-cell>
          <table:table-cell table:formula="of:=[.P76]+[.B$5]" office:value-type="float" office:value="73" calcext:value-type="float">
            <text:p>73</text:p>
          </table:table-cell>
          <table:table-cell table:formula="of:=[.P77]*[.$C$2]" office:value-type="float" office:value="1168" calcext:value-type="float">
            <text:p>1168</text:p>
          </table:table-cell>
          <table:table-cell table:formula="of:=&quot;$&quot;&amp;[.O77]&amp;&quot;: &quot;&amp;[.Q77]&amp;&quot;px;&quot;" office:value-type="string" office:string-value="$r73: 1168px;" calcext:value-type="string">
            <text:p>$r73: 1168px;</text:p>
          </table:table-cell>
          <table:table-cell table:style-name="ce28" table:formula="of:=&quot;$&quot;&amp;[.O77]&amp;&quot;: &quot;&amp;[.P77]&amp;&quot;em;&quot;" office:value-type="string" office:string-value="$r73: 73em;" calcext:value-type="string">
            <text:p>$r73: 73em;</text:p>
          </table:table-cell>
          <table:table-cell/>
          <table:table-cell office:value-type="float" office:value="74" calcext:value-type="float">
            <text:p>74</text:p>
          </table:table-cell>
          <table:table-cell table:style-name="ce5" table:formula="of:=[.U77]/16" office:value-type="float" office:value="4.625" calcext:value-type="float">
            <text:p>4,625</text:p>
          </table:table-cell>
          <table:table-cell table:style-name="ce28" table:formula="of:=&quot;$f&quot;&amp;[.U77]&amp;&quot;: &quot;&amp;[.V77]&amp;&quot;rem;&quot;" office:value-type="string" office:string-value="$f74: 4,625rem;" calcext:value-type="string">
            <text:p>$f74: 4,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4" calcext:value-type="float">
            <text:p>74</text:p>
          </table:table-cell>
          <table:table-cell table:formula="of:=&quot;c&quot;&amp;[.E78]" office:value-type="string" office:string-value="c74" calcext:value-type="string">
            <text:p>c74</text:p>
          </table:table-cell>
          <table:table-cell table:formula="of:=[.E78]*[.B$3]+([.E78]-1)*[.B$4]" office:value-type="float" office:value="368.75" calcext:value-type="float">
            <text:p>368,75</text:p>
          </table:table-cell>
          <table:table-cell table:formula="of:=[.G78]*[.$C$2]" office:value-type="float" office:value="5900" calcext:value-type="float">
            <text:p>5900</text:p>
          </table:table-cell>
          <table:table-cell table:formula="of:=&quot;$&quot;&amp;[.F78]&amp;&quot;: &quot;&amp;[.H78]&amp;&quot;px;&quot;" office:value-type="string" office:string-value="$c74: 5900px;" calcext:value-type="string">
            <text:p>$c74: 5900px;</text:p>
          </table:table-cell>
          <table:table-cell table:formula="of:=&quot;c&quot;&amp;[.E78]&amp;&quot;g&quot;" office:value-type="string" office:string-value="c74g" calcext:value-type="string">
            <text:p>c74g</text:p>
          </table:table-cell>
          <table:table-cell table:formula="of:=[.E78]*([.B$3]+[.B$4])" office:value-type="float" office:value="370" calcext:value-type="float">
            <text:p>370</text:p>
          </table:table-cell>
          <table:table-cell table:formula="of:=[.K78]*[.$C$2]" office:value-type="float" office:value="5920" calcext:value-type="float">
            <text:p>5920</text:p>
          </table:table-cell>
          <table:table-cell table:formula="of:=&quot;$&quot;&amp;[.J78]&amp;&quot;: &quot;&amp;[.L78]&amp;&quot;px;&quot;" office:value-type="string" office:string-value="$c74g: 5920px;" calcext:value-type="string">
            <text:p>$c74g: 5920px;</text:p>
          </table:table-cell>
          <table:table-cell/>
          <table:table-cell table:style-name="ce9" office:value-type="string" calcext:value-type="string">
            <text:p>r74</text:p>
          </table:table-cell>
          <table:table-cell table:formula="of:=[.P77]+[.B$5]" office:value-type="float" office:value="74" calcext:value-type="float">
            <text:p>74</text:p>
          </table:table-cell>
          <table:table-cell table:formula="of:=[.P78]*[.$C$2]" office:value-type="float" office:value="1184" calcext:value-type="float">
            <text:p>1184</text:p>
          </table:table-cell>
          <table:table-cell table:formula="of:=&quot;$&quot;&amp;[.O78]&amp;&quot;: &quot;&amp;[.Q78]&amp;&quot;px;&quot;" office:value-type="string" office:string-value="$r74: 1184px;" calcext:value-type="string">
            <text:p>$r74: 1184px;</text:p>
          </table:table-cell>
          <table:table-cell table:style-name="ce28" table:formula="of:=&quot;$&quot;&amp;[.O78]&amp;&quot;: &quot;&amp;[.P78]&amp;&quot;em;&quot;" office:value-type="string" office:string-value="$r74: 74em;" calcext:value-type="string">
            <text:p>$r74: 74em;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5" table:formula="of:=[.U78]/16" office:value-type="float" office:value="4.6875" calcext:value-type="float">
            <text:p>4,6875</text:p>
          </table:table-cell>
          <table:table-cell table:style-name="ce28" table:formula="of:=&quot;$f&quot;&amp;[.U78]&amp;&quot;: &quot;&amp;[.V78]&amp;&quot;rem;&quot;" office:value-type="string" office:string-value="$f75: 4,6875rem;" calcext:value-type="string">
            <text:p>$f75: 4,6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5" calcext:value-type="float">
            <text:p>75</text:p>
          </table:table-cell>
          <table:table-cell table:formula="of:=&quot;c&quot;&amp;[.E79]" office:value-type="string" office:string-value="c75" calcext:value-type="string">
            <text:p>c75</text:p>
          </table:table-cell>
          <table:table-cell table:formula="of:=[.E79]*[.B$3]+([.E79]-1)*[.B$4]" office:value-type="float" office:value="373.75" calcext:value-type="float">
            <text:p>373,75</text:p>
          </table:table-cell>
          <table:table-cell table:formula="of:=[.G79]*[.$C$2]" office:value-type="float" office:value="5980" calcext:value-type="float">
            <text:p>5980</text:p>
          </table:table-cell>
          <table:table-cell table:formula="of:=&quot;$&quot;&amp;[.F79]&amp;&quot;: &quot;&amp;[.H79]&amp;&quot;px;&quot;" office:value-type="string" office:string-value="$c75: 5980px;" calcext:value-type="string">
            <text:p>$c75: 5980px;</text:p>
          </table:table-cell>
          <table:table-cell table:formula="of:=&quot;c&quot;&amp;[.E79]&amp;&quot;g&quot;" office:value-type="string" office:string-value="c75g" calcext:value-type="string">
            <text:p>c75g</text:p>
          </table:table-cell>
          <table:table-cell table:formula="of:=[.E79]*([.B$3]+[.B$4])" office:value-type="float" office:value="375" calcext:value-type="float">
            <text:p>375</text:p>
          </table:table-cell>
          <table:table-cell table:formula="of:=[.K79]*[.$C$2]" office:value-type="float" office:value="6000" calcext:value-type="float">
            <text:p>6000</text:p>
          </table:table-cell>
          <table:table-cell table:formula="of:=&quot;$&quot;&amp;[.J79]&amp;&quot;: &quot;&amp;[.L79]&amp;&quot;px;&quot;" office:value-type="string" office:string-value="$c75g: 6000px;" calcext:value-type="string">
            <text:p>$c75g: 6000px;</text:p>
          </table:table-cell>
          <table:table-cell/>
          <table:table-cell table:style-name="ce9" office:value-type="string" calcext:value-type="string">
            <text:p>r75</text:p>
          </table:table-cell>
          <table:table-cell table:formula="of:=[.P78]+[.B$5]" office:value-type="float" office:value="75" calcext:value-type="float">
            <text:p>75</text:p>
          </table:table-cell>
          <table:table-cell table:formula="of:=[.P79]*[.$C$2]" office:value-type="float" office:value="1200" calcext:value-type="float">
            <text:p>1200</text:p>
          </table:table-cell>
          <table:table-cell table:formula="of:=&quot;$&quot;&amp;[.O79]&amp;&quot;: &quot;&amp;[.Q79]&amp;&quot;px;&quot;" office:value-type="string" office:string-value="$r75: 1200px;" calcext:value-type="string">
            <text:p>$r75: 1200px;</text:p>
          </table:table-cell>
          <table:table-cell table:style-name="ce28" table:formula="of:=&quot;$&quot;&amp;[.O79]&amp;&quot;: &quot;&amp;[.P79]&amp;&quot;em;&quot;" office:value-type="string" office:string-value="$r75: 75em;" calcext:value-type="string">
            <text:p>$r75: 75em;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5" table:formula="of:=[.U79]/16" office:value-type="float" office:value="4.75" calcext:value-type="float">
            <text:p>4,75</text:p>
          </table:table-cell>
          <table:table-cell table:style-name="ce28" table:formula="of:=&quot;$f&quot;&amp;[.U79]&amp;&quot;: &quot;&amp;[.V79]&amp;&quot;rem;&quot;" office:value-type="string" office:string-value="$f76: 4,75rem;" calcext:value-type="string">
            <text:p>$f76: 4,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6" calcext:value-type="float">
            <text:p>76</text:p>
          </table:table-cell>
          <table:table-cell table:formula="of:=&quot;c&quot;&amp;[.E80]" office:value-type="string" office:string-value="c76" calcext:value-type="string">
            <text:p>c76</text:p>
          </table:table-cell>
          <table:table-cell table:formula="of:=[.E80]*[.B$3]+([.E80]-1)*[.B$4]" office:value-type="float" office:value="378.75" calcext:value-type="float">
            <text:p>378,75</text:p>
          </table:table-cell>
          <table:table-cell table:formula="of:=[.G80]*[.$C$2]" office:value-type="float" office:value="6060" calcext:value-type="float">
            <text:p>6060</text:p>
          </table:table-cell>
          <table:table-cell table:formula="of:=&quot;$&quot;&amp;[.F80]&amp;&quot;: &quot;&amp;[.H80]&amp;&quot;px;&quot;" office:value-type="string" office:string-value="$c76: 6060px;" calcext:value-type="string">
            <text:p>$c76: 6060px;</text:p>
          </table:table-cell>
          <table:table-cell table:formula="of:=&quot;c&quot;&amp;[.E80]&amp;&quot;g&quot;" office:value-type="string" office:string-value="c76g" calcext:value-type="string">
            <text:p>c76g</text:p>
          </table:table-cell>
          <table:table-cell table:formula="of:=[.E80]*([.B$3]+[.B$4])" office:value-type="float" office:value="380" calcext:value-type="float">
            <text:p>380</text:p>
          </table:table-cell>
          <table:table-cell table:formula="of:=[.K80]*[.$C$2]" office:value-type="float" office:value="6080" calcext:value-type="float">
            <text:p>6080</text:p>
          </table:table-cell>
          <table:table-cell table:formula="of:=&quot;$&quot;&amp;[.J80]&amp;&quot;: &quot;&amp;[.L80]&amp;&quot;px;&quot;" office:value-type="string" office:string-value="$c76g: 6080px;" calcext:value-type="string">
            <text:p>$c76g: 6080px;</text:p>
          </table:table-cell>
          <table:table-cell/>
          <table:table-cell table:style-name="ce9" office:value-type="string" calcext:value-type="string">
            <text:p>r76</text:p>
          </table:table-cell>
          <table:table-cell table:formula="of:=[.P79]+[.B$5]" office:value-type="float" office:value="76" calcext:value-type="float">
            <text:p>76</text:p>
          </table:table-cell>
          <table:table-cell table:formula="of:=[.P80]*[.$C$2]" office:value-type="float" office:value="1216" calcext:value-type="float">
            <text:p>1216</text:p>
          </table:table-cell>
          <table:table-cell table:formula="of:=&quot;$&quot;&amp;[.O80]&amp;&quot;: &quot;&amp;[.Q80]&amp;&quot;px;&quot;" office:value-type="string" office:string-value="$r76: 1216px;" calcext:value-type="string">
            <text:p>$r76: 1216px;</text:p>
          </table:table-cell>
          <table:table-cell table:style-name="ce28" table:formula="of:=&quot;$&quot;&amp;[.O80]&amp;&quot;: &quot;&amp;[.P80]&amp;&quot;em;&quot;" office:value-type="string" office:string-value="$r76: 76em;" calcext:value-type="string">
            <text:p>$r76: 76em;</text:p>
          </table:table-cell>
          <table:table-cell/>
          <table:table-cell office:value-type="float" office:value="77" calcext:value-type="float">
            <text:p>77</text:p>
          </table:table-cell>
          <table:table-cell table:style-name="ce5" table:formula="of:=[.U80]/16" office:value-type="float" office:value="4.8125" calcext:value-type="float">
            <text:p>4,8125</text:p>
          </table:table-cell>
          <table:table-cell table:style-name="ce28" table:formula="of:=&quot;$f&quot;&amp;[.U80]&amp;&quot;: &quot;&amp;[.V80]&amp;&quot;rem;&quot;" office:value-type="string" office:string-value="$f77: 4,8125rem;" calcext:value-type="string">
            <text:p>$f77: 4,8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7" calcext:value-type="float">
            <text:p>77</text:p>
          </table:table-cell>
          <table:table-cell table:formula="of:=&quot;c&quot;&amp;[.E81]" office:value-type="string" office:string-value="c77" calcext:value-type="string">
            <text:p>c77</text:p>
          </table:table-cell>
          <table:table-cell table:formula="of:=[.E81]*[.B$3]+([.E81]-1)*[.B$4]" office:value-type="float" office:value="383.75" calcext:value-type="float">
            <text:p>383,75</text:p>
          </table:table-cell>
          <table:table-cell table:formula="of:=[.G81]*[.$C$2]" office:value-type="float" office:value="6140" calcext:value-type="float">
            <text:p>6140</text:p>
          </table:table-cell>
          <table:table-cell table:formula="of:=&quot;$&quot;&amp;[.F81]&amp;&quot;: &quot;&amp;[.H81]&amp;&quot;px;&quot;" office:value-type="string" office:string-value="$c77: 6140px;" calcext:value-type="string">
            <text:p>$c77: 6140px;</text:p>
          </table:table-cell>
          <table:table-cell table:formula="of:=&quot;c&quot;&amp;[.E81]&amp;&quot;g&quot;" office:value-type="string" office:string-value="c77g" calcext:value-type="string">
            <text:p>c77g</text:p>
          </table:table-cell>
          <table:table-cell table:formula="of:=[.E81]*([.B$3]+[.B$4])" office:value-type="float" office:value="385" calcext:value-type="float">
            <text:p>385</text:p>
          </table:table-cell>
          <table:table-cell table:formula="of:=[.K81]*[.$C$2]" office:value-type="float" office:value="6160" calcext:value-type="float">
            <text:p>6160</text:p>
          </table:table-cell>
          <table:table-cell table:formula="of:=&quot;$&quot;&amp;[.J81]&amp;&quot;: &quot;&amp;[.L81]&amp;&quot;px;&quot;" office:value-type="string" office:string-value="$c77g: 6160px;" calcext:value-type="string">
            <text:p>$c77g: 6160px;</text:p>
          </table:table-cell>
          <table:table-cell/>
          <table:table-cell table:style-name="ce9" office:value-type="string" calcext:value-type="string">
            <text:p>r77</text:p>
          </table:table-cell>
          <table:table-cell table:formula="of:=[.P80]+[.B$5]" office:value-type="float" office:value="77" calcext:value-type="float">
            <text:p>77</text:p>
          </table:table-cell>
          <table:table-cell table:formula="of:=[.P81]*[.$C$2]" office:value-type="float" office:value="1232" calcext:value-type="float">
            <text:p>1232</text:p>
          </table:table-cell>
          <table:table-cell table:formula="of:=&quot;$&quot;&amp;[.O81]&amp;&quot;: &quot;&amp;[.Q81]&amp;&quot;px;&quot;" office:value-type="string" office:string-value="$r77: 1232px;" calcext:value-type="string">
            <text:p>$r77: 1232px;</text:p>
          </table:table-cell>
          <table:table-cell table:style-name="ce28" table:formula="of:=&quot;$&quot;&amp;[.O81]&amp;&quot;: &quot;&amp;[.P81]&amp;&quot;em;&quot;" office:value-type="string" office:string-value="$r77: 77em;" calcext:value-type="string">
            <text:p>$r77: 77em;</text:p>
          </table:table-cell>
          <table:table-cell/>
          <table:table-cell office:value-type="float" office:value="78" calcext:value-type="float">
            <text:p>78</text:p>
          </table:table-cell>
          <table:table-cell table:style-name="ce5" table:formula="of:=[.U81]/16" office:value-type="float" office:value="4.875" calcext:value-type="float">
            <text:p>4,875</text:p>
          </table:table-cell>
          <table:table-cell table:style-name="ce28" table:formula="of:=&quot;$f&quot;&amp;[.U81]&amp;&quot;: &quot;&amp;[.V81]&amp;&quot;rem;&quot;" office:value-type="string" office:string-value="$f78: 4,875rem;" calcext:value-type="string">
            <text:p>$f78: 4,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8" calcext:value-type="float">
            <text:p>78</text:p>
          </table:table-cell>
          <table:table-cell table:formula="of:=&quot;c&quot;&amp;[.E82]" office:value-type="string" office:string-value="c78" calcext:value-type="string">
            <text:p>c78</text:p>
          </table:table-cell>
          <table:table-cell table:formula="of:=[.E82]*[.B$3]+([.E82]-1)*[.B$4]" office:value-type="float" office:value="388.75" calcext:value-type="float">
            <text:p>388,75</text:p>
          </table:table-cell>
          <table:table-cell table:formula="of:=[.G82]*[.$C$2]" office:value-type="float" office:value="6220" calcext:value-type="float">
            <text:p>6220</text:p>
          </table:table-cell>
          <table:table-cell table:formula="of:=&quot;$&quot;&amp;[.F82]&amp;&quot;: &quot;&amp;[.H82]&amp;&quot;px;&quot;" office:value-type="string" office:string-value="$c78: 6220px;" calcext:value-type="string">
            <text:p>$c78: 6220px;</text:p>
          </table:table-cell>
          <table:table-cell table:formula="of:=&quot;c&quot;&amp;[.E82]&amp;&quot;g&quot;" office:value-type="string" office:string-value="c78g" calcext:value-type="string">
            <text:p>c78g</text:p>
          </table:table-cell>
          <table:table-cell table:formula="of:=[.E82]*([.B$3]+[.B$4])" office:value-type="float" office:value="390" calcext:value-type="float">
            <text:p>390</text:p>
          </table:table-cell>
          <table:table-cell table:formula="of:=[.K82]*[.$C$2]" office:value-type="float" office:value="6240" calcext:value-type="float">
            <text:p>6240</text:p>
          </table:table-cell>
          <table:table-cell table:formula="of:=&quot;$&quot;&amp;[.J82]&amp;&quot;: &quot;&amp;[.L82]&amp;&quot;px;&quot;" office:value-type="string" office:string-value="$c78g: 6240px;" calcext:value-type="string">
            <text:p>$c78g: 6240px;</text:p>
          </table:table-cell>
          <table:table-cell/>
          <table:table-cell table:style-name="ce9" office:value-type="string" calcext:value-type="string">
            <text:p>r78</text:p>
          </table:table-cell>
          <table:table-cell table:formula="of:=[.P81]+[.B$5]" office:value-type="float" office:value="78" calcext:value-type="float">
            <text:p>78</text:p>
          </table:table-cell>
          <table:table-cell table:formula="of:=[.P82]*[.$C$2]" office:value-type="float" office:value="1248" calcext:value-type="float">
            <text:p>1248</text:p>
          </table:table-cell>
          <table:table-cell table:formula="of:=&quot;$&quot;&amp;[.O82]&amp;&quot;: &quot;&amp;[.Q82]&amp;&quot;px;&quot;" office:value-type="string" office:string-value="$r78: 1248px;" calcext:value-type="string">
            <text:p>$r78: 1248px;</text:p>
          </table:table-cell>
          <table:table-cell table:style-name="ce28" table:formula="of:=&quot;$&quot;&amp;[.O82]&amp;&quot;: &quot;&amp;[.P82]&amp;&quot;em;&quot;" office:value-type="string" office:string-value="$r78: 78em;" calcext:value-type="string">
            <text:p>$r78: 78em;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5" table:formula="of:=[.U82]/16" office:value-type="float" office:value="4.9375" calcext:value-type="float">
            <text:p>4,9375</text:p>
          </table:table-cell>
          <table:table-cell table:style-name="ce28" table:formula="of:=&quot;$f&quot;&amp;[.U82]&amp;&quot;: &quot;&amp;[.V82]&amp;&quot;rem;&quot;" office:value-type="string" office:string-value="$f79: 4,9375rem;" calcext:value-type="string">
            <text:p>$f79: 4,9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79" calcext:value-type="float">
            <text:p>79</text:p>
          </table:table-cell>
          <table:table-cell table:formula="of:=&quot;c&quot;&amp;[.E83]" office:value-type="string" office:string-value="c79" calcext:value-type="string">
            <text:p>c79</text:p>
          </table:table-cell>
          <table:table-cell table:formula="of:=[.E83]*[.B$3]+([.E83]-1)*[.B$4]" office:value-type="float" office:value="393.75" calcext:value-type="float">
            <text:p>393,75</text:p>
          </table:table-cell>
          <table:table-cell table:formula="of:=[.G83]*[.$C$2]" office:value-type="float" office:value="6300" calcext:value-type="float">
            <text:p>6300</text:p>
          </table:table-cell>
          <table:table-cell table:formula="of:=&quot;$&quot;&amp;[.F83]&amp;&quot;: &quot;&amp;[.H83]&amp;&quot;px;&quot;" office:value-type="string" office:string-value="$c79: 6300px;" calcext:value-type="string">
            <text:p>$c79: 6300px;</text:p>
          </table:table-cell>
          <table:table-cell table:formula="of:=&quot;c&quot;&amp;[.E83]&amp;&quot;g&quot;" office:value-type="string" office:string-value="c79g" calcext:value-type="string">
            <text:p>c79g</text:p>
          </table:table-cell>
          <table:table-cell table:formula="of:=[.E83]*([.B$3]+[.B$4])" office:value-type="float" office:value="395" calcext:value-type="float">
            <text:p>395</text:p>
          </table:table-cell>
          <table:table-cell table:formula="of:=[.K83]*[.$C$2]" office:value-type="float" office:value="6320" calcext:value-type="float">
            <text:p>6320</text:p>
          </table:table-cell>
          <table:table-cell table:formula="of:=&quot;$&quot;&amp;[.J83]&amp;&quot;: &quot;&amp;[.L83]&amp;&quot;px;&quot;" office:value-type="string" office:string-value="$c79g: 6320px;" calcext:value-type="string">
            <text:p>$c79g: 6320px;</text:p>
          </table:table-cell>
          <table:table-cell/>
          <table:table-cell table:style-name="ce9" office:value-type="string" calcext:value-type="string">
            <text:p>r79</text:p>
          </table:table-cell>
          <table:table-cell table:formula="of:=[.P82]+[.B$5]" office:value-type="float" office:value="79" calcext:value-type="float">
            <text:p>79</text:p>
          </table:table-cell>
          <table:table-cell table:formula="of:=[.P83]*[.$C$2]" office:value-type="float" office:value="1264" calcext:value-type="float">
            <text:p>1264</text:p>
          </table:table-cell>
          <table:table-cell table:formula="of:=&quot;$&quot;&amp;[.O83]&amp;&quot;: &quot;&amp;[.Q83]&amp;&quot;px;&quot;" office:value-type="string" office:string-value="$r79: 1264px;" calcext:value-type="string">
            <text:p>$r79: 1264px;</text:p>
          </table:table-cell>
          <table:table-cell table:style-name="ce28" table:formula="of:=&quot;$&quot;&amp;[.O83]&amp;&quot;: &quot;&amp;[.P83]&amp;&quot;em;&quot;" office:value-type="string" office:string-value="$r79: 79em;" calcext:value-type="string">
            <text:p>$r79: 79em;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5" table:formula="of:=[.U83]/16" office:value-type="float" office:value="5" calcext:value-type="float">
            <text:p>5</text:p>
          </table:table-cell>
          <table:table-cell table:style-name="ce28" table:formula="of:=&quot;$f&quot;&amp;[.U83]&amp;&quot;: &quot;&amp;[.V83]&amp;&quot;rem;&quot;" office:value-type="string" office:string-value="$f80: 5rem;" calcext:value-type="string">
            <text:p>$f80: 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80" calcext:value-type="float">
            <text:p>80</text:p>
          </table:table-cell>
          <table:table-cell table:formula="of:=&quot;c&quot;&amp;[.E84]" office:value-type="string" office:string-value="c80" calcext:value-type="string">
            <text:p>c80</text:p>
          </table:table-cell>
          <table:table-cell table:formula="of:=[.E84]*[.B$3]+([.E84]-1)*[.B$4]" office:value-type="float" office:value="398.75" calcext:value-type="float">
            <text:p>398,75</text:p>
          </table:table-cell>
          <table:table-cell table:formula="of:=[.G84]*[.$C$2]" office:value-type="float" office:value="6380" calcext:value-type="float">
            <text:p>6380</text:p>
          </table:table-cell>
          <table:table-cell table:formula="of:=&quot;$&quot;&amp;[.F84]&amp;&quot;: &quot;&amp;[.H84]&amp;&quot;px;&quot;" office:value-type="string" office:string-value="$c80: 6380px;" calcext:value-type="string">
            <text:p>$c80: 6380px;</text:p>
          </table:table-cell>
          <table:table-cell table:formula="of:=&quot;c&quot;&amp;[.E84]&amp;&quot;g&quot;" office:value-type="string" office:string-value="c80g" calcext:value-type="string">
            <text:p>c80g</text:p>
          </table:table-cell>
          <table:table-cell table:formula="of:=[.E84]*([.B$3]+[.B$4])" office:value-type="float" office:value="400" calcext:value-type="float">
            <text:p>400</text:p>
          </table:table-cell>
          <table:table-cell table:formula="of:=[.K84]*[.$C$2]" office:value-type="float" office:value="6400" calcext:value-type="float">
            <text:p>6400</text:p>
          </table:table-cell>
          <table:table-cell table:formula="of:=&quot;$&quot;&amp;[.J84]&amp;&quot;: &quot;&amp;[.L84]&amp;&quot;px;&quot;" office:value-type="string" office:string-value="$c80g: 6400px;" calcext:value-type="string">
            <text:p>$c80g: 6400px;</text:p>
          </table:table-cell>
          <table:table-cell/>
          <table:table-cell table:style-name="ce9" office:value-type="string" calcext:value-type="string">
            <text:p>r80</text:p>
          </table:table-cell>
          <table:table-cell table:formula="of:=[.P83]+[.B$5]" office:value-type="float" office:value="80" calcext:value-type="float">
            <text:p>80</text:p>
          </table:table-cell>
          <table:table-cell table:formula="of:=[.P84]*[.$C$2]" office:value-type="float" office:value="1280" calcext:value-type="float">
            <text:p>1280</text:p>
          </table:table-cell>
          <table:table-cell table:formula="of:=&quot;$&quot;&amp;[.O84]&amp;&quot;: &quot;&amp;[.Q84]&amp;&quot;px;&quot;" office:value-type="string" office:string-value="$r80: 1280px;" calcext:value-type="string">
            <text:p>$r80: 1280px;</text:p>
          </table:table-cell>
          <table:table-cell table:style-name="ce28" table:formula="of:=&quot;$&quot;&amp;[.O84]&amp;&quot;: &quot;&amp;[.P84]&amp;&quot;em;&quot;" office:value-type="string" office:string-value="$r80: 80em;" calcext:value-type="string">
            <text:p>$r80: 80em;</text:p>
          </table:table-cell>
          <table:table-cell/>
          <table:table-cell office:value-type="float" office:value="81" calcext:value-type="float">
            <text:p>81</text:p>
          </table:table-cell>
          <table:table-cell table:style-name="ce5" table:formula="of:=[.U84]/16" office:value-type="float" office:value="5.0625" calcext:value-type="float">
            <text:p>5,0625</text:p>
          </table:table-cell>
          <table:table-cell table:style-name="ce28" table:formula="of:=&quot;$f&quot;&amp;[.U84]&amp;&quot;: &quot;&amp;[.V84]&amp;&quot;rem;&quot;" office:value-type="string" office:string-value="$f81: 5,0625rem;" calcext:value-type="string">
            <text:p>$f81: 5,06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81" calcext:value-type="float">
            <text:p>81</text:p>
          </table:table-cell>
          <table:table-cell table:formula="of:=&quot;c&quot;&amp;[.E85]" office:value-type="string" office:string-value="c81" calcext:value-type="string">
            <text:p>c81</text:p>
          </table:table-cell>
          <table:table-cell table:formula="of:=[.E85]*[.B$3]+([.E85]-1)*[.B$4]" office:value-type="float" office:value="403.75" calcext:value-type="float">
            <text:p>403,75</text:p>
          </table:table-cell>
          <table:table-cell table:formula="of:=[.G85]*[.$C$2]" office:value-type="float" office:value="6460" calcext:value-type="float">
            <text:p>6460</text:p>
          </table:table-cell>
          <table:table-cell table:formula="of:=&quot;$&quot;&amp;[.F85]&amp;&quot;: &quot;&amp;[.H85]&amp;&quot;px;&quot;" office:value-type="string" office:string-value="$c81: 6460px;" calcext:value-type="string">
            <text:p>$c81: 6460px;</text:p>
          </table:table-cell>
          <table:table-cell table:formula="of:=&quot;c&quot;&amp;[.E85]&amp;&quot;g&quot;" office:value-type="string" office:string-value="c81g" calcext:value-type="string">
            <text:p>c81g</text:p>
          </table:table-cell>
          <table:table-cell table:formula="of:=[.E85]*([.B$3]+[.B$4])" office:value-type="float" office:value="405" calcext:value-type="float">
            <text:p>405</text:p>
          </table:table-cell>
          <table:table-cell table:formula="of:=[.K85]*[.$C$2]" office:value-type="float" office:value="6480" calcext:value-type="float">
            <text:p>6480</text:p>
          </table:table-cell>
          <table:table-cell table:formula="of:=&quot;$&quot;&amp;[.J85]&amp;&quot;: &quot;&amp;[.L85]&amp;&quot;px;&quot;" office:value-type="string" office:string-value="$c81g: 6480px;" calcext:value-type="string">
            <text:p>$c81g: 6480px;</text:p>
          </table:table-cell>
          <table:table-cell/>
          <table:table-cell table:style-name="ce9" office:value-type="string" calcext:value-type="string">
            <text:p>r81</text:p>
          </table:table-cell>
          <table:table-cell table:formula="of:=[.P84]+[.B$5]" office:value-type="float" office:value="81" calcext:value-type="float">
            <text:p>81</text:p>
          </table:table-cell>
          <table:table-cell table:formula="of:=[.P85]*[.$C$2]" office:value-type="float" office:value="1296" calcext:value-type="float">
            <text:p>1296</text:p>
          </table:table-cell>
          <table:table-cell table:formula="of:=&quot;$&quot;&amp;[.O85]&amp;&quot;: &quot;&amp;[.Q85]&amp;&quot;px;&quot;" office:value-type="string" office:string-value="$r81: 1296px;" calcext:value-type="string">
            <text:p>$r81: 1296px;</text:p>
          </table:table-cell>
          <table:table-cell table:style-name="ce28" table:formula="of:=&quot;$&quot;&amp;[.O85]&amp;&quot;: &quot;&amp;[.P85]&amp;&quot;em;&quot;" office:value-type="string" office:string-value="$r81: 81em;" calcext:value-type="string">
            <text:p>$r81: 81em;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5" table:formula="of:=[.U85]/16" office:value-type="float" office:value="5.125" calcext:value-type="float">
            <text:p>5,125</text:p>
          </table:table-cell>
          <table:table-cell table:style-name="ce28" table:formula="of:=&quot;$f&quot;&amp;[.U85]&amp;&quot;: &quot;&amp;[.V85]&amp;&quot;rem;&quot;" office:value-type="string" office:string-value="$f82: 5,125rem;" calcext:value-type="string">
            <text:p>$f82: 5,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82" calcext:value-type="float">
            <text:p>82</text:p>
          </table:table-cell>
          <table:table-cell table:formula="of:=&quot;c&quot;&amp;[.E86]" office:value-type="string" office:string-value="c82" calcext:value-type="string">
            <text:p>c82</text:p>
          </table:table-cell>
          <table:table-cell table:formula="of:=[.E86]*[.B$3]+([.E86]-1)*[.B$4]" office:value-type="float" office:value="408.75" calcext:value-type="float">
            <text:p>408,75</text:p>
          </table:table-cell>
          <table:table-cell table:formula="of:=[.G86]*[.$C$2]" office:value-type="float" office:value="6540" calcext:value-type="float">
            <text:p>6540</text:p>
          </table:table-cell>
          <table:table-cell table:formula="of:=&quot;$&quot;&amp;[.F86]&amp;&quot;: &quot;&amp;[.H86]&amp;&quot;px;&quot;" office:value-type="string" office:string-value="$c82: 6540px;" calcext:value-type="string">
            <text:p>$c82: 6540px;</text:p>
          </table:table-cell>
          <table:table-cell table:formula="of:=&quot;c&quot;&amp;[.E86]&amp;&quot;g&quot;" office:value-type="string" office:string-value="c82g" calcext:value-type="string">
            <text:p>c82g</text:p>
          </table:table-cell>
          <table:table-cell table:formula="of:=[.E86]*([.B$3]+[.B$4])" office:value-type="float" office:value="410" calcext:value-type="float">
            <text:p>410</text:p>
          </table:table-cell>
          <table:table-cell table:formula="of:=[.K86]*[.$C$2]" office:value-type="float" office:value="6560" calcext:value-type="float">
            <text:p>6560</text:p>
          </table:table-cell>
          <table:table-cell table:formula="of:=&quot;$&quot;&amp;[.J86]&amp;&quot;: &quot;&amp;[.L86]&amp;&quot;px;&quot;" office:value-type="string" office:string-value="$c82g: 6560px;" calcext:value-type="string">
            <text:p>$c82g: 6560px;</text:p>
          </table:table-cell>
          <table:table-cell/>
          <table:table-cell table:style-name="ce9" office:value-type="string" calcext:value-type="string">
            <text:p>r82</text:p>
          </table:table-cell>
          <table:table-cell table:formula="of:=[.P85]+[.B$5]" office:value-type="float" office:value="82" calcext:value-type="float">
            <text:p>82</text:p>
          </table:table-cell>
          <table:table-cell table:formula="of:=[.P86]*[.$C$2]" office:value-type="float" office:value="1312" calcext:value-type="float">
            <text:p>1312</text:p>
          </table:table-cell>
          <table:table-cell table:formula="of:=&quot;$&quot;&amp;[.O86]&amp;&quot;: &quot;&amp;[.Q86]&amp;&quot;px;&quot;" office:value-type="string" office:string-value="$r82: 1312px;" calcext:value-type="string">
            <text:p>$r82: 1312px;</text:p>
          </table:table-cell>
          <table:table-cell table:style-name="ce28" table:formula="of:=&quot;$&quot;&amp;[.O86]&amp;&quot;: &quot;&amp;[.P86]&amp;&quot;em;&quot;" office:value-type="string" office:string-value="$r82: 82em;" calcext:value-type="string">
            <text:p>$r82: 82em;</text:p>
          </table:table-cell>
          <table:table-cell/>
          <table:table-cell office:value-type="float" office:value="83" calcext:value-type="float">
            <text:p>83</text:p>
          </table:table-cell>
          <table:table-cell table:style-name="ce5" table:formula="of:=[.U86]/16" office:value-type="float" office:value="5.1875" calcext:value-type="float">
            <text:p>5,1875</text:p>
          </table:table-cell>
          <table:table-cell table:style-name="ce28" table:formula="of:=&quot;$f&quot;&amp;[.U86]&amp;&quot;: &quot;&amp;[.V86]&amp;&quot;rem;&quot;" office:value-type="string" office:string-value="$f83: 5,1875rem;" calcext:value-type="string">
            <text:p>$f83: 5,18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83" calcext:value-type="float">
            <text:p>83</text:p>
          </table:table-cell>
          <table:table-cell table:formula="of:=&quot;c&quot;&amp;[.E87]" office:value-type="string" office:string-value="c83" calcext:value-type="string">
            <text:p>c83</text:p>
          </table:table-cell>
          <table:table-cell table:formula="of:=[.E87]*[.B$3]+([.E87]-1)*[.B$4]" office:value-type="float" office:value="413.75" calcext:value-type="float">
            <text:p>413,75</text:p>
          </table:table-cell>
          <table:table-cell table:formula="of:=[.G87]*[.$C$2]" office:value-type="float" office:value="6620" calcext:value-type="float">
            <text:p>6620</text:p>
          </table:table-cell>
          <table:table-cell table:formula="of:=&quot;$&quot;&amp;[.F87]&amp;&quot;: &quot;&amp;[.H87]&amp;&quot;px;&quot;" office:value-type="string" office:string-value="$c83: 6620px;" calcext:value-type="string">
            <text:p>$c83: 6620px;</text:p>
          </table:table-cell>
          <table:table-cell table:formula="of:=&quot;c&quot;&amp;[.E87]&amp;&quot;g&quot;" office:value-type="string" office:string-value="c83g" calcext:value-type="string">
            <text:p>c83g</text:p>
          </table:table-cell>
          <table:table-cell table:formula="of:=[.E87]*([.B$3]+[.B$4])" office:value-type="float" office:value="415" calcext:value-type="float">
            <text:p>415</text:p>
          </table:table-cell>
          <table:table-cell table:formula="of:=[.K87]*[.$C$2]" office:value-type="float" office:value="6640" calcext:value-type="float">
            <text:p>6640</text:p>
          </table:table-cell>
          <table:table-cell table:formula="of:=&quot;$&quot;&amp;[.J87]&amp;&quot;: &quot;&amp;[.L87]&amp;&quot;px;&quot;" office:value-type="string" office:string-value="$c83g: 6640px;" calcext:value-type="string">
            <text:p>$c83g: 6640px;</text:p>
          </table:table-cell>
          <table:table-cell/>
          <table:table-cell table:style-name="ce9" office:value-type="string" calcext:value-type="string">
            <text:p>r83</text:p>
          </table:table-cell>
          <table:table-cell table:formula="of:=[.P86]+[.B$5]" office:value-type="float" office:value="83" calcext:value-type="float">
            <text:p>83</text:p>
          </table:table-cell>
          <table:table-cell table:formula="of:=[.P87]*[.$C$2]" office:value-type="float" office:value="1328" calcext:value-type="float">
            <text:p>1328</text:p>
          </table:table-cell>
          <table:table-cell table:formula="of:=&quot;$&quot;&amp;[.O87]&amp;&quot;: &quot;&amp;[.Q87]&amp;&quot;px;&quot;" office:value-type="string" office:string-value="$r83: 1328px;" calcext:value-type="string">
            <text:p>$r83: 1328px;</text:p>
          </table:table-cell>
          <table:table-cell table:style-name="ce28" table:formula="of:=&quot;$&quot;&amp;[.O87]&amp;&quot;: &quot;&amp;[.P87]&amp;&quot;em;&quot;" office:value-type="string" office:string-value="$r83: 83em;" calcext:value-type="string">
            <text:p>$r83: 83em;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5" table:formula="of:=[.U87]/16" office:value-type="float" office:value="5.25" calcext:value-type="float">
            <text:p>5,25</text:p>
          </table:table-cell>
          <table:table-cell table:style-name="ce28" table:formula="of:=&quot;$f&quot;&amp;[.U87]&amp;&quot;: &quot;&amp;[.V87]&amp;&quot;rem;&quot;" office:value-type="string" office:string-value="$f84: 5,25rem;" calcext:value-type="string">
            <text:p>$f84: 5,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84" calcext:value-type="float">
            <text:p>84</text:p>
          </table:table-cell>
          <table:table-cell table:formula="of:=&quot;c&quot;&amp;[.E88]" office:value-type="string" office:string-value="c84" calcext:value-type="string">
            <text:p>c84</text:p>
          </table:table-cell>
          <table:table-cell table:formula="of:=[.E88]*[.B$3]+([.E88]-1)*[.B$4]" office:value-type="float" office:value="418.75" calcext:value-type="float">
            <text:p>418,75</text:p>
          </table:table-cell>
          <table:table-cell table:formula="of:=[.G88]*[.$C$2]" office:value-type="float" office:value="6700" calcext:value-type="float">
            <text:p>6700</text:p>
          </table:table-cell>
          <table:table-cell table:formula="of:=&quot;$&quot;&amp;[.F88]&amp;&quot;: &quot;&amp;[.H88]&amp;&quot;px;&quot;" office:value-type="string" office:string-value="$c84: 6700px;" calcext:value-type="string">
            <text:p>$c84: 6700px;</text:p>
          </table:table-cell>
          <table:table-cell table:formula="of:=&quot;c&quot;&amp;[.E88]&amp;&quot;g&quot;" office:value-type="string" office:string-value="c84g" calcext:value-type="string">
            <text:p>c84g</text:p>
          </table:table-cell>
          <table:table-cell table:formula="of:=[.E88]*([.B$3]+[.B$4])" office:value-type="float" office:value="420" calcext:value-type="float">
            <text:p>420</text:p>
          </table:table-cell>
          <table:table-cell table:formula="of:=[.K88]*[.$C$2]" office:value-type="float" office:value="6720" calcext:value-type="float">
            <text:p>6720</text:p>
          </table:table-cell>
          <table:table-cell table:formula="of:=&quot;$&quot;&amp;[.J88]&amp;&quot;: &quot;&amp;[.L88]&amp;&quot;px;&quot;" office:value-type="string" office:string-value="$c84g: 6720px;" calcext:value-type="string">
            <text:p>$c84g: 6720px;</text:p>
          </table:table-cell>
          <table:table-cell/>
          <table:table-cell table:style-name="ce9" office:value-type="string" calcext:value-type="string">
            <text:p>r84</text:p>
          </table:table-cell>
          <table:table-cell table:formula="of:=[.P87]+[.B$5]" office:value-type="float" office:value="84" calcext:value-type="float">
            <text:p>84</text:p>
          </table:table-cell>
          <table:table-cell table:formula="of:=[.P88]*[.$C$2]" office:value-type="float" office:value="1344" calcext:value-type="float">
            <text:p>1344</text:p>
          </table:table-cell>
          <table:table-cell table:formula="of:=&quot;$&quot;&amp;[.O88]&amp;&quot;: &quot;&amp;[.Q88]&amp;&quot;px;&quot;" office:value-type="string" office:string-value="$r84: 1344px;" calcext:value-type="string">
            <text:p>$r84: 1344px;</text:p>
          </table:table-cell>
          <table:table-cell table:style-name="ce28" table:formula="of:=&quot;$&quot;&amp;[.O88]&amp;&quot;: &quot;&amp;[.P88]&amp;&quot;em;&quot;" office:value-type="string" office:string-value="$r84: 84em;" calcext:value-type="string">
            <text:p>$r84: 84em;</text:p>
          </table:table-cell>
          <table:table-cell/>
          <table:table-cell office:value-type="float" office:value="85" calcext:value-type="float">
            <text:p>85</text:p>
          </table:table-cell>
          <table:table-cell table:style-name="ce5" table:formula="of:=[.U88]/16" office:value-type="float" office:value="5.3125" calcext:value-type="float">
            <text:p>5,3125</text:p>
          </table:table-cell>
          <table:table-cell table:style-name="ce28" table:formula="of:=&quot;$f&quot;&amp;[.U88]&amp;&quot;: &quot;&amp;[.V88]&amp;&quot;rem;&quot;" office:value-type="string" office:string-value="$f85: 5,3125rem;" calcext:value-type="string">
            <text:p>$f85: 5,312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85" calcext:value-type="float">
            <text:p>85</text:p>
          </table:table-cell>
          <table:table-cell table:formula="of:=&quot;c&quot;&amp;[.E89]" office:value-type="string" office:string-value="c85" calcext:value-type="string">
            <text:p>c85</text:p>
          </table:table-cell>
          <table:table-cell table:formula="of:=[.E89]*[.B$3]+([.E89]-1)*[.B$4]" office:value-type="float" office:value="423.75" calcext:value-type="float">
            <text:p>423,75</text:p>
          </table:table-cell>
          <table:table-cell table:formula="of:=[.G89]*[.$C$2]" office:value-type="float" office:value="6780" calcext:value-type="float">
            <text:p>6780</text:p>
          </table:table-cell>
          <table:table-cell table:formula="of:=&quot;$&quot;&amp;[.F89]&amp;&quot;: &quot;&amp;[.H89]&amp;&quot;px;&quot;" office:value-type="string" office:string-value="$c85: 6780px;" calcext:value-type="string">
            <text:p>$c85: 6780px;</text:p>
          </table:table-cell>
          <table:table-cell table:formula="of:=&quot;c&quot;&amp;[.E89]&amp;&quot;g&quot;" office:value-type="string" office:string-value="c85g" calcext:value-type="string">
            <text:p>c85g</text:p>
          </table:table-cell>
          <table:table-cell table:formula="of:=[.E89]*([.B$3]+[.B$4])" office:value-type="float" office:value="425" calcext:value-type="float">
            <text:p>425</text:p>
          </table:table-cell>
          <table:table-cell table:formula="of:=[.K89]*[.$C$2]" office:value-type="float" office:value="6800" calcext:value-type="float">
            <text:p>6800</text:p>
          </table:table-cell>
          <table:table-cell table:formula="of:=&quot;$&quot;&amp;[.J89]&amp;&quot;: &quot;&amp;[.L89]&amp;&quot;px;&quot;" office:value-type="string" office:string-value="$c85g: 6800px;" calcext:value-type="string">
            <text:p>$c85g: 6800px;</text:p>
          </table:table-cell>
          <table:table-cell/>
          <table:table-cell table:style-name="ce9" office:value-type="string" calcext:value-type="string">
            <text:p>r85</text:p>
          </table:table-cell>
          <table:table-cell table:formula="of:=[.P88]+[.B$5]" office:value-type="float" office:value="85" calcext:value-type="float">
            <text:p>85</text:p>
          </table:table-cell>
          <table:table-cell table:formula="of:=[.P89]*[.$C$2]" office:value-type="float" office:value="1360" calcext:value-type="float">
            <text:p>1360</text:p>
          </table:table-cell>
          <table:table-cell table:formula="of:=&quot;$&quot;&amp;[.O89]&amp;&quot;: &quot;&amp;[.Q89]&amp;&quot;px;&quot;" office:value-type="string" office:string-value="$r85: 1360px;" calcext:value-type="string">
            <text:p>$r85: 1360px;</text:p>
          </table:table-cell>
          <table:table-cell table:style-name="ce28" table:formula="of:=&quot;$&quot;&amp;[.O89]&amp;&quot;: &quot;&amp;[.P89]&amp;&quot;em;&quot;" office:value-type="string" office:string-value="$r85: 85em;" calcext:value-type="string">
            <text:p>$r85: 85em;</text:p>
          </table:table-cell>
          <table:table-cell/>
          <table:table-cell office:value-type="float" office:value="86" calcext:value-type="float">
            <text:p>86</text:p>
          </table:table-cell>
          <table:table-cell table:style-name="ce5" table:formula="of:=[.U89]/16" office:value-type="float" office:value="5.375" calcext:value-type="float">
            <text:p>5,375</text:p>
          </table:table-cell>
          <table:table-cell table:style-name="ce28" table:formula="of:=&quot;$f&quot;&amp;[.U89]&amp;&quot;: &quot;&amp;[.V89]&amp;&quot;rem;&quot;" office:value-type="string" office:string-value="$f86: 5,375rem;" calcext:value-type="string">
            <text:p>$f86: 5,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86" calcext:value-type="float">
            <text:p>86</text:p>
          </table:table-cell>
          <table:table-cell table:formula="of:=&quot;c&quot;&amp;[.E90]" office:value-type="string" office:string-value="c86" calcext:value-type="string">
            <text:p>c86</text:p>
          </table:table-cell>
          <table:table-cell table:formula="of:=[.E90]*[.B$3]+([.E90]-1)*[.B$4]" office:value-type="float" office:value="428.75" calcext:value-type="float">
            <text:p>428,75</text:p>
          </table:table-cell>
          <table:table-cell table:formula="of:=[.G90]*[.$C$2]" office:value-type="float" office:value="6860" calcext:value-type="float">
            <text:p>6860</text:p>
          </table:table-cell>
          <table:table-cell table:formula="of:=&quot;$&quot;&amp;[.F90]&amp;&quot;: &quot;&amp;[.H90]&amp;&quot;px;&quot;" office:value-type="string" office:string-value="$c86: 6860px;" calcext:value-type="string">
            <text:p>$c86: 6860px;</text:p>
          </table:table-cell>
          <table:table-cell table:formula="of:=&quot;c&quot;&amp;[.E90]&amp;&quot;g&quot;" office:value-type="string" office:string-value="c86g" calcext:value-type="string">
            <text:p>c86g</text:p>
          </table:table-cell>
          <table:table-cell table:formula="of:=[.E90]*([.B$3]+[.B$4])" office:value-type="float" office:value="430" calcext:value-type="float">
            <text:p>430</text:p>
          </table:table-cell>
          <table:table-cell table:formula="of:=[.K90]*[.$C$2]" office:value-type="float" office:value="6880" calcext:value-type="float">
            <text:p>6880</text:p>
          </table:table-cell>
          <table:table-cell table:formula="of:=&quot;$&quot;&amp;[.J90]&amp;&quot;: &quot;&amp;[.L90]&amp;&quot;px;&quot;" office:value-type="string" office:string-value="$c86g: 6880px;" calcext:value-type="string">
            <text:p>$c86g: 6880px;</text:p>
          </table:table-cell>
          <table:table-cell/>
          <table:table-cell table:style-name="ce9" office:value-type="string" calcext:value-type="string">
            <text:p>r86</text:p>
          </table:table-cell>
          <table:table-cell table:formula="of:=[.P89]+[.B$5]" office:value-type="float" office:value="86" calcext:value-type="float">
            <text:p>86</text:p>
          </table:table-cell>
          <table:table-cell table:formula="of:=[.P90]*[.$C$2]" office:value-type="float" office:value="1376" calcext:value-type="float">
            <text:p>1376</text:p>
          </table:table-cell>
          <table:table-cell table:formula="of:=&quot;$&quot;&amp;[.O90]&amp;&quot;: &quot;&amp;[.Q90]&amp;&quot;px;&quot;" office:value-type="string" office:string-value="$r86: 1376px;" calcext:value-type="string">
            <text:p>$r86: 1376px;</text:p>
          </table:table-cell>
          <table:table-cell table:style-name="ce28" table:formula="of:=&quot;$&quot;&amp;[.O90]&amp;&quot;: &quot;&amp;[.P90]&amp;&quot;em;&quot;" office:value-type="string" office:string-value="$r86: 86em;" calcext:value-type="string">
            <text:p>$r86: 86em;</text:p>
          </table:table-cell>
          <table:table-cell/>
          <table:table-cell office:value-type="float" office:value="87" calcext:value-type="float">
            <text:p>87</text:p>
          </table:table-cell>
          <table:table-cell table:style-name="ce5" table:formula="of:=[.U90]/16" office:value-type="float" office:value="5.4375" calcext:value-type="float">
            <text:p>5,4375</text:p>
          </table:table-cell>
          <table:table-cell table:style-name="ce28" table:formula="of:=&quot;$f&quot;&amp;[.U90]&amp;&quot;: &quot;&amp;[.V90]&amp;&quot;rem;&quot;" office:value-type="string" office:string-value="$f87: 5,4375rem;" calcext:value-type="string">
            <text:p>$f87: 5,4375rem;</text:p>
          </table:table-cell>
          <table:table-cell table:number-columns-repeated="229"/>
        </table:table-row>
        <table:table-row table:style-name="ro2">
          <table:table-cell table:number-columns-repeated="4"/>
          <table:table-cell table:style-name="ce9" office:value-type="float" office:value="87" calcext:value-type="float">
            <text:p>87</text:p>
          </table:table-cell>
          <table:table-cell table:formula="of:=&quot;c&quot;&amp;[.E91]" office:value-type="string" office:string-value="c87" calcext:value-type="string">
            <text:p>c87</text:p>
          </table:table-cell>
          <table:table-cell table:formula="of:=[.E91]*[.B$3]+([.E91]-1)*[.B$4]" office:value-type="float" office:value="433.75" calcext:value-type="float">
            <text:p>433,75</text:p>
          </table:table-cell>
          <table:table-cell table:formula="of:=[.G91]*[.$C$2]" office:value-type="float" office:value="6940" calcext:value-type="float">
            <text:p>6940</text:p>
          </table:table-cell>
          <table:table-cell table:formula="of:=&quot;$&quot;&amp;[.F91]&amp;&quot;: &quot;&amp;[.H91]&amp;&quot;px;&quot;" office:value-type="string" office:string-value="$c87: 6940px;" calcext:value-type="string">
            <text:p>$c87: 6940px;</text:p>
          </table:table-cell>
          <table:table-cell table:formula="of:=&quot;c&quot;&amp;[.E91]&amp;&quot;g&quot;" office:value-type="string" office:string-value="c87g" calcext:value-type="string">
            <text:p>c87g</text:p>
          </table:table-cell>
          <table:table-cell table:formula="of:=[.E91]*([.B$3]+[.B$4])" office:value-type="float" office:value="435" calcext:value-type="float">
            <text:p>435</text:p>
          </table:table-cell>
          <table:table-cell table:formula="of:=[.K91]*[.$C$2]" office:value-type="float" office:value="6960" calcext:value-type="float">
            <text:p>6960</text:p>
          </table:table-cell>
          <table:table-cell table:formula="of:=&quot;$&quot;&amp;[.J91]&amp;&quot;: &quot;&amp;[.L91]&amp;&quot;px;&quot;" office:value-type="string" office:string-value="$c87g: 6960px;" calcext:value-type="string">
            <text:p>$c87g: 6960px;</text:p>
          </table:table-cell>
          <table:table-cell/>
          <table:table-cell table:style-name="ce9" office:value-type="string" calcext:value-type="string">
            <text:p>r87</text:p>
          </table:table-cell>
          <table:table-cell table:formula="of:=[.P90]+[.B$5]" office:value-type="float" office:value="87" calcext:value-type="float">
            <text:p>87</text:p>
          </table:table-cell>
          <table:table-cell table:formula="of:=[.P91]*[.$C$2]" office:value-type="float" office:value="1392" calcext:value-type="float">
            <text:p>1392</text:p>
          </table:table-cell>
          <table:table-cell table:formula="of:=&quot;$&quot;&amp;[.O91]&amp;&quot;: &quot;&amp;[.Q91]&amp;&quot;px;&quot;" office:value-type="string" office:string-value="$r87: 1392px;" calcext:value-type="string">
            <text:p>$r87: 1392px;</text:p>
          </table:table-cell>
          <table:table-cell table:style-name="ce28" table:formula="of:=&quot;$&quot;&amp;[.O91]&amp;&quot;: &quot;&amp;[.P91]&amp;&quot;em;&quot;" office:value-type="string" office:string-value="$r87: 87em;" calcext:value-type="string">
            <text:p>$r87: 87em;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5" table:formula="of:=[.U91]/16" office:value-type="float" office:value="5.5" calcext:value-type="float">
            <text:p>5,5</text:p>
          </table:table-cell>
          <table:table-cell table:style-name="ce28" table:formula="of:=&quot;$f&quot;&amp;[.U91]&amp;&quot;: &quot;&amp;[.V91]&amp;&quot;rem;&quot;" office:value-type="string" office:string-value="$f88: 5,5rem;" calcext:value-type="string">
            <text:p>$f88: 5,5rem;</text:p>
          </table:table-cell>
          <table:table-cell table:number-columns-repeated="229"/>
        </table:table-row>
        <table:table-row table:style-name="ro2">
          <table:table-cell table:number-columns-repeated="14"/>
          <table:table-cell table:style-name="ce9" office:value-type="string" calcext:value-type="string">
            <text:p>r88</text:p>
          </table:table-cell>
          <table:table-cell table:formula="of:=[.P91]+[.B$5]" office:value-type="float" office:value="88" calcext:value-type="float">
            <text:p>88</text:p>
          </table:table-cell>
          <table:table-cell table:formula="of:=[.P92]*[.$C$2]" office:value-type="float" office:value="1408" calcext:value-type="float">
            <text:p>1408</text:p>
          </table:table-cell>
          <table:table-cell table:formula="of:=&quot;$&quot;&amp;[.O92]&amp;&quot;: &quot;&amp;[.Q92]&amp;&quot;px;&quot;" office:value-type="string" office:string-value="$r88: 1408px;" calcext:value-type="string">
            <text:p>$r88: 1408px;</text:p>
          </table:table-cell>
          <table:table-cell table:style-name="ce28" table:formula="of:=&quot;$&quot;&amp;[.O92]&amp;&quot;: &quot;&amp;[.P92]&amp;&quot;em;&quot;" office:value-type="string" office:string-value="$r88: 88em;" calcext:value-type="string">
            <text:p>$r88: 88em;</text:p>
          </table:table-cell>
          <table:table-cell/>
          <table:table-cell office:value-type="float" office:value="89" calcext:value-type="float">
            <text:p>89</text:p>
          </table:table-cell>
          <table:table-cell table:style-name="ce5" table:formula="of:=[.U92]/16" office:value-type="float" office:value="5.5625" calcext:value-type="float">
            <text:p>5,5625</text:p>
          </table:table-cell>
          <table:table-cell table:style-name="ce28" table:formula="of:=&quot;$f&quot;&amp;[.U92]&amp;&quot;: &quot;&amp;[.V92]&amp;&quot;rem;&quot;" office:value-type="string" office:string-value="$f89: 5,5625rem;" calcext:value-type="string">
            <text:p>$f89: 5,5625rem;</text:p>
          </table:table-cell>
          <table:table-cell table:number-columns-repeated="229"/>
        </table:table-row>
        <table:table-row table:style-name="ro2">
          <table:table-cell table:number-columns-repeated="14"/>
          <table:table-cell table:style-name="ce9" office:value-type="string" calcext:value-type="string">
            <text:p>r89</text:p>
          </table:table-cell>
          <table:table-cell table:formula="of:=[.P92]+[.B$5]" office:value-type="float" office:value="89" calcext:value-type="float">
            <text:p>89</text:p>
          </table:table-cell>
          <table:table-cell table:formula="of:=[.P93]*[.$C$2]" office:value-type="float" office:value="1424" calcext:value-type="float">
            <text:p>1424</text:p>
          </table:table-cell>
          <table:table-cell table:formula="of:=&quot;$&quot;&amp;[.O93]&amp;&quot;: &quot;&amp;[.Q93]&amp;&quot;px;&quot;" office:value-type="string" office:string-value="$r89: 1424px;" calcext:value-type="string">
            <text:p>$r89: 1424px;</text:p>
          </table:table-cell>
          <table:table-cell table:style-name="ce28" table:formula="of:=&quot;$&quot;&amp;[.O93]&amp;&quot;: &quot;&amp;[.P93]&amp;&quot;em;&quot;" office:value-type="string" office:string-value="$r89: 89em;" calcext:value-type="string">
            <text:p>$r89: 89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0</text:p>
          </table:table-cell>
          <table:table-cell table:formula="of:=[.P93]+[.B$5]" office:value-type="float" office:value="90" calcext:value-type="float">
            <text:p>90</text:p>
          </table:table-cell>
          <table:table-cell table:formula="of:=[.P94]*[.$C$2]" office:value-type="float" office:value="1440" calcext:value-type="float">
            <text:p>1440</text:p>
          </table:table-cell>
          <table:table-cell table:formula="of:=&quot;$&quot;&amp;[.O94]&amp;&quot;: &quot;&amp;[.Q94]&amp;&quot;px;&quot;" office:value-type="string" office:string-value="$r90: 1440px;" calcext:value-type="string">
            <text:p>$r90: 1440px;</text:p>
          </table:table-cell>
          <table:table-cell table:style-name="ce28" table:formula="of:=&quot;$&quot;&amp;[.O94]&amp;&quot;: &quot;&amp;[.P94]&amp;&quot;em;&quot;" office:value-type="string" office:string-value="$r90: 90em;" calcext:value-type="string">
            <text:p>$r90: 90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1</text:p>
          </table:table-cell>
          <table:table-cell table:formula="of:=[.P94]+[.B$5]" office:value-type="float" office:value="91" calcext:value-type="float">
            <text:p>91</text:p>
          </table:table-cell>
          <table:table-cell table:formula="of:=[.P95]*[.$C$2]" office:value-type="float" office:value="1456" calcext:value-type="float">
            <text:p>1456</text:p>
          </table:table-cell>
          <table:table-cell table:formula="of:=&quot;$&quot;&amp;[.O95]&amp;&quot;: &quot;&amp;[.Q95]&amp;&quot;px;&quot;" office:value-type="string" office:string-value="$r91: 1456px;" calcext:value-type="string">
            <text:p>$r91: 1456px;</text:p>
          </table:table-cell>
          <table:table-cell table:style-name="ce28" table:formula="of:=&quot;$&quot;&amp;[.O95]&amp;&quot;: &quot;&amp;[.P95]&amp;&quot;em;&quot;" office:value-type="string" office:string-value="$r91: 91em;" calcext:value-type="string">
            <text:p>$r91: 91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2</text:p>
          </table:table-cell>
          <table:table-cell table:formula="of:=[.P95]+[.B$5]" office:value-type="float" office:value="92" calcext:value-type="float">
            <text:p>92</text:p>
          </table:table-cell>
          <table:table-cell table:formula="of:=[.P96]*[.$C$2]" office:value-type="float" office:value="1472" calcext:value-type="float">
            <text:p>1472</text:p>
          </table:table-cell>
          <table:table-cell table:formula="of:=&quot;$&quot;&amp;[.O96]&amp;&quot;: &quot;&amp;[.Q96]&amp;&quot;px;&quot;" office:value-type="string" office:string-value="$r92: 1472px;" calcext:value-type="string">
            <text:p>$r92: 1472px;</text:p>
          </table:table-cell>
          <table:table-cell table:style-name="ce28" table:formula="of:=&quot;$&quot;&amp;[.O96]&amp;&quot;: &quot;&amp;[.P96]&amp;&quot;em;&quot;" office:value-type="string" office:string-value="$r92: 92em;" calcext:value-type="string">
            <text:p>$r92: 92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3</text:p>
          </table:table-cell>
          <table:table-cell table:formula="of:=[.P96]+[.B$5]" office:value-type="float" office:value="93" calcext:value-type="float">
            <text:p>93</text:p>
          </table:table-cell>
          <table:table-cell table:formula="of:=[.P97]*[.$C$2]" office:value-type="float" office:value="1488" calcext:value-type="float">
            <text:p>1488</text:p>
          </table:table-cell>
          <table:table-cell table:formula="of:=&quot;$&quot;&amp;[.O97]&amp;&quot;: &quot;&amp;[.Q97]&amp;&quot;px;&quot;" office:value-type="string" office:string-value="$r93: 1488px;" calcext:value-type="string">
            <text:p>$r93: 1488px;</text:p>
          </table:table-cell>
          <table:table-cell table:style-name="ce28" table:formula="of:=&quot;$&quot;&amp;[.O97]&amp;&quot;: &quot;&amp;[.P97]&amp;&quot;em;&quot;" office:value-type="string" office:string-value="$r93: 93em;" calcext:value-type="string">
            <text:p>$r93: 93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4</text:p>
          </table:table-cell>
          <table:table-cell table:formula="of:=[.P97]+[.B$5]" office:value-type="float" office:value="94" calcext:value-type="float">
            <text:p>94</text:p>
          </table:table-cell>
          <table:table-cell table:formula="of:=[.P98]*[.$C$2]" office:value-type="float" office:value="1504" calcext:value-type="float">
            <text:p>1504</text:p>
          </table:table-cell>
          <table:table-cell table:formula="of:=&quot;$&quot;&amp;[.O98]&amp;&quot;: &quot;&amp;[.Q98]&amp;&quot;px;&quot;" office:value-type="string" office:string-value="$r94: 1504px;" calcext:value-type="string">
            <text:p>$r94: 1504px;</text:p>
          </table:table-cell>
          <table:table-cell table:style-name="ce28" table:formula="of:=&quot;$&quot;&amp;[.O98]&amp;&quot;: &quot;&amp;[.P98]&amp;&quot;em;&quot;" office:value-type="string" office:string-value="$r94: 94em;" calcext:value-type="string">
            <text:p>$r94: 94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5</text:p>
          </table:table-cell>
          <table:table-cell table:formula="of:=[.P98]+[.B$5]" office:value-type="float" office:value="95" calcext:value-type="float">
            <text:p>95</text:p>
          </table:table-cell>
          <table:table-cell table:formula="of:=[.P99]*[.$C$2]" office:value-type="float" office:value="1520" calcext:value-type="float">
            <text:p>1520</text:p>
          </table:table-cell>
          <table:table-cell table:formula="of:=&quot;$&quot;&amp;[.O99]&amp;&quot;: &quot;&amp;[.Q99]&amp;&quot;px;&quot;" office:value-type="string" office:string-value="$r95: 1520px;" calcext:value-type="string">
            <text:p>$r95: 1520px;</text:p>
          </table:table-cell>
          <table:table-cell table:style-name="ce28" table:formula="of:=&quot;$&quot;&amp;[.O99]&amp;&quot;: &quot;&amp;[.P99]&amp;&quot;em;&quot;" office:value-type="string" office:string-value="$r95: 95em;" calcext:value-type="string">
            <text:p>$r95: 95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6</text:p>
          </table:table-cell>
          <table:table-cell table:formula="of:=[.P99]+[.B$5]" office:value-type="float" office:value="96" calcext:value-type="float">
            <text:p>96</text:p>
          </table:table-cell>
          <table:table-cell table:formula="of:=[.P100]*[.$C$2]" office:value-type="float" office:value="1536" calcext:value-type="float">
            <text:p>1536</text:p>
          </table:table-cell>
          <table:table-cell table:formula="of:=&quot;$&quot;&amp;[.O100]&amp;&quot;: &quot;&amp;[.Q100]&amp;&quot;px;&quot;" office:value-type="string" office:string-value="$r96: 1536px;" calcext:value-type="string">
            <text:p>$r96: 1536px;</text:p>
          </table:table-cell>
          <table:table-cell table:style-name="ce28" table:formula="of:=&quot;$&quot;&amp;[.O100]&amp;&quot;: &quot;&amp;[.P100]&amp;&quot;em;&quot;" office:value-type="string" office:string-value="$r96: 96em;" calcext:value-type="string">
            <text:p>$r96: 96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7</text:p>
          </table:table-cell>
          <table:table-cell table:formula="of:=[.P100]+[.B$5]" office:value-type="float" office:value="97" calcext:value-type="float">
            <text:p>97</text:p>
          </table:table-cell>
          <table:table-cell table:formula="of:=[.P101]*[.$C$2]" office:value-type="float" office:value="1552" calcext:value-type="float">
            <text:p>1552</text:p>
          </table:table-cell>
          <table:table-cell table:formula="of:=&quot;$&quot;&amp;[.O101]&amp;&quot;: &quot;&amp;[.Q101]&amp;&quot;px;&quot;" office:value-type="string" office:string-value="$r97: 1552px;" calcext:value-type="string">
            <text:p>$r97: 1552px;</text:p>
          </table:table-cell>
          <table:table-cell table:style-name="ce28" table:formula="of:=&quot;$&quot;&amp;[.O101]&amp;&quot;: &quot;&amp;[.P101]&amp;&quot;em;&quot;" office:value-type="string" office:string-value="$r97: 97em;" calcext:value-type="string">
            <text:p>$r97: 97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8</text:p>
          </table:table-cell>
          <table:table-cell table:formula="of:=[.P101]+[.B$5]" office:value-type="float" office:value="98" calcext:value-type="float">
            <text:p>98</text:p>
          </table:table-cell>
          <table:table-cell table:formula="of:=[.P102]*[.$C$2]" office:value-type="float" office:value="1568" calcext:value-type="float">
            <text:p>1568</text:p>
          </table:table-cell>
          <table:table-cell table:formula="of:=&quot;$&quot;&amp;[.O102]&amp;&quot;: &quot;&amp;[.Q102]&amp;&quot;px;&quot;" office:value-type="string" office:string-value="$r98: 1568px;" calcext:value-type="string">
            <text:p>$r98: 1568px;</text:p>
          </table:table-cell>
          <table:table-cell table:style-name="ce28" table:formula="of:=&quot;$&quot;&amp;[.O102]&amp;&quot;: &quot;&amp;[.P102]&amp;&quot;em;&quot;" office:value-type="string" office:string-value="$r98: 98em;" calcext:value-type="string">
            <text:p>$r98: 98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99</text:p>
          </table:table-cell>
          <table:table-cell table:formula="of:=[.P102]+[.B$5]" office:value-type="float" office:value="99" calcext:value-type="float">
            <text:p>99</text:p>
          </table:table-cell>
          <table:table-cell table:formula="of:=[.P103]*[.$C$2]" office:value-type="float" office:value="1584" calcext:value-type="float">
            <text:p>1584</text:p>
          </table:table-cell>
          <table:table-cell table:formula="of:=&quot;$&quot;&amp;[.O103]&amp;&quot;: &quot;&amp;[.Q103]&amp;&quot;px;&quot;" office:value-type="string" office:string-value="$r99: 1584px;" calcext:value-type="string">
            <text:p>$r99: 1584px;</text:p>
          </table:table-cell>
          <table:table-cell table:style-name="ce28" table:formula="of:=&quot;$&quot;&amp;[.O103]&amp;&quot;: &quot;&amp;[.P103]&amp;&quot;em;&quot;" office:value-type="string" office:string-value="$r99: 99em;" calcext:value-type="string">
            <text:p>$r99: 99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0</text:p>
          </table:table-cell>
          <table:table-cell table:formula="of:=[.P103]+[.B$5]" office:value-type="float" office:value="100" calcext:value-type="float">
            <text:p>100</text:p>
          </table:table-cell>
          <table:table-cell table:formula="of:=[.P104]*[.$C$2]" office:value-type="float" office:value="1600" calcext:value-type="float">
            <text:p>1600</text:p>
          </table:table-cell>
          <table:table-cell table:formula="of:=&quot;$&quot;&amp;[.O104]&amp;&quot;: &quot;&amp;[.Q104]&amp;&quot;px;&quot;" office:value-type="string" office:string-value="$r100: 1600px;" calcext:value-type="string">
            <text:p>$r100: 1600px;</text:p>
          </table:table-cell>
          <table:table-cell table:style-name="ce28" table:formula="of:=&quot;$&quot;&amp;[.O104]&amp;&quot;: &quot;&amp;[.P104]&amp;&quot;em;&quot;" office:value-type="string" office:string-value="$r100: 100em;" calcext:value-type="string">
            <text:p>$r100: 100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1</text:p>
          </table:table-cell>
          <table:table-cell table:formula="of:=[.P104]+[.B$5]" office:value-type="float" office:value="101" calcext:value-type="float">
            <text:p>101</text:p>
          </table:table-cell>
          <table:table-cell table:formula="of:=[.P105]*[.$C$2]" office:value-type="float" office:value="1616" calcext:value-type="float">
            <text:p>1616</text:p>
          </table:table-cell>
          <table:table-cell table:formula="of:=&quot;$&quot;&amp;[.O105]&amp;&quot;: &quot;&amp;[.Q105]&amp;&quot;px;&quot;" office:value-type="string" office:string-value="$r101: 1616px;" calcext:value-type="string">
            <text:p>$r101: 1616px;</text:p>
          </table:table-cell>
          <table:table-cell table:style-name="ce28" table:formula="of:=&quot;$&quot;&amp;[.O105]&amp;&quot;: &quot;&amp;[.P105]&amp;&quot;em;&quot;" office:value-type="string" office:string-value="$r101: 101em;" calcext:value-type="string">
            <text:p>$r101: 101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2</text:p>
          </table:table-cell>
          <table:table-cell table:formula="of:=[.P105]+[.B$5]" office:value-type="float" office:value="102" calcext:value-type="float">
            <text:p>102</text:p>
          </table:table-cell>
          <table:table-cell table:formula="of:=[.P106]*[.$C$2]" office:value-type="float" office:value="1632" calcext:value-type="float">
            <text:p>1632</text:p>
          </table:table-cell>
          <table:table-cell table:formula="of:=&quot;$&quot;&amp;[.O106]&amp;&quot;: &quot;&amp;[.Q106]&amp;&quot;px;&quot;" office:value-type="string" office:string-value="$r102: 1632px;" calcext:value-type="string">
            <text:p>$r102: 1632px;</text:p>
          </table:table-cell>
          <table:table-cell table:style-name="ce28" table:formula="of:=&quot;$&quot;&amp;[.O106]&amp;&quot;: &quot;&amp;[.P106]&amp;&quot;em;&quot;" office:value-type="string" office:string-value="$r102: 102em;" calcext:value-type="string">
            <text:p>$r102: 102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3</text:p>
          </table:table-cell>
          <table:table-cell table:formula="of:=[.P106]+[.B$5]" office:value-type="float" office:value="103" calcext:value-type="float">
            <text:p>103</text:p>
          </table:table-cell>
          <table:table-cell table:formula="of:=[.P107]*[.$C$2]" office:value-type="float" office:value="1648" calcext:value-type="float">
            <text:p>1648</text:p>
          </table:table-cell>
          <table:table-cell table:formula="of:=&quot;$&quot;&amp;[.O107]&amp;&quot;: &quot;&amp;[.Q107]&amp;&quot;px;&quot;" office:value-type="string" office:string-value="$r103: 1648px;" calcext:value-type="string">
            <text:p>$r103: 1648px;</text:p>
          </table:table-cell>
          <table:table-cell table:style-name="ce28" table:formula="of:=&quot;$&quot;&amp;[.O107]&amp;&quot;: &quot;&amp;[.P107]&amp;&quot;em;&quot;" office:value-type="string" office:string-value="$r103: 103em;" calcext:value-type="string">
            <text:p>$r103: 103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4</text:p>
          </table:table-cell>
          <table:table-cell table:formula="of:=[.P107]+[.B$5]" office:value-type="float" office:value="104" calcext:value-type="float">
            <text:p>104</text:p>
          </table:table-cell>
          <table:table-cell table:formula="of:=[.P108]*[.$C$2]" office:value-type="float" office:value="1664" calcext:value-type="float">
            <text:p>1664</text:p>
          </table:table-cell>
          <table:table-cell table:formula="of:=&quot;$&quot;&amp;[.O108]&amp;&quot;: &quot;&amp;[.Q108]&amp;&quot;px;&quot;" office:value-type="string" office:string-value="$r104: 1664px;" calcext:value-type="string">
            <text:p>$r104: 1664px;</text:p>
          </table:table-cell>
          <table:table-cell table:style-name="ce28" table:formula="of:=&quot;$&quot;&amp;[.O108]&amp;&quot;: &quot;&amp;[.P108]&amp;&quot;em;&quot;" office:value-type="string" office:string-value="$r104: 104em;" calcext:value-type="string">
            <text:p>$r104: 104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5</text:p>
          </table:table-cell>
          <table:table-cell table:formula="of:=[.P108]+[.B$5]" office:value-type="float" office:value="105" calcext:value-type="float">
            <text:p>105</text:p>
          </table:table-cell>
          <table:table-cell table:formula="of:=[.P109]*[.$C$2]" office:value-type="float" office:value="1680" calcext:value-type="float">
            <text:p>1680</text:p>
          </table:table-cell>
          <table:table-cell table:formula="of:=&quot;$&quot;&amp;[.O109]&amp;&quot;: &quot;&amp;[.Q109]&amp;&quot;px;&quot;" office:value-type="string" office:string-value="$r105: 1680px;" calcext:value-type="string">
            <text:p>$r105: 1680px;</text:p>
          </table:table-cell>
          <table:table-cell table:style-name="ce28" table:formula="of:=&quot;$&quot;&amp;[.O109]&amp;&quot;: &quot;&amp;[.P109]&amp;&quot;em;&quot;" office:value-type="string" office:string-value="$r105: 105em;" calcext:value-type="string">
            <text:p>$r105: 105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6</text:p>
          </table:table-cell>
          <table:table-cell table:formula="of:=[.P109]+[.B$5]" office:value-type="float" office:value="106" calcext:value-type="float">
            <text:p>106</text:p>
          </table:table-cell>
          <table:table-cell table:formula="of:=[.P110]*[.$C$2]" office:value-type="float" office:value="1696" calcext:value-type="float">
            <text:p>1696</text:p>
          </table:table-cell>
          <table:table-cell table:formula="of:=&quot;$&quot;&amp;[.O110]&amp;&quot;: &quot;&amp;[.Q110]&amp;&quot;px;&quot;" office:value-type="string" office:string-value="$r106: 1696px;" calcext:value-type="string">
            <text:p>$r106: 1696px;</text:p>
          </table:table-cell>
          <table:table-cell table:style-name="ce28" table:formula="of:=&quot;$&quot;&amp;[.O110]&amp;&quot;: &quot;&amp;[.P110]&amp;&quot;em;&quot;" office:value-type="string" office:string-value="$r106: 106em;" calcext:value-type="string">
            <text:p>$r106: 106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7</text:p>
          </table:table-cell>
          <table:table-cell table:formula="of:=[.P110]+[.B$5]" office:value-type="float" office:value="107" calcext:value-type="float">
            <text:p>107</text:p>
          </table:table-cell>
          <table:table-cell table:formula="of:=[.P111]*[.$C$2]" office:value-type="float" office:value="1712" calcext:value-type="float">
            <text:p>1712</text:p>
          </table:table-cell>
          <table:table-cell table:formula="of:=&quot;$&quot;&amp;[.O111]&amp;&quot;: &quot;&amp;[.Q111]&amp;&quot;px;&quot;" office:value-type="string" office:string-value="$r107: 1712px;" calcext:value-type="string">
            <text:p>$r107: 1712px;</text:p>
          </table:table-cell>
          <table:table-cell table:style-name="ce28" table:formula="of:=&quot;$&quot;&amp;[.O111]&amp;&quot;: &quot;&amp;[.P111]&amp;&quot;em;&quot;" office:value-type="string" office:string-value="$r107: 107em;" calcext:value-type="string">
            <text:p>$r107: 107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8</text:p>
          </table:table-cell>
          <table:table-cell table:formula="of:=[.P111]+[.B$5]" office:value-type="float" office:value="108" calcext:value-type="float">
            <text:p>108</text:p>
          </table:table-cell>
          <table:table-cell table:formula="of:=[.P112]*[.$C$2]" office:value-type="float" office:value="1728" calcext:value-type="float">
            <text:p>1728</text:p>
          </table:table-cell>
          <table:table-cell table:formula="of:=&quot;$&quot;&amp;[.O112]&amp;&quot;: &quot;&amp;[.Q112]&amp;&quot;px;&quot;" office:value-type="string" office:string-value="$r108: 1728px;" calcext:value-type="string">
            <text:p>$r108: 1728px;</text:p>
          </table:table-cell>
          <table:table-cell table:style-name="ce28" table:formula="of:=&quot;$&quot;&amp;[.O112]&amp;&quot;: &quot;&amp;[.P112]&amp;&quot;em;&quot;" office:value-type="string" office:string-value="$r108: 108em;" calcext:value-type="string">
            <text:p>$r108: 108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09</text:p>
          </table:table-cell>
          <table:table-cell table:formula="of:=[.P112]+[.B$5]" office:value-type="float" office:value="109" calcext:value-type="float">
            <text:p>109</text:p>
          </table:table-cell>
          <table:table-cell table:formula="of:=[.P113]*[.$C$2]" office:value-type="float" office:value="1744" calcext:value-type="float">
            <text:p>1744</text:p>
          </table:table-cell>
          <table:table-cell table:formula="of:=&quot;$&quot;&amp;[.O113]&amp;&quot;: &quot;&amp;[.Q113]&amp;&quot;px;&quot;" office:value-type="string" office:string-value="$r109: 1744px;" calcext:value-type="string">
            <text:p>$r109: 1744px;</text:p>
          </table:table-cell>
          <table:table-cell table:style-name="ce28" table:formula="of:=&quot;$&quot;&amp;[.O113]&amp;&quot;: &quot;&amp;[.P113]&amp;&quot;em;&quot;" office:value-type="string" office:string-value="$r109: 109em;" calcext:value-type="string">
            <text:p>$r109: 109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0</text:p>
          </table:table-cell>
          <table:table-cell table:formula="of:=[.P113]+[.B$5]" office:value-type="float" office:value="110" calcext:value-type="float">
            <text:p>110</text:p>
          </table:table-cell>
          <table:table-cell table:formula="of:=[.P114]*[.$C$2]" office:value-type="float" office:value="1760" calcext:value-type="float">
            <text:p>1760</text:p>
          </table:table-cell>
          <table:table-cell table:formula="of:=&quot;$&quot;&amp;[.O114]&amp;&quot;: &quot;&amp;[.Q114]&amp;&quot;px;&quot;" office:value-type="string" office:string-value="$r110: 1760px;" calcext:value-type="string">
            <text:p>$r110: 1760px;</text:p>
          </table:table-cell>
          <table:table-cell table:style-name="ce28" table:formula="of:=&quot;$&quot;&amp;[.O114]&amp;&quot;: &quot;&amp;[.P114]&amp;&quot;em;&quot;" office:value-type="string" office:string-value="$r110: 110em;" calcext:value-type="string">
            <text:p>$r110: 110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1</text:p>
          </table:table-cell>
          <table:table-cell table:formula="of:=[.P114]+[.B$5]" office:value-type="float" office:value="111" calcext:value-type="float">
            <text:p>111</text:p>
          </table:table-cell>
          <table:table-cell table:formula="of:=[.P115]*[.$C$2]" office:value-type="float" office:value="1776" calcext:value-type="float">
            <text:p>1776</text:p>
          </table:table-cell>
          <table:table-cell table:formula="of:=&quot;$&quot;&amp;[.O115]&amp;&quot;: &quot;&amp;[.Q115]&amp;&quot;px;&quot;" office:value-type="string" office:string-value="$r111: 1776px;" calcext:value-type="string">
            <text:p>$r111: 1776px;</text:p>
          </table:table-cell>
          <table:table-cell table:style-name="ce28" table:formula="of:=&quot;$&quot;&amp;[.O115]&amp;&quot;: &quot;&amp;[.P115]&amp;&quot;em;&quot;" office:value-type="string" office:string-value="$r111: 111em;" calcext:value-type="string">
            <text:p>$r111: 111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2</text:p>
          </table:table-cell>
          <table:table-cell table:formula="of:=[.P115]+[.B$5]" office:value-type="float" office:value="112" calcext:value-type="float">
            <text:p>112</text:p>
          </table:table-cell>
          <table:table-cell table:formula="of:=[.P116]*[.$C$2]" office:value-type="float" office:value="1792" calcext:value-type="float">
            <text:p>1792</text:p>
          </table:table-cell>
          <table:table-cell table:formula="of:=&quot;$&quot;&amp;[.O116]&amp;&quot;: &quot;&amp;[.Q116]&amp;&quot;px;&quot;" office:value-type="string" office:string-value="$r112: 1792px;" calcext:value-type="string">
            <text:p>$r112: 1792px;</text:p>
          </table:table-cell>
          <table:table-cell table:style-name="ce28" table:formula="of:=&quot;$&quot;&amp;[.O116]&amp;&quot;: &quot;&amp;[.P116]&amp;&quot;em;&quot;" office:value-type="string" office:string-value="$r112: 112em;" calcext:value-type="string">
            <text:p>$r112: 112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3</text:p>
          </table:table-cell>
          <table:table-cell table:formula="of:=[.P116]+[.B$5]" office:value-type="float" office:value="113" calcext:value-type="float">
            <text:p>113</text:p>
          </table:table-cell>
          <table:table-cell table:formula="of:=[.P117]*[.$C$2]" office:value-type="float" office:value="1808" calcext:value-type="float">
            <text:p>1808</text:p>
          </table:table-cell>
          <table:table-cell table:formula="of:=&quot;$&quot;&amp;[.O117]&amp;&quot;: &quot;&amp;[.Q117]&amp;&quot;px;&quot;" office:value-type="string" office:string-value="$r113: 1808px;" calcext:value-type="string">
            <text:p>$r113: 1808px;</text:p>
          </table:table-cell>
          <table:table-cell table:style-name="ce28" table:formula="of:=&quot;$&quot;&amp;[.O117]&amp;&quot;: &quot;&amp;[.P117]&amp;&quot;em;&quot;" office:value-type="string" office:string-value="$r113: 113em;" calcext:value-type="string">
            <text:p>$r113: 113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4</text:p>
          </table:table-cell>
          <table:table-cell table:formula="of:=[.P117]+[.B$5]" office:value-type="float" office:value="114" calcext:value-type="float">
            <text:p>114</text:p>
          </table:table-cell>
          <table:table-cell table:formula="of:=[.P118]*[.$C$2]" office:value-type="float" office:value="1824" calcext:value-type="float">
            <text:p>1824</text:p>
          </table:table-cell>
          <table:table-cell table:formula="of:=&quot;$&quot;&amp;[.O118]&amp;&quot;: &quot;&amp;[.Q118]&amp;&quot;px;&quot;" office:value-type="string" office:string-value="$r114: 1824px;" calcext:value-type="string">
            <text:p>$r114: 1824px;</text:p>
          </table:table-cell>
          <table:table-cell table:style-name="ce28" table:formula="of:=&quot;$&quot;&amp;[.O118]&amp;&quot;: &quot;&amp;[.P118]&amp;&quot;em;&quot;" office:value-type="string" office:string-value="$r114: 114em;" calcext:value-type="string">
            <text:p>$r114: 114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5</text:p>
          </table:table-cell>
          <table:table-cell table:formula="of:=[.P118]+[.B$5]" office:value-type="float" office:value="115" calcext:value-type="float">
            <text:p>115</text:p>
          </table:table-cell>
          <table:table-cell table:formula="of:=[.P119]*[.$C$2]" office:value-type="float" office:value="1840" calcext:value-type="float">
            <text:p>1840</text:p>
          </table:table-cell>
          <table:table-cell table:formula="of:=&quot;$&quot;&amp;[.O119]&amp;&quot;: &quot;&amp;[.Q119]&amp;&quot;px;&quot;" office:value-type="string" office:string-value="$r115: 1840px;" calcext:value-type="string">
            <text:p>$r115: 1840px;</text:p>
          </table:table-cell>
          <table:table-cell table:style-name="ce28" table:formula="of:=&quot;$&quot;&amp;[.O119]&amp;&quot;: &quot;&amp;[.P119]&amp;&quot;em;&quot;" office:value-type="string" office:string-value="$r115: 115em;" calcext:value-type="string">
            <text:p>$r115: 115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6</text:p>
          </table:table-cell>
          <table:table-cell table:formula="of:=[.P119]+[.B$5]" office:value-type="float" office:value="116" calcext:value-type="float">
            <text:p>116</text:p>
          </table:table-cell>
          <table:table-cell table:formula="of:=[.P120]*[.$C$2]" office:value-type="float" office:value="1856" calcext:value-type="float">
            <text:p>1856</text:p>
          </table:table-cell>
          <table:table-cell table:formula="of:=&quot;$&quot;&amp;[.O120]&amp;&quot;: &quot;&amp;[.Q120]&amp;&quot;px;&quot;" office:value-type="string" office:string-value="$r116: 1856px;" calcext:value-type="string">
            <text:p>$r116: 1856px;</text:p>
          </table:table-cell>
          <table:table-cell table:style-name="ce28" table:formula="of:=&quot;$&quot;&amp;[.O120]&amp;&quot;: &quot;&amp;[.P120]&amp;&quot;em;&quot;" office:value-type="string" office:string-value="$r116: 116em;" calcext:value-type="string">
            <text:p>$r116: 116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7</text:p>
          </table:table-cell>
          <table:table-cell table:formula="of:=[.P120]+[.B$5]" office:value-type="float" office:value="117" calcext:value-type="float">
            <text:p>117</text:p>
          </table:table-cell>
          <table:table-cell table:formula="of:=[.P121]*[.$C$2]" office:value-type="float" office:value="1872" calcext:value-type="float">
            <text:p>1872</text:p>
          </table:table-cell>
          <table:table-cell table:formula="of:=&quot;$&quot;&amp;[.O121]&amp;&quot;: &quot;&amp;[.Q121]&amp;&quot;px;&quot;" office:value-type="string" office:string-value="$r117: 1872px;" calcext:value-type="string">
            <text:p>$r117: 1872px;</text:p>
          </table:table-cell>
          <table:table-cell table:style-name="ce28" table:formula="of:=&quot;$&quot;&amp;[.O121]&amp;&quot;: &quot;&amp;[.P121]&amp;&quot;em;&quot;" office:value-type="string" office:string-value="$r117: 117em;" calcext:value-type="string">
            <text:p>$r117: 117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8</text:p>
          </table:table-cell>
          <table:table-cell table:formula="of:=[.P121]+[.B$5]" office:value-type="float" office:value="118" calcext:value-type="float">
            <text:p>118</text:p>
          </table:table-cell>
          <table:table-cell table:formula="of:=[.P122]*[.$C$2]" office:value-type="float" office:value="1888" calcext:value-type="float">
            <text:p>1888</text:p>
          </table:table-cell>
          <table:table-cell table:formula="of:=&quot;$&quot;&amp;[.O122]&amp;&quot;: &quot;&amp;[.Q122]&amp;&quot;px;&quot;" office:value-type="string" office:string-value="$r118: 1888px;" calcext:value-type="string">
            <text:p>$r118: 1888px;</text:p>
          </table:table-cell>
          <table:table-cell table:style-name="ce28" table:formula="of:=&quot;$&quot;&amp;[.O122]&amp;&quot;: &quot;&amp;[.P122]&amp;&quot;em;&quot;" office:value-type="string" office:string-value="$r118: 118em;" calcext:value-type="string">
            <text:p>$r118: 118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19</text:p>
          </table:table-cell>
          <table:table-cell table:formula="of:=[.P122]+[.B$5]" office:value-type="float" office:value="119" calcext:value-type="float">
            <text:p>119</text:p>
          </table:table-cell>
          <table:table-cell table:formula="of:=[.P123]*[.$C$2]" office:value-type="float" office:value="1904" calcext:value-type="float">
            <text:p>1904</text:p>
          </table:table-cell>
          <table:table-cell table:formula="of:=&quot;$&quot;&amp;[.O123]&amp;&quot;: &quot;&amp;[.Q123]&amp;&quot;px;&quot;" office:value-type="string" office:string-value="$r119: 1904px;" calcext:value-type="string">
            <text:p>$r119: 1904px;</text:p>
          </table:table-cell>
          <table:table-cell table:style-name="ce28" table:formula="of:=&quot;$&quot;&amp;[.O123]&amp;&quot;: &quot;&amp;[.P123]&amp;&quot;em;&quot;" office:value-type="string" office:string-value="$r119: 119em;" calcext:value-type="string">
            <text:p>$r119: 119em;</text:p>
          </table:table-cell>
          <table:table-cell table:number-columns-repeated="233"/>
        </table:table-row>
        <table:table-row table:style-name="ro2">
          <table:table-cell table:number-columns-repeated="14"/>
          <table:table-cell table:style-name="ce9" office:value-type="string" calcext:value-type="string">
            <text:p>r120</text:p>
          </table:table-cell>
          <table:table-cell table:formula="of:=[.P123]+[.B$5]" office:value-type="float" office:value="120" calcext:value-type="float">
            <text:p>120</text:p>
          </table:table-cell>
          <table:table-cell table:formula="of:=[.P124]*[.$C$2]" office:value-type="float" office:value="1920" calcext:value-type="float">
            <text:p>1920</text:p>
          </table:table-cell>
          <table:table-cell table:formula="of:=&quot;$&quot;&amp;[.O124]&amp;&quot;: &quot;&amp;[.Q124]&amp;&quot;px;&quot;" office:value-type="string" office:string-value="$r120: 1920px;" calcext:value-type="string">
            <text:p>$r120: 1920px;</text:p>
          </table:table-cell>
          <table:table-cell table:style-name="ce28" table:formula="of:=&quot;$&quot;&amp;[.O124]&amp;&quot;: &quot;&amp;[.P124]&amp;&quot;em;&quot;" office:value-type="string" office:string-value="$r120: 120em;" calcext:value-type="string">
            <text:p>$r120: 120em;</text:p>
          </table:table-cell>
          <table:table-cell table:number-columns-repeated="233"/>
        </table:table-row>
        <table:table-row table:style-name="ro2" table:number-rows-repeated="65392">
          <table:table-cell table:number-columns-repeated="252"/>
        </table:table-row>
        <table:table-row table:style-name="ro4" table:number-rows-repeated="19">
          <table:table-cell table:style-name="ce5" table:number-columns-repeated="8"/>
          <table:table-cell table:style-name="ce14"/>
          <table:table-cell table:style-name="ce5" table:number-columns-repeated="3"/>
          <table:table-cell table:style-name="ce14"/>
          <table:table-cell/>
          <table:table-cell table:style-name="ce5" table:number-columns-repeated="3"/>
          <table:table-cell table:style-name="ce14" table:number-columns-repeated="2"/>
          <table:table-cell table:number-columns-repeated="2"/>
          <table:table-cell table:style-name="ce5" table:number-columns-repeated="231"/>
        </table:table-row>
        <table:table-row table:style-name="ro4">
          <table:table-cell table:style-name="ce5" table:number-columns-repeated="8"/>
          <table:table-cell table:style-name="ce14"/>
          <table:table-cell table:style-name="ce5" table:number-columns-repeated="3"/>
          <table:table-cell table:style-name="ce14"/>
          <table:table-cell/>
          <table:table-cell table:style-name="ce5" table:number-columns-repeated="3"/>
          <table:table-cell table:style-name="ce14" table:number-columns-repeated="2"/>
          <table:table-cell table:number-columns-repeated="2"/>
          <table:table-cell table:style-name="ce5" table:number-columns-repeated="231"/>
        </table:table-row>
        <table:named-expressions>
          <table:named-expression table:name="Print_Area" table:base-cell-address="$Feuille1.$A$1" table:expression="#REF!"/>
          <table:named-expression table:name="Sheet_Title" table:base-cell-address="$Feuille1.$A$1" table:expression="&quot;Feuille1&quot;"/>
        </table:named-expressions>
      </table:table>
      <table:table table:name="Feuille2" table:style-name="ta-1" table:print="true">
        <office:forms form:automatic-focus="false" form:apply-design-mode="false">
          <form:form/>
        </office:forms>
        <table:table-column table:default-cell-style-name="ACE-29" table:style-name="ACOL-0" table:number-columns-repeated="2"/>
        <table:table-column table:default-cell-style-name="ACE-29" table:style-name="ACOL-0" table:number-columns-repeated="3"/>
        <table:table-column table:default-cell-style-name="ACE-29" table:style-name="ACOL-0" table:number-columns-repeated="3"/>
        <table:table-column table:default-cell-style-name="ACE-29" table:style-name="ACOL-0" table:number-columns-repeated="6"/>
        <table:table-column table:default-cell-style-name="ACE-29" table:style-name="ACOL-12"/>
        <table:table-column table:default-cell-style-name="ACE-29" table:style-name="ACOL-0"/>
        <table:table-column table:default-cell-style-name="ACE-29" table:style-name="ACOL-0"/>
        <table:table-column table:default-cell-style-name="ACE-29" table:style-name="ACOL-12"/>
        <table:table-column table:default-cell-style-name="ACE-29" table:style-name="ACOL-0" table:number-columns-repeated="238"/>
        <table:table-row table:style-name="AROW-3" table:number-rows-repeated="3">
          <table:table-cell table:number-columns-repeated="256"/>
        </table:table-row>
        <table:table-row table:style-name="AROW-3">
          <table:table-cell table:number-columns-repeated="13" table:style-name="ACE-29"/>
          <table:table-cell table:style-name="ACE-29" table:formula="of:=19-2.625" office:value-type="float" office:value="16.375">
            <text:p>16.375</text:p>
          </table:table-cell>
          <table:table-cell table:number-columns-repeated="242" table:style-name="ACE-29"/>
        </table:table-row>
        <table:table-row table:style-name="AROW-3">
          <table:table-cell table:number-columns-repeated="16" table:style-name="ACE-29"/>
          <table:table-cell table:style-name="ACE-29" table:formula="of:=1.375*16" office:value-type="float" office:value="22">
            <text:p>22</text:p>
          </table:table-cell>
          <table:table-cell table:style-name="ACE-29" table:formula="of:=22/600*100" office:value-type="float" office:value="3.6666666666666665">
            <text:p>3.66666666666667</text:p>
          </table:table-cell>
          <table:table-cell table:number-columns-repeated="238" table:style-name="ACE-29"/>
        </table:table-row>
        <table:table-row table:style-name="AROW-3">
          <table:table-cell table:number-columns-repeated="2" table:style-name="ACE-29"/>
          <table:table-cell table:style-name="ACE-29" office:value-type="float" office:value="170">
            <text:p>170</text:p>
          </table:table-cell>
          <table:table-cell table:style-name="ACE-29" office:value-type="float" office:value="16">
            <text:p>16</text:p>
          </table:table-cell>
          <table:table-cell table:style-name="ACE-29" table:formula="of:=[.C6]/[.D6]" office:value-type="float" office:value="10.625">
            <text:p>10.625</text:p>
          </table:table-cell>
          <table:table-cell table:number-columns-repeated="7" table:style-name="ACE-29"/>
          <table:table-cell table:style-name="ACE-29" office:value-type="float" office:value="1">
            <text:p>1</text:p>
          </table:table-cell>
          <table:table-cell table:style-name="ACE-29" office:value-type="float" office:value="16">
            <text:p>16</text:p>
          </table:table-cell>
          <table:table-cell table:style-name="ACE-29" table:formula="of:=[.M6]/[.N6]" office:value-type="float" office:value="0.0625">
            <text:p>0.0625</text:p>
          </table:table-cell>
          <table:table-cell table:number-columns-repeated="241" table:style-name="ACE-29"/>
        </table:table-row>
        <table:table-row table:style-name="AROW-3">
          <table:table-cell table:number-columns-repeated="12" table:style-name="ACE-29"/>
          <table:table-cell table:style-name="ACE-29" office:value-type="float" office:value="198">
            <text:p>198</text:p>
          </table:table-cell>
          <table:table-cell table:style-name="ACE-29" office:value-type="float" office:value="16">
            <text:p>16</text:p>
          </table:table-cell>
          <table:table-cell table:style-name="ACE-29" table:formula="of:=[.M7]/[.N7]" office:value-type="float" office:value="12.375">
            <text:p>12.375</text:p>
          </table:table-cell>
          <table:table-cell table:number-columns-repeated="241" table:style-name="ACE-29"/>
        </table:table-row>
        <table:table-row table:style-name="AROW-3">
          <table:table-cell table:number-columns-repeated="2" table:style-name="ACE-29"/>
          <table:table-cell table:style-name="ACE-29" table:formula="of:=1.25/2" office:value-type="float" office:value="0.625">
            <text:p>0.625</text:p>
          </table:table-cell>
          <table:table-cell table:number-columns-repeated="9" table:style-name="ACE-29"/>
          <table:table-cell table:style-name="ACE-29" office:value-type="float" office:value="1000">
            <text:p>1000</text:p>
          </table:table-cell>
          <table:table-cell table:style-name="ACE-29" office:value-type="float" office:value="16">
            <text:p>16</text:p>
          </table:table-cell>
          <table:table-cell table:style-name="ACE-29" table:formula="of:=[.M8]/[.N8]" office:value-type="float" office:value="62.5">
            <text:p>62.5</text:p>
          </table:table-cell>
          <table:table-cell table:number-columns-repeated="241" table:style-name="ACE-29"/>
        </table:table-row>
        <table:table-row table:style-name="AROW-3">
          <table:table-cell table:number-columns-repeated="12" table:style-name="ACE-29"/>
          <table:table-cell table:style-name="ACE-29" office:value-type="float" office:value="2560">
            <text:p>2560</text:p>
          </table:table-cell>
          <table:table-cell table:style-name="ACE-29" office:value-type="float" office:value="16">
            <text:p>16</text:p>
          </table:table-cell>
          <table:table-cell table:style-name="ACE-29" table:formula="of:=[.M9]/[.N9]" office:value-type="float" office:value="160">
            <text:p>160</text:p>
          </table:table-cell>
          <table:table-cell table:number-columns-repeated="241" table:style-name="ACE-29"/>
        </table:table-row>
        <table:table-row table:style-name="AROW-3">
          <table:table-cell table:number-columns-repeated="8" table:style-name="ACE-29"/>
          <table:table-cell table:style-name="ACE-29" office:value-type="float" office:value="10">
            <text:p>10</text:p>
          </table:table-cell>
          <table:table-cell table:style-name="ACE-29" office:value-type="float" office:value="16">
            <text:p>16</text:p>
          </table:table-cell>
          <table:table-cell table:style-name="ACE-29" table:formula="of:=[.I10]/[.J10]" office:value-type="float" office:value="0.625">
            <text:p>0.625</text:p>
          </table:table-cell>
          <table:table-cell table:number-columns-repeated="245" table:style-name="ACE-29"/>
        </table:table-row>
        <table:table-row table:style-name="AROW-3">
          <table:table-cell table:number-columns-repeated="12" table:style-name="ACE-29"/>
          <table:table-cell table:style-name="ACE-29" office:value-type="string">
            <text:p>px</text:p>
          </table:table-cell>
          <table:table-cell table:style-name="ACE-29" office:value-type="string">
            <text:p>em</text:p>
          </table:table-cell>
          <table:table-cell table:style-name="ACE-29" office:value-type="string">
            <text:p>cm</text:p>
          </table:table-cell>
          <table:table-cell table:number-columns-repeated="241" table:style-name="ACE-29"/>
        </table:table-row>
        <table:table-row table:style-name="AROW-3">
          <table:table-cell table:number-columns-repeated="12" table:style-name="ACE-29"/>
          <table:table-cell table:style-name="ACE-29" office:value-type="float" office:value="960">
            <text:p>960</text:p>
          </table:table-cell>
          <table:table-cell table:style-name="ACE-29" office:value-type="float" office:value="14">
            <text:p>14</text:p>
          </table:table-cell>
          <table:table-cell table:style-name="ACE-29" office:value-type="float" office:value="3">
            <text:p>3</text:p>
          </table:table-cell>
          <table:table-cell table:number-columns-repeated="241" table:style-name="ACE-29"/>
        </table:table-row>
        <table:table-row table:style-name="AROW-3">
          <table:table-cell table:number-columns-repeated="2" table:style-name="ACE-29"/>
          <table:table-cell table:style-name="ACE-29" table:formula="of:=100/16" office:value-type="float" office:value="6.25">
            <text:p>6.25</text:p>
          </table:table-cell>
          <table:table-cell table:style-name="ACE-29" office:value-type="float" office:value="4">
            <text:p>4</text:p>
          </table:table-cell>
          <table:table-cell table:style-name="ACE-29" table:formula="of:=[.D13]/16" office:value-type="float" office:value="0.25">
            <text:p>0.25</text:p>
          </table:table-cell>
          <table:table-cell table:number-columns-repeated="7" table:style-name="ACE-29"/>
          <table:table-cell table:style-name="ACE-29" office:value-type="float" office:value="60">
            <text:p>60</text:p>
          </table:table-cell>
          <table:table-cell table:style-name="ACE-29" table:formula="of:=[.M13]/[.M12]*[.N12]" office:value-type="float" office:value="0.875">
            <text:p>0.875</text:p>
          </table:table-cell>
          <table:table-cell table:style-name="ACE-29" table:formula="of:=[.M13]/[.M12]*[.O12]" office:value-type="float" office:value="0.1875">
            <text:p>0.1875</text:p>
          </table:table-cell>
          <table:table-cell table:number-columns-repeated="241" table:style-name="ACE-29"/>
        </table:table-row>
        <table:table-row table:style-name="AROW-3">
          <table:table-cell table:number-columns-repeated="4" table:style-name="ACE-29"/>
          <table:table-cell table:style-name="ACE-29" table:formula="of:=[.C13]-[.E13]" office:value-type="float" office:value="6">
            <text:p>6</text:p>
          </table:table-cell>
          <table:table-cell table:number-columns-repeated="251" table:style-name="ACE-29"/>
        </table:table-row>
        <table:table-row table:style-name="AROW-3">
          <table:table-cell table:number-columns-repeated="256"/>
        </table:table-row>
        <table:table-row table:style-name="AROW-3">
          <table:table-cell table:number-columns-repeated="9" table:style-name="ACE-29"/>
          <table:table-cell table:style-name="ACE-29" table:formula="of:=486+125" office:value-type="float" office:value="611">
            <text:p>611</text:p>
          </table:table-cell>
          <table:table-cell table:number-columns-repeated="4" table:style-name="ACE-29"/>
          <table:table-cell table:style-name="ACE-29" table:formula="of:=3.75/27*15" office:value-type="float" office:value="2.0833333333333335">
            <text:p>2.08333333333333</text:p>
          </table:table-cell>
          <table:table-cell table:number-columns-repeated="241" table:style-name="ACE-29"/>
        </table:table-row>
        <table:table-row table:style-name="AROW-3">
          <table:table-cell table:number-columns-repeated="256"/>
        </table:table-row>
        <table:table-row table:style-name="AROW-3">
          <table:table-cell table:number-columns-repeated="2" table:style-name="ACE-29"/>
          <table:table-cell table:style-name="ACE-29" table:formula="of:=1.5625/2" office:value-type="float" office:value="0.78125">
            <text:p>0.78125</text:p>
          </table:table-cell>
          <table:table-cell table:number-columns-repeated="253" table:style-name="ACE-29"/>
        </table:table-row>
        <table:table-row table:style-name="AROW-3">
          <table:table-cell table:number-columns-repeated="2" table:style-name="ACE-29"/>
          <table:table-cell table:style-name="ACE-29" table:formula="of:=1.5625/2" office:value-type="float" office:value="0.78125">
            <text:p>0.78125</text:p>
          </table:table-cell>
          <table:table-cell table:number-columns-repeated="253" table:style-name="ACE-29"/>
        </table:table-row>
        <table:table-row table:style-name="AROW-3" table:number-rows-repeated="3">
          <table:table-cell table:number-columns-repeated="256"/>
        </table:table-row>
        <table:table-row table:style-name="AROW-3">
          <table:table-cell table:number-columns-repeated="14" table:style-name="ACE-29"/>
          <table:table-cell table:style-name="ACE-29" table:formula="of:=12/16*21" office:value-type="float" office:value="15.75">
            <text:p>15.75</text:p>
          </table:table-cell>
          <table:table-cell table:number-columns-repeated="241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1">
            <text:p>11</text:p>
          </table:table-cell>
          <table:table-cell table:style-name="ACE-29" office:value-type="float" office:value="16">
            <text:p>16</text:p>
          </table:table-cell>
          <table:table-cell table:style-name="ACE-29" table:formula="of:=[.J24]/[.K24]" office:value-type="float" office:value="0.6875">
            <text:p>0.687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2">
            <text:p>12</text:p>
          </table:table-cell>
          <table:table-cell table:style-name="ACE-29" office:value-type="float" office:value="16">
            <text:p>16</text:p>
          </table:table-cell>
          <table:table-cell table:style-name="ACE-29" table:formula="of:=[.J25]/[.K25]" office:value-type="float" office:value="0.75">
            <text:p>0.7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3">
            <text:p>13</text:p>
          </table:table-cell>
          <table:table-cell table:style-name="ACE-29" office:value-type="float" office:value="16">
            <text:p>16</text:p>
          </table:table-cell>
          <table:table-cell table:style-name="ACE-29" table:formula="of:=[.J26]/[.K26]" office:value-type="float" office:value="0.8125">
            <text:p>0.812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4">
            <text:p>14</text:p>
          </table:table-cell>
          <table:table-cell table:style-name="ACE-29" office:value-type="float" office:value="16">
            <text:p>16</text:p>
          </table:table-cell>
          <table:table-cell table:style-name="ACE-29" table:formula="of:=[.J27]/[.K27]" office:value-type="float" office:value="0.875">
            <text:p>0.87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5">
            <text:p>15</text:p>
          </table:table-cell>
          <table:table-cell table:style-name="ACE-29" office:value-type="float" office:value="16">
            <text:p>16</text:p>
          </table:table-cell>
          <table:table-cell table:style-name="ACE-29" table:formula="of:=[.J28]/[.K28]" office:value-type="float" office:value="0.9375">
            <text:p>0.937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6">
            <text:p>16</text:p>
          </table:table-cell>
          <table:table-cell table:style-name="ACE-29" office:value-type="float" office:value="16">
            <text:p>16</text:p>
          </table:table-cell>
          <table:table-cell table:style-name="ACE-29" table:formula="of:=[.J29]/[.K29]" office:value-type="float" office:value="1">
            <text:p>1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7">
            <text:p>17</text:p>
          </table:table-cell>
          <table:table-cell table:style-name="ACE-29" office:value-type="float" office:value="16">
            <text:p>16</text:p>
          </table:table-cell>
          <table:table-cell table:style-name="ACE-29" table:formula="of:=[.J30]/[.K30]" office:value-type="float" office:value="1.0625">
            <text:p>1.062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8">
            <text:p>18</text:p>
          </table:table-cell>
          <table:table-cell table:style-name="ACE-29" office:value-type="float" office:value="16">
            <text:p>16</text:p>
          </table:table-cell>
          <table:table-cell table:style-name="ACE-29" table:formula="of:=[.J31]/[.K31]" office:value-type="float" office:value="1.125">
            <text:p>1.12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19">
            <text:p>19</text:p>
          </table:table-cell>
          <table:table-cell table:style-name="ACE-29" office:value-type="float" office:value="16">
            <text:p>16</text:p>
          </table:table-cell>
          <table:table-cell table:style-name="ACE-29" table:formula="of:=[.J32]/[.K32]" office:value-type="float" office:value="1.1875">
            <text:p>1.187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20">
            <text:p>20</text:p>
          </table:table-cell>
          <table:table-cell table:style-name="ACE-29" office:value-type="float" office:value="16">
            <text:p>16</text:p>
          </table:table-cell>
          <table:table-cell table:style-name="ACE-29" table:formula="of:=[.J33]/[.K33]" office:value-type="float" office:value="1.25">
            <text:p>1.2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21">
            <text:p>21</text:p>
          </table:table-cell>
          <table:table-cell table:style-name="ACE-29" office:value-type="float" office:value="16">
            <text:p>16</text:p>
          </table:table-cell>
          <table:table-cell table:style-name="ACE-29" table:formula="of:=[.J34]/[.K34]" office:value-type="float" office:value="1.3125">
            <text:p>1.312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22">
            <text:p>22</text:p>
          </table:table-cell>
          <table:table-cell table:style-name="ACE-29" office:value-type="float" office:value="16">
            <text:p>16</text:p>
          </table:table-cell>
          <table:table-cell table:style-name="ACE-29" table:formula="of:=[.J35]/[.K35]" office:value-type="float" office:value="1.375">
            <text:p>1.37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23">
            <text:p>23</text:p>
          </table:table-cell>
          <table:table-cell table:style-name="ACE-29" office:value-type="float" office:value="16">
            <text:p>16</text:p>
          </table:table-cell>
          <table:table-cell table:style-name="ACE-29" table:formula="of:=[.J36]/[.K36]" office:value-type="float" office:value="1.4375">
            <text:p>1.437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24">
            <text:p>24</text:p>
          </table:table-cell>
          <table:table-cell table:style-name="ACE-29" office:value-type="float" office:value="16">
            <text:p>16</text:p>
          </table:table-cell>
          <table:table-cell table:style-name="ACE-29" table:formula="of:=[.J37]/[.K37]" office:value-type="float" office:value="1.5">
            <text:p>1.5</text:p>
          </table:table-cell>
          <table:table-cell table:number-columns-repeated="244" table:style-name="ACE-29"/>
        </table:table-row>
        <table:table-row table:style-name="AROW-3">
          <table:table-cell table:number-columns-repeated="9" table:style-name="ACE-29"/>
          <table:table-cell table:style-name="ACE-29" office:value-type="float" office:value="25">
            <text:p>25</text:p>
          </table:table-cell>
          <table:table-cell table:style-name="ACE-29" office:value-type="float" office:value="16">
            <text:p>16</text:p>
          </table:table-cell>
          <table:table-cell table:style-name="ACE-29" table:formula="of:=[.J38]/[.K38]" office:value-type="float" office:value="1.5625">
            <text:p>1.5625</text:p>
          </table:table-cell>
          <table:table-cell table:number-columns-repeated="244" table:style-name="ACE-29"/>
        </table:table-row>
        <table:table-row table:style-name="AROW-3" table:number-rows-repeated="65498">
          <table:table-cell table:number-columns-repeated="256"/>
        </table:table-row>
        <table:named-expressions>
          <table:named-expression table:name="Print_Area" table:expression="of:=#REF!" table:base-cell-address="$'Feuille2'.$A$1"/>
          <table:named-expression table:name="Sheet_Title" table:expression="of:=&quot;Feuille2&quot;" table:base-cell-address="$'Feuille2'.$A$1"/>
        </table:named-expressions>
      </table:table>
      <table:table table:name="Feuille3" table:style-name="ta-2" table:print="true">
        <office:forms form:automatic-focus="false" form:apply-design-mode="false">
          <form:form/>
        </office:forms>
        <table:table-column table:default-cell-style-name="ACE-30" table:style-name="ACOL-0" table:number-columns-repeated="256"/>
        <table:table-row table:style-name="AROW-3" table:number-rows-repeated="65536">
          <table:table-cell table:number-columns-repeated="256"/>
        </table:table-row>
        <table:named-expressions>
          <table:named-expression table:name="Print_Area" table:expression="of:=#REF!" table:base-cell-address="$'Feuille3'.$A$1"/>
          <table:named-expression table:name="Sheet_Title" table:expression="of:=&quot;Feuille3&quot;" table:base-cell-address="$'Feuille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fr" fo:country="FR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1:09:42.022254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Feuille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euille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Feuille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6T11:12:11.815897826</dc:date>
    <meta:creation-date>2012-06-20T13:50:08Z</meta:creation-date>
    <meta:generator>LibreOffice/5.0.6.3$Linux_X86_64 LibreOffice_project/00m0$Build-3</meta:generator>
    <dc:creator>hop </dc:creator>
    <meta:editing-duration>PT14M8S</meta:editing-duration>
    <meta:editing-cycles>4</meta:editing-cycles>
    <meta:document-statistic meta:table-count="3" meta:cell-count="1767" meta:object-count="0"/>
  </office:meta>
</office:document-meta>
</file>